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0.184902" calcext:value-type="float">
            <text:p>0.184902</text:p>
          </table:table-cell>
          <table:table-cell office:value-type="float" office:value="-0.02566321" calcext:value-type="float">
            <text:p>-0.025663</text:p>
          </table:table-cell>
        </table:table-row>
        <table:table-row table:style-name="ro1">
          <table:table-cell office:value-type="float" office:value="0.03344557" calcext:value-type="float">
            <text:p>0.033446</text:p>
          </table:table-cell>
          <table:table-cell office:value-type="float" office:value="0.1848778" calcext:value-type="float">
            <text:p>0.184878</text:p>
          </table:table-cell>
          <table:table-cell office:value-type="float" office:value="-0.02563369" calcext:value-type="float">
            <text:p>-0.025634</text:p>
          </table:table-cell>
        </table:table-row>
        <table:table-row table:style-name="ro1">
          <table:table-cell office:value-type="float" office:value="0.06689113" calcext:value-type="float">
            <text:p>0.066891</text:p>
          </table:table-cell>
          <table:table-cell office:value-type="float" office:value="0.1848682" calcext:value-type="float">
            <text:p>0.184868</text:p>
          </table:table-cell>
          <table:table-cell office:value-type="float" office:value="-0.02573486" calcext:value-type="float">
            <text:p>-0.025735</text:p>
          </table:table-cell>
        </table:table-row>
        <table:table-row table:style-name="ro1">
          <table:table-cell office:value-type="float" office:value="0.1003367" calcext:value-type="float">
            <text:p>0.100337</text:p>
          </table:table-cell>
          <table:table-cell office:value-type="float" office:value="0.1848258" calcext:value-type="float">
            <text:p>0.184826</text:p>
          </table:table-cell>
          <table:table-cell office:value-type="float" office:value="-0.02545432" calcext:value-type="float">
            <text:p>-0.025454</text:p>
          </table:table-cell>
        </table:table-row>
        <table:table-row table:style-name="ro1">
          <table:table-cell office:value-type="float" office:value="0.1337823" calcext:value-type="float">
            <text:p>0.133782</text:p>
          </table:table-cell>
          <table:table-cell office:value-type="float" office:value="0.1847294" calcext:value-type="float">
            <text:p>0.184729</text:p>
          </table:table-cell>
          <table:table-cell office:value-type="float" office:value="-0.02520879" calcext:value-type="float">
            <text:p>-0.025209</text:p>
          </table:table-cell>
        </table:table-row>
        <table:table-row table:style-name="ro1">
          <table:table-cell office:value-type="float" office:value="0.1672278" calcext:value-type="float">
            <text:p>0.167228</text:p>
          </table:table-cell>
          <table:table-cell office:value-type="float" office:value="0.1848914" calcext:value-type="float">
            <text:p>0.184891</text:p>
          </table:table-cell>
          <table:table-cell office:value-type="float" office:value="-0.02504592" calcext:value-type="float">
            <text:p>-0.025046</text:p>
          </table:table-cell>
        </table:table-row>
        <table:table-row table:style-name="ro1">
          <table:table-cell office:value-type="float" office:value="0.2006734" calcext:value-type="float">
            <text:p>0.200673</text:p>
          </table:table-cell>
          <table:table-cell office:value-type="float" office:value="0.1847308" calcext:value-type="float">
            <text:p>0.184731</text:p>
          </table:table-cell>
          <table:table-cell office:value-type="float" office:value="-0.02492395" calcext:value-type="float">
            <text:p>-0.024924</text:p>
          </table:table-cell>
        </table:table-row>
        <table:table-row table:style-name="ro1">
          <table:table-cell office:value-type="float" office:value="0.234119" calcext:value-type="float">
            <text:p>0.234119</text:p>
          </table:table-cell>
          <table:table-cell office:value-type="float" office:value="0.1847666" calcext:value-type="float">
            <text:p>0.184767</text:p>
          </table:table-cell>
          <table:table-cell office:value-type="float" office:value="-0.02492091" calcext:value-type="float">
            <text:p>-0.024921</text:p>
          </table:table-cell>
        </table:table-row>
        <table:table-row table:style-name="ro1">
          <table:table-cell office:value-type="float" office:value="0.2675645" calcext:value-type="float">
            <text:p>0.267565</text:p>
          </table:table-cell>
          <table:table-cell office:value-type="float" office:value="0.1848435" calcext:value-type="float">
            <text:p>0.184844</text:p>
          </table:table-cell>
          <table:table-cell office:value-type="float" office:value="-0.02486904" calcext:value-type="float">
            <text:p>-0.024869</text:p>
          </table:table-cell>
        </table:table-row>
        <table:table-row table:style-name="ro1">
          <table:table-cell office:value-type="float" office:value="0.3010101" calcext:value-type="float">
            <text:p>0.301010</text:p>
          </table:table-cell>
          <table:table-cell office:value-type="float" office:value="0.1848968" calcext:value-type="float">
            <text:p>0.184897</text:p>
          </table:table-cell>
          <table:table-cell office:value-type="float" office:value="-0.02458427" calcext:value-type="float">
            <text:p>-0.024584</text:p>
          </table:table-cell>
        </table:table-row>
        <table:table-row table:style-name="ro1">
          <table:table-cell office:value-type="float" office:value="0.3344557" calcext:value-type="float">
            <text:p>0.334456</text:p>
          </table:table-cell>
          <table:table-cell office:value-type="float" office:value="0.1849327" calcext:value-type="float">
            <text:p>0.184933</text:p>
          </table:table-cell>
          <table:table-cell office:value-type="float" office:value="-0.02430889" calcext:value-type="float">
            <text:p>-0.024309</text:p>
          </table:table-cell>
        </table:table-row>
        <table:table-row table:style-name="ro1">
          <table:table-cell office:value-type="float" office:value="0.3679012" calcext:value-type="float">
            <text:p>0.367901</text:p>
          </table:table-cell>
          <table:table-cell office:value-type="float" office:value="0.1849354" calcext:value-type="float">
            <text:p>0.184935</text:p>
          </table:table-cell>
          <table:table-cell office:value-type="float" office:value="-0.02405559" calcext:value-type="float">
            <text:p>-0.024056</text:p>
          </table:table-cell>
        </table:table-row>
        <table:table-row table:style-name="ro1">
          <table:table-cell office:value-type="float" office:value="0.4013468" calcext:value-type="float">
            <text:p>0.401347</text:p>
          </table:table-cell>
          <table:table-cell office:value-type="float" office:value="0.1849733" calcext:value-type="float">
            <text:p>0.184973</text:p>
          </table:table-cell>
          <table:table-cell office:value-type="float" office:value="-0.02397264" calcext:value-type="float">
            <text:p>-0.023973</text:p>
          </table:table-cell>
        </table:table-row>
        <table:table-row table:style-name="ro1">
          <table:table-cell office:value-type="float" office:value="0.4347924" calcext:value-type="float">
            <text:p>0.434792</text:p>
          </table:table-cell>
          <table:table-cell office:value-type="float" office:value="0.1850968" calcext:value-type="float">
            <text:p>0.185097</text:p>
          </table:table-cell>
          <table:table-cell office:value-type="float" office:value="-0.02363141" calcext:value-type="float">
            <text:p>-0.023631</text:p>
          </table:table-cell>
        </table:table-row>
        <table:table-row table:style-name="ro1">
          <table:table-cell office:value-type="float" office:value="0.4682379" calcext:value-type="float">
            <text:p>0.468238</text:p>
          </table:table-cell>
          <table:table-cell office:value-type="float" office:value="0.184976" calcext:value-type="float">
            <text:p>0.184976</text:p>
          </table:table-cell>
          <table:table-cell office:value-type="float" office:value="-0.02339253" calcext:value-type="float">
            <text:p>-0.023393</text:p>
          </table:table-cell>
        </table:table-row>
        <table:table-row table:style-name="ro1">
          <table:table-cell office:value-type="float" office:value="0.5016835" calcext:value-type="float">
            <text:p>0.501684</text:p>
          </table:table-cell>
          <table:table-cell office:value-type="float" office:value="0.1850206" calcext:value-type="float">
            <text:p>0.185021</text:p>
          </table:table-cell>
          <table:table-cell office:value-type="float" office:value="-0.02321099" calcext:value-type="float">
            <text:p>-0.023211</text:p>
          </table:table-cell>
        </table:table-row>
        <table:table-row table:style-name="ro1">
          <table:table-cell office:value-type="float" office:value="0.5351291" calcext:value-type="float">
            <text:p>0.535129</text:p>
          </table:table-cell>
          <table:table-cell office:value-type="float" office:value="0.1849693" calcext:value-type="float">
            <text:p>0.184969</text:p>
          </table:table-cell>
          <table:table-cell office:value-type="float" office:value="-0.02321555" calcext:value-type="float">
            <text:p>-0.023216</text:p>
          </table:table-cell>
        </table:table-row>
        <table:table-row table:style-name="ro1">
          <table:table-cell office:value-type="float" office:value="0.5685746" calcext:value-type="float">
            <text:p>0.568575</text:p>
          </table:table-cell>
          <table:table-cell office:value-type="float" office:value="0.1849485" calcext:value-type="float">
            <text:p>0.184949</text:p>
          </table:table-cell>
          <table:table-cell office:value-type="float" office:value="-0.02317892" calcext:value-type="float">
            <text:p>-0.023179</text:p>
          </table:table-cell>
        </table:table-row>
        <table:table-row table:style-name="ro1">
          <table:table-cell office:value-type="float" office:value="0.6020202" calcext:value-type="float">
            <text:p>0.602020</text:p>
          </table:table-cell>
          <table:table-cell office:value-type="float" office:value="0.1850003" calcext:value-type="float">
            <text:p>0.185000</text:p>
          </table:table-cell>
          <table:table-cell office:value-type="float" office:value="-0.02284204" calcext:value-type="float">
            <text:p>-0.022842</text:p>
          </table:table-cell>
        </table:table-row>
        <table:table-row table:style-name="ro1">
          <table:table-cell office:value-type="float" office:value="0.6354658" calcext:value-type="float">
            <text:p>0.635466</text:p>
          </table:table-cell>
          <table:table-cell office:value-type="float" office:value="0.1849668" calcext:value-type="float">
            <text:p>0.184967</text:p>
          </table:table-cell>
          <table:table-cell office:value-type="float" office:value="-0.02269159" calcext:value-type="float">
            <text:p>-0.022692</text:p>
          </table:table-cell>
        </table:table-row>
        <table:table-row table:style-name="ro1">
          <table:table-cell office:value-type="float" office:value="0.6689113" calcext:value-type="float">
            <text:p>0.668911</text:p>
          </table:table-cell>
          <table:table-cell office:value-type="float" office:value="0.1849712" calcext:value-type="float">
            <text:p>0.184971</text:p>
          </table:table-cell>
          <table:table-cell office:value-type="float" office:value="-0.02287421" calcext:value-type="float">
            <text:p>-0.022874</text:p>
          </table:table-cell>
        </table:table-row>
        <table:table-row table:style-name="ro1">
          <table:table-cell office:value-type="float" office:value="0.7023569" calcext:value-type="float">
            <text:p>0.702357</text:p>
          </table:table-cell>
          <table:table-cell office:value-type="float" office:value="0.1849465" calcext:value-type="float">
            <text:p>0.184947</text:p>
          </table:table-cell>
          <table:table-cell office:value-type="float" office:value="-0.0230935" calcext:value-type="float">
            <text:p>-0.023094</text:p>
          </table:table-cell>
        </table:table-row>
        <table:table-row table:style-name="ro1">
          <table:table-cell office:value-type="float" office:value="0.7358025" calcext:value-type="float">
            <text:p>0.735803</text:p>
          </table:table-cell>
          <table:table-cell office:value-type="float" office:value="0.1849288" calcext:value-type="float">
            <text:p>0.184929</text:p>
          </table:table-cell>
          <table:table-cell office:value-type="float" office:value="-0.02313673" calcext:value-type="float">
            <text:p>-0.023137</text:p>
          </table:table-cell>
        </table:table-row>
        <table:table-row table:style-name="ro1">
          <table:table-cell office:value-type="float" office:value="0.769248" calcext:value-type="float">
            <text:p>0.769248</text:p>
          </table:table-cell>
          <table:table-cell office:value-type="float" office:value="0.1849089" calcext:value-type="float">
            <text:p>0.184909</text:p>
          </table:table-cell>
          <table:table-cell office:value-type="float" office:value="-0.02314978" calcext:value-type="float">
            <text:p>-0.023150</text:p>
          </table:table-cell>
        </table:table-row>
        <table:table-row table:style-name="ro1">
          <table:table-cell office:value-type="float" office:value="0.8026936" calcext:value-type="float">
            <text:p>0.802694</text:p>
          </table:table-cell>
          <table:table-cell office:value-type="float" office:value="0.184872" calcext:value-type="float">
            <text:p>0.184872</text:p>
          </table:table-cell>
          <table:table-cell office:value-type="float" office:value="-0.02325481" calcext:value-type="float">
            <text:p>-0.023255</text:p>
          </table:table-cell>
        </table:table-row>
        <table:table-row table:style-name="ro1">
          <table:table-cell office:value-type="float" office:value="0.8361392" calcext:value-type="float">
            <text:p>0.836139</text:p>
          </table:table-cell>
          <table:table-cell office:value-type="float" office:value="0.1848689" calcext:value-type="float">
            <text:p>0.184869</text:p>
          </table:table-cell>
          <table:table-cell office:value-type="float" office:value="-0.02328526" calcext:value-type="float">
            <text:p>-0.023285</text:p>
          </table:table-cell>
        </table:table-row>
        <table:table-row table:style-name="ro1">
          <table:table-cell office:value-type="float" office:value="0.8695847" calcext:value-type="float">
            <text:p>0.869585</text:p>
          </table:table-cell>
          <table:table-cell office:value-type="float" office:value="0.1847829" calcext:value-type="float">
            <text:p>0.184783</text:p>
          </table:table-cell>
          <table:table-cell office:value-type="float" office:value="-0.02335909" calcext:value-type="float">
            <text:p>-0.023359</text:p>
          </table:table-cell>
        </table:table-row>
        <table:table-row table:style-name="ro1">
          <table:table-cell office:value-type="float" office:value="0.9030303" calcext:value-type="float">
            <text:p>0.903030</text:p>
          </table:table-cell>
          <table:table-cell office:value-type="float" office:value="0.1848804" calcext:value-type="float">
            <text:p>0.184880</text:p>
          </table:table-cell>
          <table:table-cell office:value-type="float" office:value="-0.02361075" calcext:value-type="float">
            <text:p>-0.023611</text:p>
          </table:table-cell>
        </table:table-row>
        <table:table-row table:style-name="ro1">
          <table:table-cell office:value-type="float" office:value="0.9364759" calcext:value-type="float">
            <text:p>0.936476</text:p>
          </table:table-cell>
          <table:table-cell office:value-type="float" office:value="0.1848124" calcext:value-type="float">
            <text:p>0.184812</text:p>
          </table:table-cell>
          <table:table-cell office:value-type="float" office:value="-0.0240954" calcext:value-type="float">
            <text:p>-0.024095</text:p>
          </table:table-cell>
        </table:table-row>
        <table:table-row table:style-name="ro1">
          <table:table-cell office:value-type="float" office:value="0.9699214" calcext:value-type="float">
            <text:p>0.969921</text:p>
          </table:table-cell>
          <table:table-cell office:value-type="float" office:value="0.1847305" calcext:value-type="float">
            <text:p>0.184731</text:p>
          </table:table-cell>
          <table:table-cell office:value-type="float" office:value="-0.02433848" calcext:value-type="float">
            <text:p>-0.024338</text:p>
          </table:table-cell>
        </table:table-row>
        <table:table-row table:style-name="ro1">
          <table:table-cell office:value-type="float" office:value="1.003367" calcext:value-type="float">
            <text:p>1.003367</text:p>
          </table:table-cell>
          <table:table-cell office:value-type="float" office:value="0.184769" calcext:value-type="float">
            <text:p>0.184769</text:p>
          </table:table-cell>
          <table:table-cell office:value-type="float" office:value="-0.0242876" calcext:value-type="float">
            <text:p>-0.024288</text:p>
          </table:table-cell>
        </table:table-row>
        <table:table-row table:style-name="ro1">
          <table:table-cell office:value-type="float" office:value="1.036813" calcext:value-type="float">
            <text:p>1.036813</text:p>
          </table:table-cell>
          <table:table-cell office:value-type="float" office:value="0.1849052" calcext:value-type="float">
            <text:p>0.184905</text:p>
          </table:table-cell>
          <table:table-cell office:value-type="float" office:value="-0.0244399" calcext:value-type="float">
            <text:p>-0.024440</text:p>
          </table:table-cell>
        </table:table-row>
        <table:table-row table:style-name="ro1">
          <table:table-cell office:value-type="float" office:value="1.070258" calcext:value-type="float">
            <text:p>1.070258</text:p>
          </table:table-cell>
          <table:table-cell office:value-type="float" office:value="0.184861" calcext:value-type="float">
            <text:p>0.184861</text:p>
          </table:table-cell>
          <table:table-cell office:value-type="float" office:value="-0.0247054" calcext:value-type="float">
            <text:p>-0.024705</text:p>
          </table:table-cell>
        </table:table-row>
        <table:table-row table:style-name="ro1">
          <table:table-cell office:value-type="float" office:value="1.103704" calcext:value-type="float">
            <text:p>1.103704</text:p>
          </table:table-cell>
          <table:table-cell office:value-type="float" office:value="0.1848689" calcext:value-type="float">
            <text:p>0.184869</text:p>
          </table:table-cell>
          <table:table-cell office:value-type="float" office:value="-0.02475441" calcext:value-type="float">
            <text:p>-0.024754</text:p>
          </table:table-cell>
        </table:table-row>
        <table:table-row table:style-name="ro1">
          <table:table-cell office:value-type="float" office:value="1.137149" calcext:value-type="float">
            <text:p>1.137149</text:p>
          </table:table-cell>
          <table:table-cell office:value-type="float" office:value="0.1849041" calcext:value-type="float">
            <text:p>0.184904</text:p>
          </table:table-cell>
          <table:table-cell office:value-type="float" office:value="-0.02480198" calcext:value-type="float">
            <text:p>-0.024802</text:p>
          </table:table-cell>
        </table:table-row>
        <table:table-row table:style-name="ro1">
          <table:table-cell office:value-type="float" office:value="1.170595" calcext:value-type="float">
            <text:p>1.170595</text:p>
          </table:table-cell>
          <table:table-cell office:value-type="float" office:value="0.1849654" calcext:value-type="float">
            <text:p>0.184965</text:p>
          </table:table-cell>
          <table:table-cell office:value-type="float" office:value="-0.0247693" calcext:value-type="float">
            <text:p>-0.024769</text:p>
          </table:table-cell>
        </table:table-row>
        <table:table-row table:style-name="ro1">
          <table:table-cell office:value-type="float" office:value="1.20404" calcext:value-type="float">
            <text:p>1.204040</text:p>
          </table:table-cell>
          <table:table-cell office:value-type="float" office:value="0.1848703" calcext:value-type="float">
            <text:p>0.184870</text:p>
          </table:table-cell>
          <table:table-cell office:value-type="float" office:value="-0.02464024" calcext:value-type="float">
            <text:p>-0.024640</text:p>
          </table:table-cell>
        </table:table-row>
        <table:table-row table:style-name="ro1">
          <table:table-cell office:value-type="float" office:value="1.237486" calcext:value-type="float">
            <text:p>1.237486</text:p>
          </table:table-cell>
          <table:table-cell office:value-type="float" office:value="0.184844" calcext:value-type="float">
            <text:p>0.184844</text:p>
          </table:table-cell>
          <table:table-cell office:value-type="float" office:value="-0.02466775" calcext:value-type="float">
            <text:p>-0.024668</text:p>
          </table:table-cell>
        </table:table-row>
        <table:table-row table:style-name="ro1">
          <table:table-cell office:value-type="float" office:value="1.270932" calcext:value-type="float">
            <text:p>1.270932</text:p>
          </table:table-cell>
          <table:table-cell office:value-type="float" office:value="0.184842" calcext:value-type="float">
            <text:p>0.184842</text:p>
          </table:table-cell>
          <table:table-cell office:value-type="float" office:value="-0.02476875" calcext:value-type="float">
            <text:p>-0.024769</text:p>
          </table:table-cell>
        </table:table-row>
        <table:table-row table:style-name="ro1">
          <table:table-cell office:value-type="float" office:value="1.304377" calcext:value-type="float">
            <text:p>1.304377</text:p>
          </table:table-cell>
          <table:table-cell office:value-type="float" office:value="0.1848272" calcext:value-type="float">
            <text:p>0.184827</text:p>
          </table:table-cell>
          <table:table-cell office:value-type="float" office:value="-0.02489463" calcext:value-type="float">
            <text:p>-0.024895</text:p>
          </table:table-cell>
        </table:table-row>
        <table:table-row table:style-name="ro1">
          <table:table-cell office:value-type="float" office:value="1.337823" calcext:value-type="float">
            <text:p>1.337823</text:p>
          </table:table-cell>
          <table:table-cell office:value-type="float" office:value="0.184739" calcext:value-type="float">
            <text:p>0.184739</text:p>
          </table:table-cell>
          <table:table-cell office:value-type="float" office:value="-0.02513807" calcext:value-type="float">
            <text:p>-0.025138</text:p>
          </table:table-cell>
        </table:table-row>
        <table:table-row table:style-name="ro1">
          <table:table-cell office:value-type="float" office:value="1.371268" calcext:value-type="float">
            <text:p>1.371268</text:p>
          </table:table-cell>
          <table:table-cell office:value-type="float" office:value="0.1847905" calcext:value-type="float">
            <text:p>0.184791</text:p>
          </table:table-cell>
          <table:table-cell office:value-type="float" office:value="-0.02550223" calcext:value-type="float">
            <text:p>-0.025502</text:p>
          </table:table-cell>
        </table:table-row>
        <table:table-row table:style-name="ro1">
          <table:table-cell office:value-type="float" office:value="1.404714" calcext:value-type="float">
            <text:p>1.404714</text:p>
          </table:table-cell>
          <table:table-cell office:value-type="float" office:value="0.1848027" calcext:value-type="float">
            <text:p>0.184803</text:p>
          </table:table-cell>
          <table:table-cell office:value-type="float" office:value="-0.02568705" calcext:value-type="float">
            <text:p>-0.025687</text:p>
          </table:table-cell>
        </table:table-row>
        <table:table-row table:style-name="ro1">
          <table:table-cell office:value-type="float" office:value="1.438159" calcext:value-type="float">
            <text:p>1.438159</text:p>
          </table:table-cell>
          <table:table-cell office:value-type="float" office:value="0.1848468" calcext:value-type="float">
            <text:p>0.184847</text:p>
          </table:table-cell>
          <table:table-cell office:value-type="float" office:value="-0.02554174" calcext:value-type="float">
            <text:p>-0.025542</text:p>
          </table:table-cell>
        </table:table-row>
        <table:table-row table:style-name="ro1">
          <table:table-cell office:value-type="float" office:value="1.471605" calcext:value-type="float">
            <text:p>1.471605</text:p>
          </table:table-cell>
          <table:table-cell office:value-type="float" office:value="0.1848575" calcext:value-type="float">
            <text:p>0.184858</text:p>
          </table:table-cell>
          <table:table-cell office:value-type="float" office:value="-0.02556828" calcext:value-type="float">
            <text:p>-0.025568</text:p>
          </table:table-cell>
        </table:table-row>
        <table:table-row table:style-name="ro1">
          <table:table-cell office:value-type="float" office:value="1.505051" calcext:value-type="float">
            <text:p>1.505051</text:p>
          </table:table-cell>
          <table:table-cell office:value-type="float" office:value="0.1847661" calcext:value-type="float">
            <text:p>0.184766</text:p>
          </table:table-cell>
          <table:table-cell office:value-type="float" office:value="-0.02593586" calcext:value-type="float">
            <text:p>-0.025936</text:p>
          </table:table-cell>
        </table:table-row>
        <table:table-row table:style-name="ro1">
          <table:table-cell office:value-type="float" office:value="1.538496" calcext:value-type="float">
            <text:p>1.538496</text:p>
          </table:table-cell>
          <table:table-cell office:value-type="float" office:value="0.1848448" calcext:value-type="float">
            <text:p>0.184845</text:p>
          </table:table-cell>
          <table:table-cell office:value-type="float" office:value="-0.02600649" calcext:value-type="float">
            <text:p>-0.026006</text:p>
          </table:table-cell>
        </table:table-row>
        <table:table-row table:style-name="ro1">
          <table:table-cell office:value-type="float" office:value="1.571942" calcext:value-type="float">
            <text:p>1.571942</text:p>
          </table:table-cell>
          <table:table-cell office:value-type="float" office:value="0.1848365" calcext:value-type="float">
            <text:p>0.184837</text:p>
          </table:table-cell>
          <table:table-cell office:value-type="float" office:value="-0.02595524" calcext:value-type="float">
            <text:p>-0.025955</text:p>
          </table:table-cell>
        </table:table-row>
        <table:table-row table:style-name="ro1">
          <table:table-cell office:value-type="float" office:value="1.605387" calcext:value-type="float">
            <text:p>1.605387</text:p>
          </table:table-cell>
          <table:table-cell office:value-type="float" office:value="0.1848071" calcext:value-type="float">
            <text:p>0.184807</text:p>
          </table:table-cell>
          <table:table-cell office:value-type="float" office:value="-0.02594488" calcext:value-type="float">
            <text:p>-0.025945</text:p>
          </table:table-cell>
        </table:table-row>
        <table:table-row table:style-name="ro1">
          <table:table-cell office:value-type="float" office:value="1.638833" calcext:value-type="float">
            <text:p>1.638833</text:p>
          </table:table-cell>
          <table:table-cell office:value-type="float" office:value="0.1848483" calcext:value-type="float">
            <text:p>0.184848</text:p>
          </table:table-cell>
          <table:table-cell office:value-type="float" office:value="-0.02618076" calcext:value-type="float">
            <text:p>-0.026181</text:p>
          </table:table-cell>
        </table:table-row>
        <table:table-row table:style-name="ro1">
          <table:table-cell office:value-type="float" office:value="1.672278" calcext:value-type="float">
            <text:p>1.672278</text:p>
          </table:table-cell>
          <table:table-cell office:value-type="float" office:value="0.1848589" calcext:value-type="float">
            <text:p>0.184859</text:p>
          </table:table-cell>
          <table:table-cell office:value-type="float" office:value="-0.02627579" calcext:value-type="float">
            <text:p>-0.026276</text:p>
          </table:table-cell>
        </table:table-row>
        <table:table-row table:style-name="ro1">
          <table:table-cell office:value-type="float" office:value="1.705724" calcext:value-type="float">
            <text:p>1.705724</text:p>
          </table:table-cell>
          <table:table-cell office:value-type="float" office:value="0.1849652" calcext:value-type="float">
            <text:p>0.184965</text:p>
          </table:table-cell>
          <table:table-cell office:value-type="float" office:value="-0.02624651" calcext:value-type="float">
            <text:p>-0.026247</text:p>
          </table:table-cell>
        </table:table-row>
        <table:table-row table:style-name="ro1">
          <table:table-cell office:value-type="float" office:value="1.739169" calcext:value-type="float">
            <text:p>1.739169</text:p>
          </table:table-cell>
          <table:table-cell office:value-type="float" office:value="0.184929" calcext:value-type="float">
            <text:p>0.184929</text:p>
          </table:table-cell>
          <table:table-cell office:value-type="float" office:value="-0.02613808" calcext:value-type="float">
            <text:p>-0.026138</text:p>
          </table:table-cell>
        </table:table-row>
        <table:table-row table:style-name="ro1">
          <table:table-cell office:value-type="float" office:value="1.772615" calcext:value-type="float">
            <text:p>1.772615</text:p>
          </table:table-cell>
          <table:table-cell office:value-type="float" office:value="0.1848517" calcext:value-type="float">
            <text:p>0.184852</text:p>
          </table:table-cell>
          <table:table-cell office:value-type="float" office:value="-0.02598596" calcext:value-type="float">
            <text:p>-0.025986</text:p>
          </table:table-cell>
        </table:table-row>
        <table:table-row table:style-name="ro1">
          <table:table-cell office:value-type="float" office:value="1.806061" calcext:value-type="float">
            <text:p>1.806061</text:p>
          </table:table-cell>
          <table:table-cell office:value-type="float" office:value="0.1849162" calcext:value-type="float">
            <text:p>0.184916</text:p>
          </table:table-cell>
          <table:table-cell office:value-type="float" office:value="-0.02570759" calcext:value-type="float">
            <text:p>-0.025708</text:p>
          </table:table-cell>
        </table:table-row>
        <table:table-row table:style-name="ro1">
          <table:table-cell office:value-type="float" office:value="1.839506" calcext:value-type="float">
            <text:p>1.839506</text:p>
          </table:table-cell>
          <table:table-cell office:value-type="float" office:value="0.1849808" calcext:value-type="float">
            <text:p>0.184981</text:p>
          </table:table-cell>
          <table:table-cell office:value-type="float" office:value="-0.0255179" calcext:value-type="float">
            <text:p>-0.025518</text:p>
          </table:table-cell>
        </table:table-row>
        <table:table-row table:style-name="ro1">
          <table:table-cell office:value-type="float" office:value="1.872952" calcext:value-type="float">
            <text:p>1.872952</text:p>
          </table:table-cell>
          <table:table-cell office:value-type="float" office:value="0.1849907" calcext:value-type="float">
            <text:p>0.184991</text:p>
          </table:table-cell>
          <table:table-cell office:value-type="float" office:value="-0.02534638" calcext:value-type="float">
            <text:p>-0.025346</text:p>
          </table:table-cell>
        </table:table-row>
        <table:table-row table:style-name="ro1">
          <table:table-cell office:value-type="float" office:value="1.906397" calcext:value-type="float">
            <text:p>1.906397</text:p>
          </table:table-cell>
          <table:table-cell office:value-type="float" office:value="0.1850319" calcext:value-type="float">
            <text:p>0.185032</text:p>
          </table:table-cell>
          <table:table-cell office:value-type="float" office:value="-0.02528361" calcext:value-type="float">
            <text:p>-0.025284</text:p>
          </table:table-cell>
        </table:table-row>
        <table:table-row table:style-name="ro1">
          <table:table-cell office:value-type="float" office:value="1.939843" calcext:value-type="float">
            <text:p>1.939843</text:p>
          </table:table-cell>
          <table:table-cell office:value-type="float" office:value="0.1849518" calcext:value-type="float">
            <text:p>0.184952</text:p>
          </table:table-cell>
          <table:table-cell office:value-type="float" office:value="-0.02509859" calcext:value-type="float">
            <text:p>-0.025099</text:p>
          </table:table-cell>
        </table:table-row>
        <table:table-row table:style-name="ro1">
          <table:table-cell office:value-type="float" office:value="1.973288" calcext:value-type="float">
            <text:p>1.973288</text:p>
          </table:table-cell>
          <table:table-cell office:value-type="float" office:value="0.1849146" calcext:value-type="float">
            <text:p>0.184915</text:p>
          </table:table-cell>
          <table:table-cell office:value-type="float" office:value="-0.02478349" calcext:value-type="float">
            <text:p>-0.024783</text:p>
          </table:table-cell>
        </table:table-row>
        <table:table-row table:style-name="ro1">
          <table:table-cell office:value-type="float" office:value="2.006734" calcext:value-type="float">
            <text:p>2.006734</text:p>
          </table:table-cell>
          <table:table-cell office:value-type="float" office:value="0.1847967" calcext:value-type="float">
            <text:p>0.184797</text:p>
          </table:table-cell>
          <table:table-cell office:value-type="float" office:value="-0.02473566" calcext:value-type="float">
            <text:p>-0.024736</text:p>
          </table:table-cell>
        </table:table-row>
        <table:table-row table:style-name="ro1">
          <table:table-cell office:value-type="float" office:value="2.04018" calcext:value-type="float">
            <text:p>2.040180</text:p>
          </table:table-cell>
          <table:table-cell office:value-type="float" office:value="0.1847055" calcext:value-type="float">
            <text:p>0.184706</text:p>
          </table:table-cell>
          <table:table-cell office:value-type="float" office:value="-0.02513747" calcext:value-type="float">
            <text:p>-0.025137</text:p>
          </table:table-cell>
        </table:table-row>
        <table:table-row table:style-name="ro1">
          <table:table-cell office:value-type="float" office:value="2.073625" calcext:value-type="float">
            <text:p>2.073625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-0.02627941" calcext:value-type="float">
            <text:p>-0.026279</text:p>
          </table:table-cell>
        </table:table-row>
        <table:table-row table:style-name="ro1">
          <table:table-cell office:value-type="float" office:value="2.107071" calcext:value-type="float">
            <text:p>2.107071</text:p>
          </table:table-cell>
          <table:table-cell office:value-type="float" office:value="0.1843448" calcext:value-type="float">
            <text:p>0.184345</text:p>
          </table:table-cell>
          <table:table-cell office:value-type="float" office:value="-0.02881052" calcext:value-type="float">
            <text:p>-0.028811</text:p>
          </table:table-cell>
        </table:table-row>
        <table:table-row table:style-name="ro1">
          <table:table-cell office:value-type="float" office:value="2.140516" calcext:value-type="float">
            <text:p>2.140516</text:p>
          </table:table-cell>
          <table:table-cell office:value-type="float" office:value="0.1834906" calcext:value-type="float">
            <text:p>0.183491</text:p>
          </table:table-cell>
          <table:table-cell office:value-type="float" office:value="-0.03247871" calcext:value-type="float">
            <text:p>-0.032479</text:p>
          </table:table-cell>
        </table:table-row>
        <table:table-row table:style-name="ro1">
          <table:table-cell office:value-type="float" office:value="2.173962" calcext:value-type="float">
            <text:p>2.173962</text:p>
          </table:table-cell>
          <table:table-cell office:value-type="float" office:value="0.1823168" calcext:value-type="float">
            <text:p>0.182317</text:p>
          </table:table-cell>
          <table:table-cell office:value-type="float" office:value="-0.03727697" calcext:value-type="float">
            <text:p>-0.037277</text:p>
          </table:table-cell>
        </table:table-row>
        <table:table-row table:style-name="ro1">
          <table:table-cell office:value-type="float" office:value="2.207407" calcext:value-type="float">
            <text:p>2.207407</text:p>
          </table:table-cell>
          <table:table-cell office:value-type="float" office:value="0.1813711" calcext:value-type="float">
            <text:p>0.181371</text:p>
          </table:table-cell>
          <table:table-cell office:value-type="float" office:value="-0.04253018" calcext:value-type="float">
            <text:p>-0.042530</text:p>
          </table:table-cell>
        </table:table-row>
        <table:table-row table:style-name="ro1">
          <table:table-cell office:value-type="float" office:value="2.240853" calcext:value-type="float">
            <text:p>2.240853</text:p>
          </table:table-cell>
          <table:table-cell office:value-type="float" office:value="0.1784217" calcext:value-type="float">
            <text:p>0.178422</text:p>
          </table:table-cell>
          <table:table-cell office:value-type="float" office:value="-0.05001712" calcext:value-type="float">
            <text:p>-0.050017</text:p>
          </table:table-cell>
        </table:table-row>
        <table:table-row table:style-name="ro1">
          <table:table-cell office:value-type="float" office:value="2.274299" calcext:value-type="float">
            <text:p>2.274299</text:p>
          </table:table-cell>
          <table:table-cell office:value-type="float" office:value="0.1716559" calcext:value-type="float">
            <text:p>0.171656</text:p>
          </table:table-cell>
          <table:table-cell office:value-type="float" office:value="-0.06231085" calcext:value-type="float">
            <text:p>-0.062311</text:p>
          </table:table-cell>
        </table:table-row>
        <table:table-row table:style-name="ro1">
          <table:table-cell office:value-type="float" office:value="2.307744" calcext:value-type="float">
            <text:p>2.307744</text:p>
          </table:table-cell>
          <table:table-cell office:value-type="float" office:value="0.1628251" calcext:value-type="float">
            <text:p>0.162825</text:p>
          </table:table-cell>
          <table:table-cell office:value-type="float" office:value="-0.0804139" calcext:value-type="float">
            <text:p>-0.080414</text:p>
          </table:table-cell>
        </table:table-row>
        <table:table-row table:style-name="ro1">
          <table:table-cell office:value-type="float" office:value="2.34119" calcext:value-type="float">
            <text:p>2.341190</text:p>
          </table:table-cell>
          <table:table-cell office:value-type="float" office:value="0.1482544" calcext:value-type="float">
            <text:p>0.148254</text:p>
          </table:table-cell>
          <table:table-cell office:value-type="float" office:value="-0.1033739" calcext:value-type="float">
            <text:p>-0.103374</text:p>
          </table:table-cell>
        </table:table-row>
        <table:table-row table:style-name="ro1">
          <table:table-cell office:value-type="float" office:value="2.374635" calcext:value-type="float">
            <text:p>2.374635</text:p>
          </table:table-cell>
          <table:table-cell office:value-type="float" office:value="0.1275021" calcext:value-type="float">
            <text:p>0.127502</text:p>
          </table:table-cell>
          <table:table-cell office:value-type="float" office:value="-0.1228015" calcext:value-type="float">
            <text:p>-0.122802</text:p>
          </table:table-cell>
        </table:table-row>
        <table:table-row table:style-name="ro1">
          <table:table-cell office:value-type="float" office:value="2.408081" calcext:value-type="float">
            <text:p>2.408081</text:p>
          </table:table-cell>
          <table:table-cell office:value-type="float" office:value="0.1018929" calcext:value-type="float">
            <text:p>0.101893</text:p>
          </table:table-cell>
          <table:table-cell office:value-type="float" office:value="-0.13958" calcext:value-type="float">
            <text:p>-0.139580</text:p>
          </table:table-cell>
        </table:table-row>
        <table:table-row table:style-name="ro1">
          <table:table-cell office:value-type="float" office:value="2.441526" calcext:value-type="float">
            <text:p>2.441526</text:p>
          </table:table-cell>
          <table:table-cell office:value-type="float" office:value="0.07716678" calcext:value-type="float">
            <text:p>0.077167</text:p>
          </table:table-cell>
          <table:table-cell office:value-type="float" office:value="-0.1510599" calcext:value-type="float">
            <text:p>-0.151060</text:p>
          </table:table-cell>
        </table:table-row>
        <table:table-row table:style-name="ro1">
          <table:table-cell office:value-type="float" office:value="2.474972" calcext:value-type="float">
            <text:p>2.474972</text:p>
          </table:table-cell>
          <table:table-cell office:value-type="float" office:value="0.05641451" calcext:value-type="float">
            <text:p>0.056415</text:p>
          </table:table-cell>
          <table:table-cell office:value-type="float" office:value="-0.1572415" calcext:value-type="float">
            <text:p>-0.157242</text:p>
          </table:table-cell>
        </table:table-row>
        <table:table-row table:style-name="ro1">
          <table:table-cell office:value-type="float" office:value="2.508418" calcext:value-type="float">
            <text:p>2.508418</text:p>
          </table:table-cell>
          <table:table-cell office:value-type="float" office:value="0.04007761" calcext:value-type="float">
            <text:p>0.040078</text:p>
          </table:table-cell>
          <table:table-cell office:value-type="float" office:value="-0.1581246" calcext:value-type="float">
            <text:p>-0.158125</text:p>
          </table:table-cell>
        </table:table-row>
        <table:table-row table:style-name="ro1">
          <table:table-cell office:value-type="float" office:value="2.541863" calcext:value-type="float">
            <text:p>2.541863</text:p>
          </table:table-cell>
          <table:table-cell office:value-type="float" office:value="0.03036378" calcext:value-type="float">
            <text:p>0.030364</text:p>
          </table:table-cell>
          <table:table-cell office:value-type="float" office:value="-0.1563584" calcext:value-type="float">
            <text:p>-0.156358</text:p>
          </table:table-cell>
        </table:table-row>
        <table:table-row table:style-name="ro1">
          <table:table-cell office:value-type="float" office:value="2.575309" calcext:value-type="float">
            <text:p>2.575309</text:p>
          </table:table-cell>
          <table:table-cell office:value-type="float" office:value="0.03036378" calcext:value-type="float">
            <text:p>0.030364</text:p>
          </table:table-cell>
          <table:table-cell office:value-type="float" office:value="-0.1567999" calcext:value-type="float">
            <text:p>-0.156800</text:p>
          </table:table-cell>
        </table:table-row>
        <table:table-row table:style-name="ro1">
          <table:table-cell office:value-type="float" office:value="2.608754" calcext:value-type="float">
            <text:p>2.608754</text:p>
          </table:table-cell>
          <table:table-cell office:value-type="float" office:value="0.03831146" calcext:value-type="float">
            <text:p>0.038311</text:p>
          </table:table-cell>
          <table:table-cell office:value-type="float" office:value="-0.1581246" calcext:value-type="float">
            <text:p>-0.158125</text:p>
          </table:table-cell>
        </table:table-row>
        <table:table-row table:style-name="ro1">
          <table:table-cell office:value-type="float" office:value="2.6422" calcext:value-type="float">
            <text:p>2.642200</text:p>
          </table:table-cell>
          <table:table-cell office:value-type="float" office:value="0.05376528" calcext:value-type="float">
            <text:p>0.053765</text:p>
          </table:table-cell>
          <table:table-cell office:value-type="float" office:value="-0.1585661" calcext:value-type="float">
            <text:p>-0.158566</text:p>
          </table:table-cell>
        </table:table-row>
        <table:table-row table:style-name="ro1">
          <table:table-cell office:value-type="float" office:value="2.675645" calcext:value-type="float">
            <text:p>2.675645</text:p>
          </table:table-cell>
          <table:table-cell office:value-type="float" office:value="0.07054372" calcext:value-type="float">
            <text:p>0.070544</text:p>
          </table:table-cell>
          <table:table-cell office:value-type="float" office:value="-0.1541507" calcext:value-type="float">
            <text:p>-0.154151</text:p>
          </table:table-cell>
        </table:table-row>
        <table:table-row table:style-name="ro1">
          <table:table-cell office:value-type="float" office:value="2.709091" calcext:value-type="float">
            <text:p>2.709091</text:p>
          </table:table-cell>
          <table:table-cell office:value-type="float" office:value="0.09041292" calcext:value-type="float">
            <text:p>0.090413</text:p>
          </table:table-cell>
          <table:table-cell office:value-type="float" office:value="-0.146203" calcext:value-type="float">
            <text:p>-0.146203</text:p>
          </table:table-cell>
        </table:table-row>
        <table:table-row table:style-name="ro1">
          <table:table-cell office:value-type="float" office:value="2.742536" calcext:value-type="float">
            <text:p>2.742536</text:p>
          </table:table-cell>
          <table:table-cell office:value-type="float" office:value="0.1098406" calcext:value-type="float">
            <text:p>0.109841</text:p>
          </table:table-cell>
          <table:table-cell office:value-type="float" office:value="-0.1369307" calcext:value-type="float">
            <text:p>-0.136931</text:p>
          </table:table-cell>
        </table:table-row>
        <table:table-row table:style-name="ro1">
          <table:table-cell office:value-type="float" office:value="2.775982" calcext:value-type="float">
            <text:p>2.775982</text:p>
          </table:table-cell>
          <table:table-cell office:value-type="float" office:value="0.1252944" calcext:value-type="float">
            <text:p>0.125294</text:p>
          </table:table-cell>
          <table:table-cell office:value-type="float" office:value="-0.1258923" calcext:value-type="float">
            <text:p>-0.125892</text:p>
          </table:table-cell>
        </table:table-row>
        <table:table-row table:style-name="ro1">
          <table:table-cell office:value-type="float" office:value="2.809428" calcext:value-type="float">
            <text:p>2.809428</text:p>
          </table:table-cell>
          <table:table-cell office:value-type="float" office:value="0.1367744" calcext:value-type="float">
            <text:p>0.136774</text:p>
          </table:table-cell>
          <table:table-cell office:value-type="float" office:value="-0.1144123" calcext:value-type="float">
            <text:p>-0.114412</text:p>
          </table:table-cell>
        </table:table-row>
        <table:table-row table:style-name="ro1">
          <table:table-cell office:value-type="float" office:value="2.842873" calcext:value-type="float">
            <text:p>2.842873</text:p>
          </table:table-cell>
          <table:table-cell office:value-type="float" office:value="0.1443156" calcext:value-type="float">
            <text:p>0.144316</text:p>
          </table:table-cell>
          <table:table-cell office:value-type="float" office:value="-0.1064468" calcext:value-type="float">
            <text:p>-0.106447</text:p>
          </table:table-cell>
        </table:table-row>
        <table:table-row table:style-name="ro1">
          <table:table-cell office:value-type="float" office:value="2.876319" calcext:value-type="float">
            <text:p>2.876319</text:p>
          </table:table-cell>
          <table:table-cell office:value-type="float" office:value="0.1486333" calcext:value-type="float">
            <text:p>0.148633</text:p>
          </table:table-cell>
          <table:table-cell office:value-type="float" office:value="-0.1022289" calcext:value-type="float">
            <text:p>-0.102229</text:p>
          </table:table-cell>
        </table:table-row>
        <table:table-row table:style-name="ro1">
          <table:table-cell office:value-type="float" office:value="2.909764" calcext:value-type="float">
            <text:p>2.909764</text:p>
          </table:table-cell>
          <table:table-cell office:value-type="float" office:value="0.1487356" calcext:value-type="float">
            <text:p>0.148736</text:p>
          </table:table-cell>
          <table:table-cell office:value-type="float" office:value="-0.1017622" calcext:value-type="float">
            <text:p>-0.101762</text:p>
          </table:table-cell>
        </table:table-row>
        <table:table-row table:style-name="ro1">
          <table:table-cell office:value-type="float" office:value="2.94321" calcext:value-type="float">
            <text:p>2.943210</text:p>
          </table:table-cell>
          <table:table-cell office:value-type="float" office:value="0.1454088" calcext:value-type="float">
            <text:p>0.145409</text:p>
          </table:table-cell>
          <table:table-cell office:value-type="float" office:value="-0.1052392" calcext:value-type="float">
            <text:p>-0.105239</text:p>
          </table:table-cell>
        </table:table-row>
        <table:table-row table:style-name="ro1">
          <table:table-cell office:value-type="float" office:value="2.976655" calcext:value-type="float">
            <text:p>2.976655</text:p>
          </table:table-cell>
          <table:table-cell office:value-type="float" office:value="0.1385405" calcext:value-type="float">
            <text:p>0.138541</text:p>
          </table:table-cell>
          <table:table-cell office:value-type="float" office:value="-0.1126462" calcext:value-type="float">
            <text:p>-0.112646</text:p>
          </table:table-cell>
        </table:table-row>
        <table:table-row table:style-name="ro1">
          <table:table-cell office:value-type="float" office:value="3.010101" calcext:value-type="float">
            <text:p>3.010101</text:p>
          </table:table-cell>
          <table:table-cell office:value-type="float" office:value="0.1283852" calcext:value-type="float">
            <text:p>0.128385</text:p>
          </table:table-cell>
          <table:table-cell office:value-type="float" office:value="-0.12236" calcext:value-type="float">
            <text:p>-0.122360</text:p>
          </table:table-cell>
        </table:table-row>
        <table:table-row table:style-name="ro1">
          <table:table-cell office:value-type="float" office:value="3.043547" calcext:value-type="float">
            <text:p>3.043547</text:p>
          </table:table-cell>
          <table:table-cell office:value-type="float" office:value="0.1155806" calcext:value-type="float">
            <text:p>0.115581</text:p>
          </table:table-cell>
          <table:table-cell office:value-type="float" office:value="-0.1307492" calcext:value-type="float">
            <text:p>-0.130749</text:p>
          </table:table-cell>
        </table:table-row>
        <table:table-row table:style-name="ro1">
          <table:table-cell office:value-type="float" office:value="3.076992" calcext:value-type="float">
            <text:p>3.076992</text:p>
          </table:table-cell>
          <table:table-cell office:value-type="float" office:value="0.102776" calcext:value-type="float">
            <text:p>0.102776</text:p>
          </table:table-cell>
          <table:table-cell office:value-type="float" office:value="-0.13958" calcext:value-type="float">
            <text:p>-0.139580</text:p>
          </table:table-cell>
        </table:table-row>
        <table:table-row table:style-name="ro1">
          <table:table-cell office:value-type="float" office:value="3.110438" calcext:value-type="float">
            <text:p>3.110438</text:p>
          </table:table-cell>
          <table:table-cell office:value-type="float" office:value="0.08820523" calcext:value-type="float">
            <text:p>0.088205</text:p>
          </table:table-cell>
          <table:table-cell office:value-type="float" office:value="-0.1466446" calcext:value-type="float">
            <text:p>-0.146645</text:p>
          </table:table-cell>
        </table:table-row>
        <table:table-row table:style-name="ro1">
          <table:table-cell office:value-type="float" office:value="3.143883" calcext:value-type="float">
            <text:p>3.143883</text:p>
          </table:table-cell>
          <table:table-cell office:value-type="float" office:value="0.07584217" calcext:value-type="float">
            <text:p>0.075842</text:p>
          </table:table-cell>
          <table:table-cell office:value-type="float" office:value="-0.1510599" calcext:value-type="float">
            <text:p>-0.151060</text:p>
          </table:table-cell>
        </table:table-row>
        <table:table-row table:style-name="ro1">
          <table:table-cell office:value-type="float" office:value="3.177329" calcext:value-type="float">
            <text:p>3.177329</text:p>
          </table:table-cell>
          <table:table-cell office:value-type="float" office:value="0.06686247" calcext:value-type="float">
            <text:p>0.066862</text:p>
          </table:table-cell>
          <table:table-cell office:value-type="float" office:value="-0.1531837" calcext:value-type="float">
            <text:p>-0.153184</text:p>
          </table:table-cell>
        </table:table-row>
        <table:table-row table:style-name="ro1">
          <table:table-cell office:value-type="float" office:value="3.210774" calcext:value-type="float">
            <text:p>3.210774</text:p>
          </table:table-cell>
          <table:table-cell office:value-type="float" office:value="0.06171296" calcext:value-type="float">
            <text:p>0.061713</text:p>
          </table:table-cell>
          <table:table-cell office:value-type="float" office:value="-0.1545923" calcext:value-type="float">
            <text:p>-0.154592</text:p>
          </table:table-cell>
        </table:table-row>
        <table:table-row table:style-name="ro1">
          <table:table-cell office:value-type="float" office:value="3.24422" calcext:value-type="float">
            <text:p>3.244220</text:p>
          </table:table-cell>
          <table:table-cell office:value-type="float" office:value="0.05994681" calcext:value-type="float">
            <text:p>0.059947</text:p>
          </table:table-cell>
          <table:table-cell office:value-type="float" office:value="-0.1545923" calcext:value-type="float">
            <text:p>-0.154592</text:p>
          </table:table-cell>
        </table:table-row>
        <table:table-row table:style-name="ro1">
          <table:table-cell office:value-type="float" office:value="3.277666" calcext:value-type="float">
            <text:p>3.277666</text:p>
          </table:table-cell>
          <table:table-cell office:value-type="float" office:value="0.06374607" calcext:value-type="float">
            <text:p>0.063746</text:p>
          </table:table-cell>
          <table:table-cell office:value-type="float" office:value="-0.1542581" calcext:value-type="float">
            <text:p>-0.154258</text:p>
          </table:table-cell>
        </table:table-row>
        <table:table-row table:style-name="ro1">
          <table:table-cell office:value-type="float" office:value="3.311111" calcext:value-type="float">
            <text:p>3.311111</text:p>
          </table:table-cell>
          <table:table-cell office:value-type="float" office:value="0.07080692" calcext:value-type="float">
            <text:p>0.070807</text:p>
          </table:table-cell>
          <table:table-cell office:value-type="float" office:value="-0.1525014" calcext:value-type="float">
            <text:p>-0.152501</text:p>
          </table:table-cell>
        </table:table-row>
        <table:table-row table:style-name="ro1">
          <table:table-cell office:value-type="float" office:value="3.344557" calcext:value-type="float">
            <text:p>3.344557</text:p>
          </table:table-cell>
          <table:table-cell office:value-type="float" office:value="0.08077638" calcext:value-type="float">
            <text:p>0.080776</text:p>
          </table:table-cell>
          <table:table-cell office:value-type="float" office:value="-0.1495271" calcext:value-type="float">
            <text:p>-0.149527</text:p>
          </table:table-cell>
        </table:table-row>
        <table:table-row table:style-name="ro1">
          <table:table-cell office:value-type="float" office:value="3.378002" calcext:value-type="float">
            <text:p>3.378002</text:p>
          </table:table-cell>
          <table:table-cell office:value-type="float" office:value="0.0922515" calcext:value-type="float">
            <text:p>0.092252</text:p>
          </table:table-cell>
          <table:table-cell office:value-type="float" office:value="-0.1450668" calcext:value-type="float">
            <text:p>-0.145067</text:p>
          </table:table-cell>
        </table:table-row>
        <table:table-row table:style-name="ro1">
          <table:table-cell office:value-type="float" office:value="3.411448" calcext:value-type="float">
            <text:p>3.411448</text:p>
          </table:table-cell>
          <table:table-cell office:value-type="float" office:value="0.1039698" calcext:value-type="float">
            <text:p>0.103970</text:p>
          </table:table-cell>
          <table:table-cell office:value-type="float" office:value="-0.1391599" calcext:value-type="float">
            <text:p>-0.139160</text:p>
          </table:table-cell>
        </table:table-row>
        <table:table-row table:style-name="ro1">
          <table:table-cell office:value-type="float" office:value="3.444893" calcext:value-type="float">
            <text:p>3.444893</text:p>
          </table:table-cell>
          <table:table-cell office:value-type="float" office:value="0.1145598" calcext:value-type="float">
            <text:p>0.114560</text:p>
          </table:table-cell>
          <table:table-cell office:value-type="float" office:value="-0.1326188" calcext:value-type="float">
            <text:p>-0.132619</text:p>
          </table:table-cell>
        </table:table-row>
        <table:table-row table:style-name="ro1">
          <table:table-cell office:value-type="float" office:value="3.478339" calcext:value-type="float">
            <text:p>3.478339</text:p>
          </table:table-cell>
          <table:table-cell office:value-type="float" office:value="0.1225388" calcext:value-type="float">
            <text:p>0.122539</text:p>
          </table:table-cell>
          <table:table-cell office:value-type="float" office:value="-0.1267368" calcext:value-type="float">
            <text:p>-0.126737</text:p>
          </table:table-cell>
        </table:table-row>
        <table:table-row table:style-name="ro1">
          <table:table-cell office:value-type="float" office:value="3.511785" calcext:value-type="float">
            <text:p>3.511785</text:p>
          </table:table-cell>
          <table:table-cell office:value-type="float" office:value="0.1286476" calcext:value-type="float">
            <text:p>0.128648</text:p>
          </table:table-cell>
          <table:table-cell office:value-type="float" office:value="-0.1219869" calcext:value-type="float">
            <text:p>-0.121987</text:p>
          </table:table-cell>
        </table:table-row>
        <table:table-row table:style-name="ro1">
          <table:table-cell office:value-type="float" office:value="3.54523" calcext:value-type="float">
            <text:p>3.545230</text:p>
          </table:table-cell>
          <table:table-cell office:value-type="float" office:value="0.1314759" calcext:value-type="float">
            <text:p>0.131476</text:p>
          </table:table-cell>
          <table:table-cell office:value-type="float" office:value="-0.1197108" calcext:value-type="float">
            <text:p>-0.119711</text:p>
          </table:table-cell>
        </table:table-row>
        <table:table-row table:style-name="ro1">
          <table:table-cell office:value-type="float" office:value="3.578676" calcext:value-type="float">
            <text:p>3.578676</text:p>
          </table:table-cell>
          <table:table-cell office:value-type="float" office:value="0.132359" calcext:value-type="float">
            <text:p>0.132359</text:p>
          </table:table-cell>
          <table:table-cell office:value-type="float" office:value="-0.1188277" calcext:value-type="float">
            <text:p>-0.118828</text:p>
          </table:table-cell>
        </table:table-row>
        <table:table-row table:style-name="ro1">
          <table:table-cell office:value-type="float" office:value="3.612121" calcext:value-type="float">
            <text:p>3.612121</text:p>
          </table:table-cell>
          <table:table-cell office:value-type="float" office:value="0.1304785" calcext:value-type="float">
            <text:p>0.130479</text:p>
          </table:table-cell>
          <table:table-cell office:value-type="float" office:value="-0.1201371" calcext:value-type="float">
            <text:p>-0.120137</text:p>
          </table:table-cell>
        </table:table-row>
        <table:table-row table:style-name="ro1">
          <table:table-cell office:value-type="float" office:value="3.645567" calcext:value-type="float">
            <text:p>3.645567</text:p>
          </table:table-cell>
          <table:table-cell office:value-type="float" office:value="0.1256344" calcext:value-type="float">
            <text:p>0.125634</text:p>
          </table:table-cell>
          <table:table-cell office:value-type="float" office:value="-0.1238555" calcext:value-type="float">
            <text:p>-0.123856</text:p>
          </table:table-cell>
        </table:table-row>
        <table:table-row table:style-name="ro1">
          <table:table-cell office:value-type="float" office:value="3.679012" calcext:value-type="float">
            <text:p>3.679012</text:p>
          </table:table-cell>
          <table:table-cell office:value-type="float" office:value="0.119192" calcext:value-type="float">
            <text:p>0.119192</text:p>
          </table:table-cell>
          <table:table-cell office:value-type="float" office:value="-0.1290429" calcext:value-type="float">
            <text:p>-0.129043</text:p>
          </table:table-cell>
        </table:table-row>
        <table:table-row table:style-name="ro1">
          <table:table-cell office:value-type="float" office:value="3.712458" calcext:value-type="float">
            <text:p>3.712458</text:p>
          </table:table-cell>
          <table:table-cell office:value-type="float" office:value="0.1106433" calcext:value-type="float">
            <text:p>0.110643</text:p>
          </table:table-cell>
          <table:table-cell office:value-type="float" office:value="-0.1346467" calcext:value-type="float">
            <text:p>-0.134647</text:p>
          </table:table-cell>
        </table:table-row>
        <table:table-row table:style-name="ro1">
          <table:table-cell office:value-type="float" office:value="3.745903" calcext:value-type="float">
            <text:p>3.745903</text:p>
          </table:table-cell>
          <table:table-cell office:value-type="float" office:value="0.101671" calcext:value-type="float">
            <text:p>0.101671</text:p>
          </table:table-cell>
          <table:table-cell office:value-type="float" office:value="-0.14027" calcext:value-type="float">
            <text:p>-0.140270</text:p>
          </table:table-cell>
        </table:table-row>
        <table:table-row table:style-name="ro1">
          <table:table-cell office:value-type="float" office:value="3.779349" calcext:value-type="float">
            <text:p>3.779349</text:p>
          </table:table-cell>
          <table:table-cell office:value-type="float" office:value="0.09249475" calcext:value-type="float">
            <text:p>0.092495</text:p>
          </table:table-cell>
          <table:table-cell office:value-type="float" office:value="-0.1445697" calcext:value-type="float">
            <text:p>-0.144570</text:p>
          </table:table-cell>
        </table:table-row>
        <table:table-row table:style-name="ro1">
          <table:table-cell office:value-type="float" office:value="3.812795" calcext:value-type="float">
            <text:p>3.812795</text:p>
          </table:table-cell>
          <table:table-cell office:value-type="float" office:value="0.08427343" calcext:value-type="float">
            <text:p>0.084273</text:p>
          </table:table-cell>
          <table:table-cell office:value-type="float" office:value="-0.1477828" calcext:value-type="float">
            <text:p>-0.147783</text:p>
          </table:table-cell>
        </table:table-row>
        <table:table-row table:style-name="ro1">
          <table:table-cell office:value-type="float" office:value="3.84624" calcext:value-type="float">
            <text:p>3.846240</text:p>
          </table:table-cell>
          <table:table-cell office:value-type="float" office:value="0.0783329" calcext:value-type="float">
            <text:p>0.078333</text:p>
          </table:table-cell>
          <table:table-cell office:value-type="float" office:value="-0.1500908" calcext:value-type="float">
            <text:p>-0.150091</text:p>
          </table:table-cell>
        </table:table-row>
        <table:table-row table:style-name="ro1">
          <table:table-cell office:value-type="float" office:value="3.879686" calcext:value-type="float">
            <text:p>3.879686</text:p>
          </table:table-cell>
          <table:table-cell office:value-type="float" office:value="0.07363448" calcext:value-type="float">
            <text:p>0.073634</text:p>
          </table:table-cell>
          <table:table-cell office:value-type="float" office:value="-0.1523846" calcext:value-type="float">
            <text:p>-0.152385</text:p>
          </table:table-cell>
        </table:table-row>
        <table:table-row table:style-name="ro1">
          <table:table-cell office:value-type="float" office:value="3.913131" calcext:value-type="float">
            <text:p>3.913131</text:p>
          </table:table-cell>
          <table:table-cell office:value-type="float" office:value="0.07319294" calcext:value-type="float">
            <text:p>0.073193</text:p>
          </table:table-cell>
          <table:table-cell office:value-type="float" office:value="-0.151943" calcext:value-type="float">
            <text:p>-0.151943</text:p>
          </table:table-cell>
        </table:table-row>
        <table:table-row table:style-name="ro1">
          <table:table-cell office:value-type="float" office:value="3.946577" calcext:value-type="float">
            <text:p>3.946577</text:p>
          </table:table-cell>
          <table:table-cell office:value-type="float" office:value="0.07615211" calcext:value-type="float">
            <text:p>0.076152</text:p>
          </table:table-cell>
          <table:table-cell office:value-type="float" office:value="-0.1507612" calcext:value-type="float">
            <text:p>-0.150761</text:p>
          </table:table-cell>
        </table:table-row>
        <table:table-row table:style-name="ro1">
          <table:table-cell office:value-type="float" office:value="3.980022" calcext:value-type="float">
            <text:p>3.980022</text:p>
          </table:table-cell>
          <table:table-cell office:value-type="float" office:value="0.0808504" calcext:value-type="float">
            <text:p>0.080850</text:p>
          </table:table-cell>
          <table:table-cell office:value-type="float" office:value="-0.1493205" calcext:value-type="float">
            <text:p>-0.149321</text:p>
          </table:table-cell>
        </table:table-row>
        <table:table-row table:style-name="ro1">
          <table:table-cell office:value-type="float" office:value="4.013468" calcext:value-type="float">
            <text:p>4.013468</text:p>
          </table:table-cell>
          <table:table-cell office:value-type="float" office:value="0.08751455" calcext:value-type="float">
            <text:p>0.087515</text:p>
          </table:table-cell>
          <table:table-cell office:value-type="float" office:value="-0.1469317" calcext:value-type="float">
            <text:p>-0.146932</text:p>
          </table:table-cell>
        </table:table-row>
        <table:table-row table:style-name="ro1">
          <table:table-cell office:value-type="float" office:value="4.046914" calcext:value-type="float">
            <text:p>4.046914</text:p>
          </table:table-cell>
          <table:table-cell office:value-type="float" office:value="0.09515162" calcext:value-type="float">
            <text:p>0.095152</text:p>
          </table:table-cell>
          <table:table-cell office:value-type="float" office:value="-0.1434664" calcext:value-type="float">
            <text:p>-0.143466</text:p>
          </table:table-cell>
        </table:table-row>
        <table:table-row table:style-name="ro1">
          <table:table-cell office:value-type="float" office:value="4.080359" calcext:value-type="float">
            <text:p>4.080359</text:p>
          </table:table-cell>
          <table:table-cell office:value-type="float" office:value="0.1030675" calcext:value-type="float">
            <text:p>0.103068</text:p>
          </table:table-cell>
          <table:table-cell office:value-type="float" office:value="-0.1393855" calcext:value-type="float">
            <text:p>-0.139386</text:p>
          </table:table-cell>
        </table:table-row>
        <table:table-row table:style-name="ro1">
          <table:table-cell office:value-type="float" office:value="4.113805" calcext:value-type="float">
            <text:p>4.113805</text:p>
          </table:table-cell>
          <table:table-cell office:value-type="float" office:value="0.110226" calcext:value-type="float">
            <text:p>0.110226</text:p>
          </table:table-cell>
          <table:table-cell office:value-type="float" office:value="-0.1352364" calcext:value-type="float">
            <text:p>-0.135236</text:p>
          </table:table-cell>
        </table:table-row>
        <table:table-row table:style-name="ro1">
          <table:table-cell office:value-type="float" office:value="4.14725" calcext:value-type="float">
            <text:p>4.147250</text:p>
          </table:table-cell>
          <table:table-cell office:value-type="float" office:value="0.1159228" calcext:value-type="float">
            <text:p>0.115923</text:p>
          </table:table-cell>
          <table:table-cell office:value-type="float" office:value="-0.131405" calcext:value-type="float">
            <text:p>-0.131405</text:p>
          </table:table-cell>
        </table:table-row>
        <table:table-row table:style-name="ro1">
          <table:table-cell office:value-type="float" office:value="4.180696" calcext:value-type="float">
            <text:p>4.180696</text:p>
          </table:table-cell>
          <table:table-cell office:value-type="float" office:value="0.1198854" calcext:value-type="float">
            <text:p>0.119885</text:p>
          </table:table-cell>
          <table:table-cell office:value-type="float" office:value="-0.1284705" calcext:value-type="float">
            <text:p>-0.128471</text:p>
          </table:table-cell>
        </table:table-row>
        <table:table-row table:style-name="ro1">
          <table:table-cell office:value-type="float" office:value="4.214141" calcext:value-type="float">
            <text:p>4.214141</text:p>
          </table:table-cell>
          <table:table-cell office:value-type="float" office:value="0.1220362" calcext:value-type="float">
            <text:p>0.122036</text:p>
          </table:table-cell>
          <table:table-cell office:value-type="float" office:value="-0.1267641" calcext:value-type="float">
            <text:p>-0.126764</text:p>
          </table:table-cell>
        </table:table-row>
        <table:table-row table:style-name="ro1">
          <table:table-cell office:value-type="float" office:value="4.247587" calcext:value-type="float">
            <text:p>4.247587</text:p>
          </table:table-cell>
          <table:table-cell office:value-type="float" office:value="0.1224019" calcext:value-type="float">
            <text:p>0.122402</text:p>
          </table:table-cell>
          <table:table-cell office:value-type="float" office:value="-0.1267728" calcext:value-type="float">
            <text:p>-0.126773</text:p>
          </table:table-cell>
        </table:table-row>
        <table:table-row table:style-name="ro1">
          <table:table-cell office:value-type="float" office:value="4.281033" calcext:value-type="float">
            <text:p>4.281033</text:p>
          </table:table-cell>
          <table:table-cell office:value-type="float" office:value="0.1207671" calcext:value-type="float">
            <text:p>0.120767</text:p>
          </table:table-cell>
          <table:table-cell office:value-type="float" office:value="-0.1280344" calcext:value-type="float">
            <text:p>-0.128034</text:p>
          </table:table-cell>
        </table:table-row>
        <table:table-row table:style-name="ro1">
          <table:table-cell office:value-type="float" office:value="4.314478" calcext:value-type="float">
            <text:p>4.314478</text:p>
          </table:table-cell>
          <table:table-cell office:value-type="float" office:value="0.1172444" calcext:value-type="float">
            <text:p>0.117244</text:p>
          </table:table-cell>
          <table:table-cell office:value-type="float" office:value="-0.1304003" calcext:value-type="float">
            <text:p>-0.130400</text:p>
          </table:table-cell>
        </table:table-row>
        <table:table-row table:style-name="ro1">
          <table:table-cell office:value-type="float" office:value="4.347924" calcext:value-type="float">
            <text:p>4.347924</text:p>
          </table:table-cell>
          <table:table-cell office:value-type="float" office:value="0.1122779" calcext:value-type="float">
            <text:p>0.112278</text:p>
          </table:table-cell>
          <table:table-cell office:value-type="float" office:value="-0.1336855" calcext:value-type="float">
            <text:p>-0.133686</text:p>
          </table:table-cell>
        </table:table-row>
        <table:table-row table:style-name="ro1">
          <table:table-cell office:value-type="float" office:value="4.381369" calcext:value-type="float">
            <text:p>4.381369</text:p>
          </table:table-cell>
          <table:table-cell office:value-type="float" office:value="0.1065162" calcext:value-type="float">
            <text:p>0.106516</text:p>
          </table:table-cell>
          <table:table-cell office:value-type="float" office:value="-0.1375269" calcext:value-type="float">
            <text:p>-0.137527</text:p>
          </table:table-cell>
        </table:table-row>
        <table:table-row table:style-name="ro1">
          <table:table-cell office:value-type="float" office:value="4.414815" calcext:value-type="float">
            <text:p>4.414815</text:p>
          </table:table-cell>
          <table:table-cell office:value-type="float" office:value="0.1001217" calcext:value-type="float">
            <text:p>0.100122</text:p>
          </table:table-cell>
          <table:table-cell office:value-type="float" office:value="-0.1410097" calcext:value-type="float">
            <text:p>-0.141010</text:p>
          </table:table-cell>
        </table:table-row>
        <table:table-row table:style-name="ro1">
          <table:table-cell office:value-type="float" office:value="4.44826" calcext:value-type="float">
            <text:p>4.448260</text:p>
          </table:table-cell>
          <table:table-cell office:value-type="float" office:value="0.09405987" calcext:value-type="float">
            <text:p>0.094060</text:p>
          </table:table-cell>
          <table:table-cell office:value-type="float" office:value="-0.1438995" calcext:value-type="float">
            <text:p>-0.143900</text:p>
          </table:table-cell>
        </table:table-row>
        <table:table-row table:style-name="ro1">
          <table:table-cell office:value-type="float" office:value="4.481706" calcext:value-type="float">
            <text:p>4.481706</text:p>
          </table:table-cell>
          <table:table-cell office:value-type="float" office:value="0.08490132" calcext:value-type="float">
            <text:p>0.084901</text:p>
          </table:table-cell>
          <table:table-cell office:value-type="float" office:value="-0.1478657" calcext:value-type="float">
            <text:p>-0.147866</text:p>
          </table:table-cell>
        </table:table-row>
        <table:table-row table:style-name="ro1">
          <table:table-cell office:value-type="float" office:value="4.515152" calcext:value-type="float">
            <text:p>4.515152</text:p>
          </table:table-cell>
          <table:table-cell office:value-type="float" office:value="0.0826734" calcext:value-type="float">
            <text:p>0.082673</text:p>
          </table:table-cell>
          <table:table-cell office:value-type="float" office:value="-0.1487091" calcext:value-type="float">
            <text:p>-0.148709</text:p>
          </table:table-cell>
        </table:table-row>
        <table:table-row table:style-name="ro1">
          <table:table-cell office:value-type="float" office:value="4.548597" calcext:value-type="float">
            <text:p>4.548597</text:p>
          </table:table-cell>
          <table:table-cell office:value-type="float" office:value="0.08252216" calcext:value-type="float">
            <text:p>0.082522</text:p>
          </table:table-cell>
          <table:table-cell office:value-type="float" office:value="-0.1487497" calcext:value-type="float">
            <text:p>-0.148750</text:p>
          </table:table-cell>
        </table:table-row>
        <table:table-row table:style-name="ro1">
          <table:table-cell office:value-type="float" office:value="4.582043" calcext:value-type="float">
            <text:p>4.582043</text:p>
          </table:table-cell>
          <table:table-cell office:value-type="float" office:value="0.0844925" calcext:value-type="float">
            <text:p>0.084493</text:p>
          </table:table-cell>
          <table:table-cell office:value-type="float" office:value="-0.1481825" calcext:value-type="float">
            <text:p>-0.148183</text:p>
          </table:table-cell>
        </table:table-row>
        <table:table-row table:style-name="ro1">
          <table:table-cell office:value-type="float" office:value="4.615488" calcext:value-type="float">
            <text:p>4.615488</text:p>
          </table:table-cell>
          <table:table-cell office:value-type="float" office:value="0.0879828" calcext:value-type="float">
            <text:p>0.087983</text:p>
          </table:table-cell>
          <table:table-cell office:value-type="float" office:value="-0.1468896" calcext:value-type="float">
            <text:p>-0.146890</text:p>
          </table:table-cell>
        </table:table-row>
        <table:table-row table:style-name="ro1">
          <table:table-cell office:value-type="float" office:value="4.648934" calcext:value-type="float">
            <text:p>4.648934</text:p>
          </table:table-cell>
          <table:table-cell office:value-type="float" office:value="0.09287953" calcext:value-type="float">
            <text:p>0.092880</text:p>
          </table:table-cell>
          <table:table-cell office:value-type="float" office:value="-0.1449451" calcext:value-type="float">
            <text:p>-0.144945</text:p>
          </table:table-cell>
        </table:table-row>
        <table:table-row table:style-name="ro1">
          <table:table-cell office:value-type="float" office:value="4.682379" calcext:value-type="float">
            <text:p>4.682379</text:p>
          </table:table-cell>
          <table:table-cell office:value-type="float" office:value="0.0981327" calcext:value-type="float">
            <text:p>0.098133</text:p>
          </table:table-cell>
          <table:table-cell office:value-type="float" office:value="-0.1422629" calcext:value-type="float">
            <text:p>-0.142263</text:p>
          </table:table-cell>
        </table:table-row>
        <table:table-row table:style-name="ro1">
          <table:table-cell office:value-type="float" office:value="4.715825" calcext:value-type="float">
            <text:p>4.715825</text:p>
          </table:table-cell>
          <table:table-cell office:value-type="float" office:value="0.1034577" calcext:value-type="float">
            <text:p>0.103458</text:p>
          </table:table-cell>
          <table:table-cell office:value-type="float" office:value="-0.1392098" calcext:value-type="float">
            <text:p>-0.139210</text:p>
          </table:table-cell>
        </table:table-row>
        <table:table-row table:style-name="ro1">
          <table:table-cell office:value-type="float" office:value="4.74927" calcext:value-type="float">
            <text:p>4.749270</text:p>
          </table:table-cell>
          <table:table-cell office:value-type="float" office:value="0.1084019" calcext:value-type="float">
            <text:p>0.108402</text:p>
          </table:table-cell>
          <table:table-cell office:value-type="float" office:value="-0.1364733" calcext:value-type="float">
            <text:p>-0.136473</text:p>
          </table:table-cell>
        </table:table-row>
        <table:table-row table:style-name="ro1">
          <table:table-cell office:value-type="float" office:value="4.782716" calcext:value-type="float">
            <text:p>4.782716</text:p>
          </table:table-cell>
          <table:table-cell office:value-type="float" office:value="0.1122659" calcext:value-type="float">
            <text:p>0.112266</text:p>
          </table:table-cell>
          <table:table-cell office:value-type="float" office:value="-0.1339711" calcext:value-type="float">
            <text:p>-0.133971</text:p>
          </table:table-cell>
        </table:table-row>
        <table:table-row table:style-name="ro1">
          <table:table-cell office:value-type="float" office:value="4.816162" calcext:value-type="float">
            <text:p>4.816162</text:p>
          </table:table-cell>
          <table:table-cell office:value-type="float" office:value="0.1150036" calcext:value-type="float">
            <text:p>0.115004</text:p>
          </table:table-cell>
          <table:table-cell office:value-type="float" office:value="-0.13222" calcext:value-type="float">
            <text:p>-0.132220</text:p>
          </table:table-cell>
        </table:table-row>
        <table:table-row table:style-name="ro1">
          <table:table-cell office:value-type="float" office:value="4.849607" calcext:value-type="float">
            <text:p>4.849607</text:p>
          </table:table-cell>
          <table:table-cell office:value-type="float" office:value="0.11635" calcext:value-type="float">
            <text:p>0.116350</text:p>
          </table:table-cell>
          <table:table-cell office:value-type="float" office:value="-0.1313639" calcext:value-type="float">
            <text:p>-0.131364</text:p>
          </table:table-cell>
        </table:table-row>
        <table:table-row table:style-name="ro1">
          <table:table-cell office:value-type="float" office:value="4.883053" calcext:value-type="float">
            <text:p>4.883053</text:p>
          </table:table-cell>
          <table:table-cell office:value-type="float" office:value="0.1161695" calcext:value-type="float">
            <text:p>0.116170</text:p>
          </table:table-cell>
          <table:table-cell office:value-type="float" office:value="-0.1314208" calcext:value-type="float">
            <text:p>-0.131421</text:p>
          </table:table-cell>
        </table:table-row>
        <table:table-row table:style-name="ro1">
          <table:table-cell office:value-type="float" office:value="4.916498" calcext:value-type="float">
            <text:p>4.916498</text:p>
          </table:table-cell>
          <table:table-cell office:value-type="float" office:value="0.1146605" calcext:value-type="float">
            <text:p>0.114661</text:p>
          </table:table-cell>
          <table:table-cell office:value-type="float" office:value="-0.132447" calcext:value-type="float">
            <text:p>-0.132447</text:p>
          </table:table-cell>
        </table:table-row>
        <table:table-row table:style-name="ro1">
          <table:table-cell office:value-type="float" office:value="4.949944" calcext:value-type="float">
            <text:p>4.949944</text:p>
          </table:table-cell>
          <table:table-cell office:value-type="float" office:value="0.1117747" calcext:value-type="float">
            <text:p>0.111775</text:p>
          </table:table-cell>
          <table:table-cell office:value-type="float" office:value="-0.1341684" calcext:value-type="float">
            <text:p>-0.134168</text:p>
          </table:table-cell>
        </table:table-row>
        <table:table-row table:style-name="ro1">
          <table:table-cell office:value-type="float" office:value="4.983389" calcext:value-type="float">
            <text:p>4.983389</text:p>
          </table:table-cell>
          <table:table-cell office:value-type="float" office:value="0.1079816" calcext:value-type="float">
            <text:p>0.107982</text:p>
          </table:table-cell>
          <table:table-cell office:value-type="float" office:value="-0.1365343" calcext:value-type="float">
            <text:p>-0.136534</text:p>
          </table:table-cell>
        </table:table-row>
        <table:table-row table:style-name="ro1">
          <table:table-cell office:value-type="float" office:value="5.016835" calcext:value-type="float">
            <text:p>5.016835</text:p>
          </table:table-cell>
          <table:table-cell office:value-type="float" office:value="0.1035701" calcext:value-type="float">
            <text:p>0.103570</text:p>
          </table:table-cell>
          <table:table-cell office:value-type="float" office:value="-0.1391305" calcext:value-type="float">
            <text:p>-0.139131</text:p>
          </table:table-cell>
        </table:table-row>
        <table:table-row table:style-name="ro1">
          <table:table-cell office:value-type="float" office:value="5.050281" calcext:value-type="float">
            <text:p>5.050281</text:p>
          </table:table-cell>
          <table:table-cell office:value-type="float" office:value="0.09893961" calcext:value-type="float">
            <text:p>0.098940</text:p>
          </table:table-cell>
          <table:table-cell office:value-type="float" office:value="-0.1416788" calcext:value-type="float">
            <text:p>-0.141679</text:p>
          </table:table-cell>
        </table:table-row>
        <table:table-row table:style-name="ro1">
          <table:table-cell office:value-type="float" office:value="5.083726" calcext:value-type="float">
            <text:p>5.083726</text:p>
          </table:table-cell>
          <table:table-cell office:value-type="float" office:value="0.09465676" calcext:value-type="float">
            <text:p>0.094657</text:p>
          </table:table-cell>
          <table:table-cell office:value-type="float" office:value="-0.1436952" calcext:value-type="float">
            <text:p>-0.143695</text:p>
          </table:table-cell>
        </table:table-row>
        <table:table-row table:style-name="ro1">
          <table:table-cell office:value-type="float" office:value="5.117172" calcext:value-type="float">
            <text:p>5.117172</text:p>
          </table:table-cell>
          <table:table-cell office:value-type="float" office:value="0.09118537" calcext:value-type="float">
            <text:p>0.091185</text:p>
          </table:table-cell>
          <table:table-cell office:value-type="float" office:value="-0.1453872" calcext:value-type="float">
            <text:p>-0.145387</text:p>
          </table:table-cell>
        </table:table-row>
        <table:table-row table:style-name="ro1">
          <table:table-cell office:value-type="float" office:value="5.150617" calcext:value-type="float">
            <text:p>5.150617</text:p>
          </table:table-cell>
          <table:table-cell office:value-type="float" office:value="0.08880426" calcext:value-type="float">
            <text:p>0.088804</text:p>
          </table:table-cell>
          <table:table-cell office:value-type="float" office:value="-0.1464254" calcext:value-type="float">
            <text:p>-0.146425</text:p>
          </table:table-cell>
        </table:table-row>
        <table:table-row table:style-name="ro1">
          <table:table-cell office:value-type="float" office:value="5.184063" calcext:value-type="float">
            <text:p>5.184063</text:p>
          </table:table-cell>
          <table:table-cell office:value-type="float" office:value="0.08766934" calcext:value-type="float">
            <text:p>0.087669</text:p>
          </table:table-cell>
          <table:table-cell office:value-type="float" office:value="-0.1467996" calcext:value-type="float">
            <text:p>-0.146800</text:p>
          </table:table-cell>
        </table:table-row>
        <table:table-row table:style-name="ro1">
          <table:table-cell office:value-type="float" office:value="5.217508" calcext:value-type="float">
            <text:p>5.217508</text:p>
          </table:table-cell>
          <table:table-cell office:value-type="float" office:value="0.08807704" calcext:value-type="float">
            <text:p>0.088077</text:p>
          </table:table-cell>
          <table:table-cell office:value-type="float" office:value="-0.1468332" calcext:value-type="float">
            <text:p>-0.146833</text:p>
          </table:table-cell>
        </table:table-row>
        <table:table-row table:style-name="ro1">
          <table:table-cell office:value-type="float" office:value="5.250954" calcext:value-type="float">
            <text:p>5.250954</text:p>
          </table:table-cell>
          <table:table-cell office:value-type="float" office:value="0.08982198" calcext:value-type="float">
            <text:p>0.089822</text:p>
          </table:table-cell>
          <table:table-cell office:value-type="float" office:value="-0.1462605" calcext:value-type="float">
            <text:p>-0.146261</text:p>
          </table:table-cell>
        </table:table-row>
        <table:table-row table:style-name="ro1">
          <table:table-cell office:value-type="float" office:value="5.2844" calcext:value-type="float">
            <text:p>5.284400</text:p>
          </table:table-cell>
          <table:table-cell office:value-type="float" office:value="0.09263558" calcext:value-type="float">
            <text:p>0.092636</text:p>
          </table:table-cell>
          <table:table-cell office:value-type="float" office:value="-0.1451035" calcext:value-type="float">
            <text:p>-0.145104</text:p>
          </table:table-cell>
        </table:table-row>
        <table:table-row table:style-name="ro1">
          <table:table-cell office:value-type="float" office:value="5.317845" calcext:value-type="float">
            <text:p>5.317845</text:p>
          </table:table-cell>
          <table:table-cell office:value-type="float" office:value="0.0962273" calcext:value-type="float">
            <text:p>0.096227</text:p>
          </table:table-cell>
          <table:table-cell office:value-type="float" office:value="-0.1434968" calcext:value-type="float">
            <text:p>-0.143497</text:p>
          </table:table-cell>
        </table:table-row>
        <table:table-row table:style-name="ro1">
          <table:table-cell office:value-type="float" office:value="5.351291" calcext:value-type="float">
            <text:p>5.351291</text:p>
          </table:table-cell>
          <table:table-cell office:value-type="float" office:value="0.1003421" calcext:value-type="float">
            <text:p>0.100342</text:p>
          </table:table-cell>
          <table:table-cell office:value-type="float" office:value="-0.1413766" calcext:value-type="float">
            <text:p>-0.141377</text:p>
          </table:table-cell>
        </table:table-row>
        <table:table-row table:style-name="ro1">
          <table:table-cell office:value-type="float" office:value="5.384736" calcext:value-type="float">
            <text:p>5.384736</text:p>
          </table:table-cell>
          <table:table-cell office:value-type="float" office:value="0.1042895" calcext:value-type="float">
            <text:p>0.104290</text:p>
          </table:table-cell>
          <table:table-cell office:value-type="float" office:value="-0.1392003" calcext:value-type="float">
            <text:p>-0.139200</text:p>
          </table:table-cell>
        </table:table-row>
        <table:table-row table:style-name="ro1">
          <table:table-cell office:value-type="float" office:value="5.418182" calcext:value-type="float">
            <text:p>5.418182</text:p>
          </table:table-cell>
          <table:table-cell office:value-type="float" office:value="0.1077627" calcext:value-type="float">
            <text:p>0.107763</text:p>
          </table:table-cell>
          <table:table-cell office:value-type="float" office:value="-0.1371857" calcext:value-type="float">
            <text:p>-0.137186</text:p>
          </table:table-cell>
        </table:table-row>
        <table:table-row table:style-name="ro1">
          <table:table-cell office:value-type="float" office:value="5.451627" calcext:value-type="float">
            <text:p>5.451627</text:p>
          </table:table-cell>
          <table:table-cell office:value-type="float" office:value="0.1104392" calcext:value-type="float">
            <text:p>0.110439</text:p>
          </table:table-cell>
          <table:table-cell office:value-type="float" office:value="-0.1355069" calcext:value-type="float">
            <text:p>-0.135507</text:p>
          </table:table-cell>
        </table:table-row>
        <table:table-row table:style-name="ro1">
          <table:table-cell office:value-type="float" office:value="5.485073" calcext:value-type="float">
            <text:p>5.485073</text:p>
          </table:table-cell>
          <table:table-cell office:value-type="float" office:value="0.1121302" calcext:value-type="float">
            <text:p>0.112130</text:p>
          </table:table-cell>
          <table:table-cell office:value-type="float" office:value="-0.1343637" calcext:value-type="float">
            <text:p>-0.134364</text:p>
          </table:table-cell>
        </table:table-row>
        <table:table-row table:style-name="ro1">
          <table:table-cell office:value-type="float" office:value="5.518519" calcext:value-type="float">
            <text:p>5.518519</text:p>
          </table:table-cell>
          <table:table-cell office:value-type="float" office:value="0.1127417" calcext:value-type="float">
            <text:p>0.112742</text:p>
          </table:table-cell>
          <table:table-cell office:value-type="float" office:value="-0.1338214" calcext:value-type="float">
            <text:p>-0.133821</text:p>
          </table:table-cell>
        </table:table-row>
        <table:table-row table:style-name="ro1">
          <table:table-cell office:value-type="float" office:value="5.551964" calcext:value-type="float">
            <text:p>5.551964</text:p>
          </table:table-cell>
          <table:table-cell office:value-type="float" office:value="0.1123282" calcext:value-type="float">
            <text:p>0.112328</text:p>
          </table:table-cell>
          <table:table-cell office:value-type="float" office:value="-0.1340996" calcext:value-type="float">
            <text:p>-0.134100</text:p>
          </table:table-cell>
        </table:table-row>
        <table:table-row table:style-name="ro1">
          <table:table-cell office:value-type="float" office:value="5.58541" calcext:value-type="float">
            <text:p>5.585410</text:p>
          </table:table-cell>
          <table:table-cell office:value-type="float" office:value="0.1109068" calcext:value-type="float">
            <text:p>0.110907</text:p>
          </table:table-cell>
          <table:table-cell office:value-type="float" office:value="-0.1350297" calcext:value-type="float">
            <text:p>-0.135030</text:p>
          </table:table-cell>
        </table:table-row>
        <table:table-row table:style-name="ro1">
          <table:table-cell office:value-type="float" office:value="5.618855" calcext:value-type="float">
            <text:p>5.618855</text:p>
          </table:table-cell>
          <table:table-cell office:value-type="float" office:value="0.1084524" calcext:value-type="float">
            <text:p>0.108452</text:p>
          </table:table-cell>
          <table:table-cell office:value-type="float" office:value="-0.1364965" calcext:value-type="float">
            <text:p>-0.136497</text:p>
          </table:table-cell>
        </table:table-row>
        <table:table-row table:style-name="ro1">
          <table:table-cell office:value-type="float" office:value="5.652301" calcext:value-type="float">
            <text:p>5.652301</text:p>
          </table:table-cell>
          <table:table-cell office:value-type="float" office:value="0.1053344" calcext:value-type="float">
            <text:p>0.105334</text:p>
          </table:table-cell>
          <table:table-cell office:value-type="float" office:value="-0.1383445" calcext:value-type="float">
            <text:p>-0.138345</text:p>
          </table:table-cell>
        </table:table-row>
        <table:table-row table:style-name="ro1">
          <table:table-cell office:value-type="float" office:value="5.685746" calcext:value-type="float">
            <text:p>5.685746</text:p>
          </table:table-cell>
          <table:table-cell office:value-type="float" office:value="0.1018256" calcext:value-type="float">
            <text:p>0.101826</text:p>
          </table:table-cell>
          <table:table-cell office:value-type="float" office:value="-0.1402704" calcext:value-type="float">
            <text:p>-0.140270</text:p>
          </table:table-cell>
        </table:table-row>
        <table:table-row table:style-name="ro1">
          <table:table-cell office:value-type="float" office:value="5.719192" calcext:value-type="float">
            <text:p>5.719192</text:p>
          </table:table-cell>
          <table:table-cell office:value-type="float" office:value="0.09833592" calcext:value-type="float">
            <text:p>0.098336</text:p>
          </table:table-cell>
          <table:table-cell office:value-type="float" office:value="-0.1420869" calcext:value-type="float">
            <text:p>-0.142087</text:p>
          </table:table-cell>
        </table:table-row>
        <table:table-row table:style-name="ro1">
          <table:table-cell office:value-type="float" office:value="5.752637" calcext:value-type="float">
            <text:p>5.752637</text:p>
          </table:table-cell>
          <table:table-cell office:value-type="float" office:value="0.09511498" calcext:value-type="float">
            <text:p>0.095115</text:p>
          </table:table-cell>
          <table:table-cell office:value-type="float" office:value="-0.1436751" calcext:value-type="float">
            <text:p>-0.143675</text:p>
          </table:table-cell>
        </table:table-row>
        <table:table-row table:style-name="ro1">
          <table:table-cell office:value-type="float" office:value="5.786083" calcext:value-type="float">
            <text:p>5.786083</text:p>
          </table:table-cell>
          <table:table-cell office:value-type="float" office:value="0.09258712" calcext:value-type="float">
            <text:p>0.092587</text:p>
          </table:table-cell>
          <table:table-cell office:value-type="float" office:value="-0.144846" calcext:value-type="float">
            <text:p>-0.144846</text:p>
          </table:table-cell>
        </table:table-row>
        <table:table-row table:style-name="ro1">
          <table:table-cell office:value-type="float" office:value="5.819529" calcext:value-type="float">
            <text:p>5.819529</text:p>
          </table:table-cell>
          <table:table-cell office:value-type="float" office:value="0.09090321" calcext:value-type="float">
            <text:p>0.090903</text:p>
          </table:table-cell>
          <table:table-cell office:value-type="float" office:value="-0.145539" calcext:value-type="float">
            <text:p>-0.145539</text:p>
          </table:table-cell>
        </table:table-row>
        <table:table-row table:style-name="ro1">
          <table:table-cell office:value-type="float" office:value="5.852974" calcext:value-type="float">
            <text:p>5.852974</text:p>
          </table:table-cell>
          <table:table-cell office:value-type="float" office:value="0.0903692" calcext:value-type="float">
            <text:p>0.090369</text:p>
          </table:table-cell>
          <table:table-cell office:value-type="float" office:value="-0.1456931" calcext:value-type="float">
            <text:p>-0.145693</text:p>
          </table:table-cell>
        </table:table-row>
        <table:table-row table:style-name="ro1">
          <table:table-cell office:value-type="float" office:value="5.88642" calcext:value-type="float">
            <text:p>5.886420</text:p>
          </table:table-cell>
          <table:table-cell office:value-type="float" office:value="0.09096906" calcext:value-type="float">
            <text:p>0.090969</text:p>
          </table:table-cell>
          <table:table-cell office:value-type="float" office:value="-0.1454392" calcext:value-type="float">
            <text:p>-0.145439</text:p>
          </table:table-cell>
        </table:table-row>
        <table:table-row table:style-name="ro1">
          <table:table-cell office:value-type="float" office:value="5.919865" calcext:value-type="float">
            <text:p>5.919865</text:p>
          </table:table-cell>
          <table:table-cell office:value-type="float" office:value="0.09254628" calcext:value-type="float">
            <text:p>0.092546</text:p>
          </table:table-cell>
          <table:table-cell office:value-type="float" office:value="-0.1446663" calcext:value-type="float">
            <text:p>-0.144666</text:p>
          </table:table-cell>
        </table:table-row>
        <table:table-row table:style-name="ro1">
          <table:table-cell office:value-type="float" office:value="5.953311" calcext:value-type="float">
            <text:p>5.953311</text:p>
          </table:table-cell>
          <table:table-cell office:value-type="float" office:value="0.09496709" calcext:value-type="float">
            <text:p>0.094967</text:p>
          </table:table-cell>
          <table:table-cell office:value-type="float" office:value="-0.1435572" calcext:value-type="float">
            <text:p>-0.143557</text:p>
          </table:table-cell>
        </table:table-row>
        <table:table-row table:style-name="ro1">
          <table:table-cell office:value-type="float" office:value="5.986756" calcext:value-type="float">
            <text:p>5.986756</text:p>
          </table:table-cell>
          <table:table-cell office:value-type="float" office:value="0.09804162" calcext:value-type="float">
            <text:p>0.098042</text:p>
          </table:table-cell>
          <table:table-cell office:value-type="float" office:value="-0.1421115" calcext:value-type="float">
            <text:p>-0.142112</text:p>
          </table:table-cell>
        </table:table-row>
        <table:table-row table:style-name="ro1">
          <table:table-cell office:value-type="float" office:value="6.020202" calcext:value-type="float">
            <text:p>6.020202</text:p>
          </table:table-cell>
          <table:table-cell office:value-type="float" office:value="0.1012637" calcext:value-type="float">
            <text:p>0.101264</text:p>
          </table:table-cell>
          <table:table-cell office:value-type="float" office:value="-0.1403863" calcext:value-type="float">
            <text:p>-0.140386</text:p>
          </table:table-cell>
        </table:table-row>
        <table:table-row table:style-name="ro1">
          <table:table-cell office:value-type="float" office:value="6.053648" calcext:value-type="float">
            <text:p>6.053648</text:p>
          </table:table-cell>
          <table:table-cell office:value-type="float" office:value="0.1044701" calcext:value-type="float">
            <text:p>0.104470</text:p>
          </table:table-cell>
          <table:table-cell office:value-type="float" office:value="-0.1385731" calcext:value-type="float">
            <text:p>-0.138573</text:p>
          </table:table-cell>
        </table:table-row>
        <table:table-row table:style-name="ro1">
          <table:table-cell office:value-type="float" office:value="6.087093" calcext:value-type="float">
            <text:p>6.087093</text:p>
          </table:table-cell>
          <table:table-cell office:value-type="float" office:value="0.1071872" calcext:value-type="float">
            <text:p>0.107187</text:p>
          </table:table-cell>
          <table:table-cell office:value-type="float" office:value="-0.1369961" calcext:value-type="float">
            <text:p>-0.136996</text:p>
          </table:table-cell>
        </table:table-row>
        <table:table-row table:style-name="ro1">
          <table:table-cell office:value-type="float" office:value="6.120539" calcext:value-type="float">
            <text:p>6.120539</text:p>
          </table:table-cell>
          <table:table-cell office:value-type="float" office:value="0.1091776" calcext:value-type="float">
            <text:p>0.109178</text:p>
          </table:table-cell>
          <table:table-cell office:value-type="float" office:value="-0.1357719" calcext:value-type="float">
            <text:p>-0.135772</text:p>
          </table:table-cell>
        </table:table-row>
        <table:table-row table:style-name="ro1">
          <table:table-cell office:value-type="float" office:value="6.153984" calcext:value-type="float">
            <text:p>6.153984</text:p>
          </table:table-cell>
          <table:table-cell office:value-type="float" office:value="0.1102163" calcext:value-type="float">
            <text:p>0.110216</text:p>
          </table:table-cell>
          <table:table-cell office:value-type="float" office:value="-0.1350593" calcext:value-type="float">
            <text:p>-0.135059</text:p>
          </table:table-cell>
        </table:table-row>
        <table:table-row table:style-name="ro1">
          <table:table-cell office:value-type="float" office:value="6.18743" calcext:value-type="float">
            <text:p>6.187430</text:p>
          </table:table-cell>
          <table:table-cell office:value-type="float" office:value="0.1104314" calcext:value-type="float">
            <text:p>0.110431</text:p>
          </table:table-cell>
          <table:table-cell office:value-type="float" office:value="-0.1348926" calcext:value-type="float">
            <text:p>-0.134893</text:p>
          </table:table-cell>
        </table:table-row>
        <table:table-row table:style-name="ro1">
          <table:table-cell office:value-type="float" office:value="6.220875" calcext:value-type="float">
            <text:p>6.220875</text:p>
          </table:table-cell>
          <table:table-cell office:value-type="float" office:value="0.1097008" calcext:value-type="float">
            <text:p>0.109701</text:p>
          </table:table-cell>
          <table:table-cell office:value-type="float" office:value="-0.1353463" calcext:value-type="float">
            <text:p>-0.135346</text:p>
          </table:table-cell>
        </table:table-row>
        <table:table-row table:style-name="ro1">
          <table:table-cell office:value-type="float" office:value="6.254321" calcext:value-type="float">
            <text:p>6.254321</text:p>
          </table:table-cell>
          <table:table-cell office:value-type="float" office:value="0.1082632" calcext:value-type="float">
            <text:p>0.108263</text:p>
          </table:table-cell>
          <table:table-cell office:value-type="float" office:value="-0.1363509" calcext:value-type="float">
            <text:p>-0.136351</text:p>
          </table:table-cell>
        </table:table-row>
        <table:table-row table:style-name="ro1">
          <table:table-cell office:value-type="float" office:value="6.287767" calcext:value-type="float">
            <text:p>6.287767</text:p>
          </table:table-cell>
          <table:table-cell office:value-type="float" office:value="0.1061255" calcext:value-type="float">
            <text:p>0.106126</text:p>
          </table:table-cell>
          <table:table-cell office:value-type="float" office:value="-0.1376603" calcext:value-type="float">
            <text:p>-0.137660</text:p>
          </table:table-cell>
        </table:table-row>
        <table:table-row table:style-name="ro1">
          <table:table-cell office:value-type="float" office:value="6.321212" calcext:value-type="float">
            <text:p>6.321212</text:p>
          </table:table-cell>
          <table:table-cell office:value-type="float" office:value="0.1035798" calcext:value-type="float">
            <text:p>0.103580</text:p>
          </table:table-cell>
          <table:table-cell office:value-type="float" office:value="-0.1391292" calcext:value-type="float">
            <text:p>-0.139129</text:p>
          </table:table-cell>
        </table:table-row>
        <table:table-row table:style-name="ro1">
          <table:table-cell office:value-type="float" office:value="6.354658" calcext:value-type="float">
            <text:p>6.354658</text:p>
          </table:table-cell>
          <table:table-cell office:value-type="float" office:value="0.1007347" calcext:value-type="float">
            <text:p>0.100735</text:p>
          </table:table-cell>
          <table:table-cell office:value-type="float" office:value="-0.1407428" calcext:value-type="float">
            <text:p>-0.140743</text:p>
          </table:table-cell>
        </table:table-row>
        <table:table-row table:style-name="ro1">
          <table:table-cell office:value-type="float" office:value="6.388103" calcext:value-type="float">
            <text:p>6.388103</text:p>
          </table:table-cell>
          <table:table-cell office:value-type="float" office:value="0.09786617" calcext:value-type="float">
            <text:p>0.097866</text:p>
          </table:table-cell>
          <table:table-cell office:value-type="float" office:value="-0.1422539" calcext:value-type="float">
            <text:p>-0.142254</text:p>
          </table:table-cell>
        </table:table-row>
        <table:table-row table:style-name="ro1">
          <table:table-cell office:value-type="float" office:value="6.421549" calcext:value-type="float">
            <text:p>6.421549</text:p>
          </table:table-cell>
          <table:table-cell office:value-type="float" office:value="0.09535826" calcext:value-type="float">
            <text:p>0.095358</text:p>
          </table:table-cell>
          <table:table-cell office:value-type="float" office:value="-0.1433219" calcext:value-type="float">
            <text:p>-0.143322</text:p>
          </table:table-cell>
        </table:table-row>
        <table:table-row table:style-name="ro1">
          <table:table-cell office:value-type="float" office:value="6.454994" calcext:value-type="float">
            <text:p>6.454994</text:p>
          </table:table-cell>
          <table:table-cell office:value-type="float" office:value="0.09360766" calcext:value-type="float">
            <text:p>0.093608</text:p>
          </table:table-cell>
          <table:table-cell office:value-type="float" office:value="-0.1442939" calcext:value-type="float">
            <text:p>-0.144294</text:p>
          </table:table-cell>
        </table:table-row>
        <table:table-row table:style-name="ro1">
          <table:table-cell office:value-type="float" office:value="6.48844" calcext:value-type="float">
            <text:p>6.488440</text:p>
          </table:table-cell>
          <table:table-cell office:value-type="float" office:value="0.09259102" calcext:value-type="float">
            <text:p>0.092591</text:p>
          </table:table-cell>
          <table:table-cell office:value-type="float" office:value="-0.1447758" calcext:value-type="float">
            <text:p>-0.144776</text:p>
          </table:table-cell>
        </table:table-row>
        <table:table-row table:style-name="ro1">
          <table:table-cell office:value-type="float" office:value="6.521886" calcext:value-type="float">
            <text:p>6.521886</text:p>
          </table:table-cell>
          <table:table-cell office:value-type="float" office:value="0.09250709" calcext:value-type="float">
            <text:p>0.092507</text:p>
          </table:table-cell>
          <table:table-cell office:value-type="float" office:value="-0.1447" calcext:value-type="float">
            <text:p>-0.144700</text:p>
          </table:table-cell>
        </table:table-row>
        <table:table-row table:style-name="ro1">
          <table:table-cell office:value-type="float" office:value="6.555331" calcext:value-type="float">
            <text:p>6.555331</text:p>
          </table:table-cell>
          <table:table-cell office:value-type="float" office:value="0.09325028" calcext:value-type="float">
            <text:p>0.093250</text:p>
          </table:table-cell>
          <table:table-cell office:value-type="float" office:value="-0.144371" calcext:value-type="float">
            <text:p>-0.144371</text:p>
          </table:table-cell>
        </table:table-row>
        <table:table-row table:style-name="ro1">
          <table:table-cell office:value-type="float" office:value="6.588777" calcext:value-type="float">
            <text:p>6.588777</text:p>
          </table:table-cell>
          <table:table-cell office:value-type="float" office:value="0.09482109" calcext:value-type="float">
            <text:p>0.094821</text:p>
          </table:table-cell>
          <table:table-cell office:value-type="float" office:value="-0.1436935" calcext:value-type="float">
            <text:p>-0.143694</text:p>
          </table:table-cell>
        </table:table-row>
        <table:table-row table:style-name="ro1">
          <table:table-cell office:value-type="float" office:value="6.622222" calcext:value-type="float">
            <text:p>6.622222</text:p>
          </table:table-cell>
          <table:table-cell office:value-type="float" office:value="0.09699218" calcext:value-type="float">
            <text:p>0.096992</text:p>
          </table:table-cell>
          <table:table-cell office:value-type="float" office:value="-0.1426678" calcext:value-type="float">
            <text:p>-0.142668</text:p>
          </table:table-cell>
        </table:table-row>
        <table:table-row table:style-name="ro1">
          <table:table-cell office:value-type="float" office:value="6.655668" calcext:value-type="float">
            <text:p>6.655668</text:p>
          </table:table-cell>
          <table:table-cell office:value-type="float" office:value="0.09947705" calcext:value-type="float">
            <text:p>0.099477</text:p>
          </table:table-cell>
          <table:table-cell office:value-type="float" office:value="-0.1414609" calcext:value-type="float">
            <text:p>-0.141461</text:p>
          </table:table-cell>
        </table:table-row>
        <table:table-row table:style-name="ro1">
          <table:table-cell office:value-type="float" office:value="6.689113" calcext:value-type="float">
            <text:p>6.689113</text:p>
          </table:table-cell>
          <table:table-cell office:value-type="float" office:value="0.1021303" calcext:value-type="float">
            <text:p>0.102130</text:p>
          </table:table-cell>
          <table:table-cell office:value-type="float" office:value="-0.1402143" calcext:value-type="float">
            <text:p>-0.140214</text:p>
          </table:table-cell>
        </table:table-row>
        <table:table-row table:style-name="ro1">
          <table:table-cell office:value-type="float" office:value="6.722559" calcext:value-type="float">
            <text:p>6.722559</text:p>
          </table:table-cell>
          <table:table-cell office:value-type="float" office:value="0.1044848" calcext:value-type="float">
            <text:p>0.104485</text:p>
          </table:table-cell>
          <table:table-cell office:value-type="float" office:value="-0.1388355" calcext:value-type="float">
            <text:p>-0.138836</text:p>
          </table:table-cell>
        </table:table-row>
        <table:table-row table:style-name="ro1">
          <table:table-cell office:value-type="float" office:value="6.756004" calcext:value-type="float">
            <text:p>6.756004</text:p>
          </table:table-cell>
          <table:table-cell office:value-type="float" office:value="0.1065175" calcext:value-type="float">
            <text:p>0.106518</text:p>
          </table:table-cell>
          <table:table-cell office:value-type="float" office:value="-0.137809" calcext:value-type="float">
            <text:p>-0.137809</text:p>
          </table:table-cell>
        </table:table-row>
        <table:table-row table:style-name="ro1">
          <table:table-cell office:value-type="float" office:value="6.78945" calcext:value-type="float">
            <text:p>6.789450</text:p>
          </table:table-cell>
          <table:table-cell office:value-type="float" office:value="0.1078027" calcext:value-type="float">
            <text:p>0.107803</text:p>
          </table:table-cell>
          <table:table-cell office:value-type="float" office:value="-0.1369182" calcext:value-type="float">
            <text:p>-0.136918</text:p>
          </table:table-cell>
        </table:table-row>
        <table:table-row table:style-name="ro1">
          <table:table-cell office:value-type="float" office:value="6.822896" calcext:value-type="float">
            <text:p>6.822896</text:p>
          </table:table-cell>
          <table:table-cell office:value-type="float" office:value="0.108345" calcext:value-type="float">
            <text:p>0.108345</text:p>
          </table:table-cell>
          <table:table-cell office:value-type="float" office:value="-0.1365512" calcext:value-type="float">
            <text:p>-0.136551</text:p>
          </table:table-cell>
        </table:table-row>
        <table:table-row table:style-name="ro1">
          <table:table-cell office:value-type="float" office:value="6.856341" calcext:value-type="float">
            <text:p>6.856341</text:p>
          </table:table-cell>
          <table:table-cell office:value-type="float" office:value="0.1081973" calcext:value-type="float">
            <text:p>0.108197</text:p>
          </table:table-cell>
          <table:table-cell office:value-type="float" office:value="-0.1365907" calcext:value-type="float">
            <text:p>-0.136591</text:p>
          </table:table-cell>
        </table:table-row>
        <table:table-row table:style-name="ro1">
          <table:table-cell office:value-type="float" office:value="6.889787" calcext:value-type="float">
            <text:p>6.889787</text:p>
          </table:table-cell>
          <table:table-cell office:value-type="float" office:value="0.1073543" calcext:value-type="float">
            <text:p>0.107354</text:p>
          </table:table-cell>
          <table:table-cell office:value-type="float" office:value="-0.1372372" calcext:value-type="float">
            <text:p>-0.137237</text:p>
          </table:table-cell>
        </table:table-row>
        <table:table-row table:style-name="ro1">
          <table:table-cell office:value-type="float" office:value="6.923232" calcext:value-type="float">
            <text:p>6.923232</text:p>
          </table:table-cell>
          <table:table-cell office:value-type="float" office:value="0.1058176" calcext:value-type="float">
            <text:p>0.105818</text:p>
          </table:table-cell>
          <table:table-cell office:value-type="float" office:value="-0.1381402" calcext:value-type="float">
            <text:p>-0.138140</text:p>
          </table:table-cell>
        </table:table-row>
        <table:table-row table:style-name="ro1">
          <table:table-cell office:value-type="float" office:value="6.956678" calcext:value-type="float">
            <text:p>6.956678</text:p>
          </table:table-cell>
          <table:table-cell office:value-type="float" office:value="0.1039225" calcext:value-type="float">
            <text:p>0.103923</text:p>
          </table:table-cell>
          <table:table-cell office:value-type="float" office:value="-0.139202" calcext:value-type="float">
            <text:p>-0.139202</text:p>
          </table:table-cell>
        </table:table-row>
        <table:table-row table:style-name="ro1">
          <table:table-cell office:value-type="float" office:value="6.990123" calcext:value-type="float">
            <text:p>6.990123</text:p>
          </table:table-cell>
          <table:table-cell office:value-type="float" office:value="0.1017367" calcext:value-type="float">
            <text:p>0.101737</text:p>
          </table:table-cell>
          <table:table-cell office:value-type="float" office:value="-0.1404004" calcext:value-type="float">
            <text:p>-0.140400</text:p>
          </table:table-cell>
        </table:table-row>
        <table:table-row table:style-name="ro1">
          <table:table-cell office:value-type="float" office:value="7.023569" calcext:value-type="float">
            <text:p>7.023569</text:p>
          </table:table-cell>
          <table:table-cell office:value-type="float" office:value="0.0994557" calcext:value-type="float">
            <text:p>0.099456</text:p>
          </table:table-cell>
          <table:table-cell office:value-type="float" office:value="-0.1416105" calcext:value-type="float">
            <text:p>-0.141611</text:p>
          </table:table-cell>
        </table:table-row>
        <table:table-row table:style-name="ro1">
          <table:table-cell office:value-type="float" office:value="7.057015" calcext:value-type="float">
            <text:p>7.057015</text:p>
          </table:table-cell>
          <table:table-cell office:value-type="float" office:value="0.09734054" calcext:value-type="float">
            <text:p>0.097341</text:p>
          </table:table-cell>
          <table:table-cell office:value-type="float" office:value="-0.1427568" calcext:value-type="float">
            <text:p>-0.142757</text:p>
          </table:table-cell>
        </table:table-row>
        <table:table-row table:style-name="ro1">
          <table:table-cell office:value-type="float" office:value="7.09046" calcext:value-type="float">
            <text:p>7.090460</text:p>
          </table:table-cell>
          <table:table-cell office:value-type="float" office:value="0.09567968" calcext:value-type="float">
            <text:p>0.095680</text:p>
          </table:table-cell>
          <table:table-cell office:value-type="float" office:value="-0.1435423" calcext:value-type="float">
            <text:p>-0.143542</text:p>
          </table:table-cell>
        </table:table-row>
        <table:table-row table:style-name="ro1">
          <table:table-cell office:value-type="float" office:value="7.123906" calcext:value-type="float">
            <text:p>7.123906</text:p>
          </table:table-cell>
          <table:table-cell office:value-type="float" office:value="0.09456582" calcext:value-type="float">
            <text:p>0.094566</text:p>
          </table:table-cell>
          <table:table-cell office:value-type="float" office:value="-0.1441973" calcext:value-type="float">
            <text:p>-0.144197</text:p>
          </table:table-cell>
        </table:table-row>
        <table:table-row table:style-name="ro1">
          <table:table-cell office:value-type="float" office:value="7.157351" calcext:value-type="float">
            <text:p>7.157351</text:p>
          </table:table-cell>
          <table:table-cell office:value-type="float" office:value="0.09402727" calcext:value-type="float">
            <text:p>0.094027</text:p>
          </table:table-cell>
          <table:table-cell office:value-type="float" office:value="-0.1444077" calcext:value-type="float">
            <text:p>-0.144408</text:p>
          </table:table-cell>
        </table:table-row>
        <table:table-row table:style-name="ro1">
          <table:table-cell office:value-type="float" office:value="7.190797" calcext:value-type="float">
            <text:p>7.190797</text:p>
          </table:table-cell>
          <table:table-cell office:value-type="float" office:value="0.09433773" calcext:value-type="float">
            <text:p>0.094338</text:p>
          </table:table-cell>
          <table:table-cell office:value-type="float" office:value="-0.144374" calcext:value-type="float">
            <text:p>-0.144374</text:p>
          </table:table-cell>
        </table:table-row>
        <table:table-row table:style-name="ro1">
          <table:table-cell office:value-type="float" office:value="7.224242" calcext:value-type="float">
            <text:p>7.224242</text:p>
          </table:table-cell>
          <table:table-cell office:value-type="float" office:value="0.09526936" calcext:value-type="float">
            <text:p>0.095269</text:p>
          </table:table-cell>
          <table:table-cell office:value-type="float" office:value="-0.1439739" calcext:value-type="float">
            <text:p>-0.143974</text:p>
          </table:table-cell>
        </table:table-row>
        <table:table-row table:style-name="ro1">
          <table:table-cell office:value-type="float" office:value="7.257688" calcext:value-type="float">
            <text:p>7.257688</text:p>
          </table:table-cell>
          <table:table-cell office:value-type="float" office:value="0.09676759" calcext:value-type="float">
            <text:p>0.096768</text:p>
          </table:table-cell>
          <table:table-cell office:value-type="float" office:value="-0.1431522" calcext:value-type="float">
            <text:p>-0.143152</text:p>
          </table:table-cell>
        </table:table-row>
        <table:table-row table:style-name="ro1">
          <table:table-cell office:value-type="float" office:value="7.291134" calcext:value-type="float">
            <text:p>7.291134</text:p>
          </table:table-cell>
          <table:table-cell office:value-type="float" office:value="0.09859131" calcext:value-type="float">
            <text:p>0.098591</text:p>
          </table:table-cell>
          <table:table-cell office:value-type="float" office:value="-0.1421213" calcext:value-type="float">
            <text:p>-0.142121</text:p>
          </table:table-cell>
        </table:table-row>
        <table:table-row table:style-name="ro1">
          <table:table-cell office:value-type="float" office:value="7.324579" calcext:value-type="float">
            <text:p>7.324579</text:p>
          </table:table-cell>
          <table:table-cell office:value-type="float" office:value="0.1007029" calcext:value-type="float">
            <text:p>0.100703</text:p>
          </table:table-cell>
          <table:table-cell office:value-type="float" office:value="-0.1410287" calcext:value-type="float">
            <text:p>-0.141029</text:p>
          </table:table-cell>
        </table:table-row>
        <table:table-row table:style-name="ro1">
          <table:table-cell office:value-type="float" office:value="7.358025" calcext:value-type="float">
            <text:p>7.358025</text:p>
          </table:table-cell>
          <table:table-cell office:value-type="float" office:value="0.1026135" calcext:value-type="float">
            <text:p>0.102614</text:p>
          </table:table-cell>
          <table:table-cell office:value-type="float" office:value="-0.1398959" calcext:value-type="float">
            <text:p>-0.139896</text:p>
          </table:table-cell>
        </table:table-row>
        <table:table-row table:style-name="ro1">
          <table:table-cell office:value-type="float" office:value="7.39147" calcext:value-type="float">
            <text:p>7.391470</text:p>
          </table:table-cell>
          <table:table-cell office:value-type="float" office:value="0.1045127" calcext:value-type="float">
            <text:p>0.104513</text:p>
          </table:table-cell>
          <table:table-cell office:value-type="float" office:value="-0.1389728" calcext:value-type="float">
            <text:p>-0.138973</text:p>
          </table:table-cell>
        </table:table-row>
        <table:table-row table:style-name="ro1">
          <table:table-cell office:value-type="float" office:value="7.424916" calcext:value-type="float">
            <text:p>7.424916</text:p>
          </table:table-cell>
          <table:table-cell office:value-type="float" office:value="0.1059309" calcext:value-type="float">
            <text:p>0.105931</text:p>
          </table:table-cell>
          <table:table-cell office:value-type="float" office:value="-0.1382089" calcext:value-type="float">
            <text:p>-0.138209</text:p>
          </table:table-cell>
        </table:table-row>
        <table:table-row table:style-name="ro1">
          <table:table-cell office:value-type="float" office:value="7.458361" calcext:value-type="float">
            <text:p>7.458361</text:p>
          </table:table-cell>
          <table:table-cell office:value-type="float" office:value="0.1067626" calcext:value-type="float">
            <text:p>0.106763</text:p>
          </table:table-cell>
          <table:table-cell office:value-type="float" office:value="-0.1377218" calcext:value-type="float">
            <text:p>-0.137722</text:p>
          </table:table-cell>
        </table:table-row>
        <table:table-row table:style-name="ro1">
          <table:table-cell office:value-type="float" office:value="7.491807" calcext:value-type="float">
            <text:p>7.491807</text:p>
          </table:table-cell>
          <table:table-cell office:value-type="float" office:value="0.1069288" calcext:value-type="float">
            <text:p>0.106929</text:p>
          </table:table-cell>
          <table:table-cell office:value-type="float" office:value="-0.1374736" calcext:value-type="float">
            <text:p>-0.137474</text:p>
          </table:table-cell>
        </table:table-row>
        <table:table-row table:style-name="ro1">
          <table:table-cell office:value-type="float" office:value="7.525253" calcext:value-type="float">
            <text:p>7.525253</text:p>
          </table:table-cell>
          <table:table-cell office:value-type="float" office:value="0.1064627" calcext:value-type="float">
            <text:p>0.106463</text:p>
          </table:table-cell>
          <table:table-cell office:value-type="float" office:value="-0.1377691" calcext:value-type="float">
            <text:p>-0.137769</text:p>
          </table:table-cell>
        </table:table-row>
        <table:table-row table:style-name="ro1">
          <table:table-cell office:value-type="float" office:value="7.558698" calcext:value-type="float">
            <text:p>7.558698</text:p>
          </table:table-cell>
          <table:table-cell office:value-type="float" office:value="0.1055506" calcext:value-type="float">
            <text:p>0.105551</text:p>
          </table:table-cell>
          <table:table-cell office:value-type="float" office:value="-0.1382596" calcext:value-type="float">
            <text:p>-0.138260</text:p>
          </table:table-cell>
        </table:table-row>
        <table:table-row table:style-name="ro1">
          <table:table-cell office:value-type="float" office:value="7.592144" calcext:value-type="float">
            <text:p>7.592144</text:p>
          </table:table-cell>
          <table:table-cell office:value-type="float" office:value="0.1041282" calcext:value-type="float">
            <text:p>0.104128</text:p>
          </table:table-cell>
          <table:table-cell office:value-type="float" office:value="-0.1391252" calcext:value-type="float">
            <text:p>-0.139125</text:p>
          </table:table-cell>
        </table:table-row>
        <table:table-row table:style-name="ro1">
          <table:table-cell office:value-type="float" office:value="7.625589" calcext:value-type="float">
            <text:p>7.625589</text:p>
          </table:table-cell>
          <table:table-cell office:value-type="float" office:value="0.1023562" calcext:value-type="float">
            <text:p>0.102356</text:p>
          </table:table-cell>
          <table:table-cell office:value-type="float" office:value="-0.1400805" calcext:value-type="float">
            <text:p>-0.140081</text:p>
          </table:table-cell>
        </table:table-row>
        <table:table-row table:style-name="ro1">
          <table:table-cell office:value-type="float" office:value="7.659035" calcext:value-type="float">
            <text:p>7.659035</text:p>
          </table:table-cell>
          <table:table-cell office:value-type="float" office:value="0.1004737" calcext:value-type="float">
            <text:p>0.100474</text:p>
          </table:table-cell>
          <table:table-cell office:value-type="float" office:value="-0.1411154" calcext:value-type="float">
            <text:p>-0.141115</text:p>
          </table:table-cell>
        </table:table-row>
        <table:table-row table:style-name="ro1">
          <table:table-cell office:value-type="float" office:value="7.69248" calcext:value-type="float">
            <text:p>7.692480</text:p>
          </table:table-cell>
          <table:table-cell office:value-type="float" office:value="0.0986357" calcext:value-type="float">
            <text:p>0.098636</text:p>
          </table:table-cell>
          <table:table-cell office:value-type="float" office:value="-0.1420009" calcext:value-type="float">
            <text:p>-0.142001</text:p>
          </table:table-cell>
        </table:table-row>
        <table:table-row table:style-name="ro1">
          <table:table-cell office:value-type="float" office:value="7.725926" calcext:value-type="float">
            <text:p>7.725926</text:p>
          </table:table-cell>
          <table:table-cell office:value-type="float" office:value="0.09701032" calcext:value-type="float">
            <text:p>0.097010</text:p>
          </table:table-cell>
          <table:table-cell office:value-type="float" office:value="-0.1428111" calcext:value-type="float">
            <text:p>-0.142811</text:p>
          </table:table-cell>
        </table:table-row>
        <table:table-row table:style-name="ro1">
          <table:table-cell office:value-type="float" office:value="7.759371" calcext:value-type="float">
            <text:p>7.759371</text:p>
          </table:table-cell>
          <table:table-cell office:value-type="float" office:value="0.09579997" calcext:value-type="float">
            <text:p>0.095800</text:p>
          </table:table-cell>
          <table:table-cell office:value-type="float" office:value="-0.1433362" calcext:value-type="float">
            <text:p>-0.143336</text:p>
          </table:table-cell>
        </table:table-row>
        <table:table-row table:style-name="ro1">
          <table:table-cell office:value-type="float" office:value="7.792817" calcext:value-type="float">
            <text:p>7.792817</text:p>
          </table:table-cell>
          <table:table-cell office:value-type="float" office:value="0.09509457" calcext:value-type="float">
            <text:p>0.095095</text:p>
          </table:table-cell>
          <table:table-cell office:value-type="float" office:value="-0.1437351" calcext:value-type="float">
            <text:p>-0.143735</text:p>
          </table:table-cell>
        </table:table-row>
        <table:table-row table:style-name="ro1">
          <table:table-cell office:value-type="float" office:value="7.826263" calcext:value-type="float">
            <text:p>7.826263</text:p>
          </table:table-cell>
          <table:table-cell office:value-type="float" office:value="0.09502874" calcext:value-type="float">
            <text:p>0.095029</text:p>
          </table:table-cell>
          <table:table-cell office:value-type="float" office:value="-0.1437967" calcext:value-type="float">
            <text:p>-0.143797</text:p>
          </table:table-cell>
        </table:table-row>
        <table:table-row table:style-name="ro1">
          <table:table-cell office:value-type="float" office:value="7.859708" calcext:value-type="float">
            <text:p>7.859708</text:p>
          </table:table-cell>
          <table:table-cell office:value-type="float" office:value="0.0955275" calcext:value-type="float">
            <text:p>0.095528</text:p>
          </table:table-cell>
          <table:table-cell office:value-type="float" office:value="-0.143539" calcext:value-type="float">
            <text:p>-0.143539</text:p>
          </table:table-cell>
        </table:table-row>
        <table:table-row table:style-name="ro1">
          <table:table-cell office:value-type="float" office:value="7.893154" calcext:value-type="float">
            <text:p>7.893154</text:p>
          </table:table-cell>
          <table:table-cell office:value-type="float" office:value="0.09652432" calcext:value-type="float">
            <text:p>0.096524</text:p>
          </table:table-cell>
          <table:table-cell office:value-type="float" office:value="-0.1430094" calcext:value-type="float">
            <text:p>-0.143009</text:p>
          </table:table-cell>
        </table:table-row>
        <table:table-row table:style-name="ro1">
          <table:table-cell office:value-type="float" office:value="7.926599" calcext:value-type="float">
            <text:p>7.926599</text:p>
          </table:table-cell>
          <table:table-cell office:value-type="float" office:value="0.09797656" calcext:value-type="float">
            <text:p>0.097977</text:p>
          </table:table-cell>
          <table:table-cell office:value-type="float" office:value="-0.1422876" calcext:value-type="float">
            <text:p>-0.142288</text:p>
          </table:table-cell>
        </table:table-row>
        <table:table-row table:style-name="ro1">
          <table:table-cell office:value-type="float" office:value="7.960045" calcext:value-type="float">
            <text:p>7.960045</text:p>
          </table:table-cell>
          <table:table-cell office:value-type="float" office:value="0.09960191" calcext:value-type="float">
            <text:p>0.099602</text:p>
          </table:table-cell>
          <table:table-cell office:value-type="float" office:value="-0.141358" calcext:value-type="float">
            <text:p>-0.141358</text:p>
          </table:table-cell>
        </table:table-row>
        <table:table-row table:style-name="ro1">
          <table:table-cell office:value-type="float" office:value="7.99349" calcext:value-type="float">
            <text:p>7.993490</text:p>
          </table:table-cell>
          <table:table-cell office:value-type="float" office:value="0.1012542" calcext:value-type="float">
            <text:p>0.101254</text:p>
          </table:table-cell>
          <table:table-cell office:value-type="float" office:value="-0.1404143" calcext:value-type="float">
            <text:p>-0.140414</text:p>
          </table:table-cell>
        </table:table-row>
        <table:table-row table:style-name="ro1">
          <table:table-cell office:value-type="float" office:value="8.026936" calcext:value-type="float">
            <text:p>8.026936</text:p>
          </table:table-cell>
          <table:table-cell office:value-type="float" office:value="0.1028555" calcext:value-type="float">
            <text:p>0.102856</text:p>
          </table:table-cell>
          <table:table-cell office:value-type="float" office:value="-0.1395167" calcext:value-type="float">
            <text:p>-0.139517</text:p>
          </table:table-cell>
        </table:table-row>
        <table:table-row table:style-name="ro1">
          <table:table-cell office:value-type="float" office:value="8.060382" calcext:value-type="float">
            <text:p>8.060382</text:p>
          </table:table-cell>
          <table:table-cell office:value-type="float" office:value="0.1041769" calcext:value-type="float">
            <text:p>0.104177</text:p>
          </table:table-cell>
          <table:table-cell office:value-type="float" office:value="-0.1387589" calcext:value-type="float">
            <text:p>-0.138759</text:p>
          </table:table-cell>
        </table:table-row>
        <table:table-row table:style-name="ro1">
          <table:table-cell office:value-type="float" office:value="8.093827" calcext:value-type="float">
            <text:p>8.093827</text:p>
          </table:table-cell>
          <table:table-cell office:value-type="float" office:value="0.1050197" calcext:value-type="float">
            <text:p>0.105020</text:p>
          </table:table-cell>
          <table:table-cell office:value-type="float" office:value="-0.1381171" calcext:value-type="float">
            <text:p>-0.138117</text:p>
          </table:table-cell>
        </table:table-row>
        <table:table-row table:style-name="ro1">
          <table:table-cell office:value-type="float" office:value="8.127273" calcext:value-type="float">
            <text:p>8.127273</text:p>
          </table:table-cell>
          <table:table-cell office:value-type="float" office:value="0.1054456" calcext:value-type="float">
            <text:p>0.105446</text:p>
          </table:table-cell>
          <table:table-cell office:value-type="float" office:value="-0.1379379" calcext:value-type="float">
            <text:p>-0.137938</text:p>
          </table:table-cell>
        </table:table-row>
        <table:table-row table:style-name="ro1">
          <table:table-cell office:value-type="float" office:value="8.160718" calcext:value-type="float">
            <text:p>8.160718</text:p>
          </table:table-cell>
          <table:table-cell office:value-type="float" office:value="0.1054856" calcext:value-type="float">
            <text:p>0.105486</text:p>
          </table:table-cell>
          <table:table-cell office:value-type="float" office:value="-0.138071" calcext:value-type="float">
            <text:p>-0.138071</text:p>
          </table:table-cell>
        </table:table-row>
        <table:table-row table:style-name="ro1">
          <table:table-cell office:value-type="float" office:value="8.194164" calcext:value-type="float">
            <text:p>8.194164</text:p>
          </table:table-cell>
          <table:table-cell office:value-type="float" office:value="0.1048984" calcext:value-type="float">
            <text:p>0.104898</text:p>
          </table:table-cell>
          <table:table-cell office:value-type="float" office:value="-0.1385227" calcext:value-type="float">
            <text:p>-0.138523</text:p>
          </table:table-cell>
        </table:table-row>
        <table:table-row table:style-name="ro1">
          <table:table-cell office:value-type="float" office:value="8.227609" calcext:value-type="float">
            <text:p>8.227609</text:p>
          </table:table-cell>
          <table:table-cell office:value-type="float" office:value="0.1038602" calcext:value-type="float">
            <text:p>0.103860</text:p>
          </table:table-cell>
          <table:table-cell office:value-type="float" office:value="-0.1390444" calcext:value-type="float">
            <text:p>-0.139044</text:p>
          </table:table-cell>
        </table:table-row>
        <table:table-row table:style-name="ro1">
          <table:table-cell office:value-type="float" office:value="8.261055" calcext:value-type="float">
            <text:p>8.261055</text:p>
          </table:table-cell>
          <table:table-cell office:value-type="float" office:value="0.1025492" calcext:value-type="float">
            <text:p>0.102549</text:p>
          </table:table-cell>
          <table:table-cell office:value-type="float" office:value="-0.1397799" calcext:value-type="float">
            <text:p>-0.139780</text:p>
          </table:table-cell>
        </table:table-row>
        <table:table-row table:style-name="ro1">
          <table:table-cell office:value-type="float" office:value="8.294501" calcext:value-type="float">
            <text:p>8.294501</text:p>
          </table:table-cell>
          <table:table-cell office:value-type="float" office:value="0.1010048" calcext:value-type="float">
            <text:p>0.101005</text:p>
          </table:table-cell>
          <table:table-cell office:value-type="float" office:value="-0.1406878" calcext:value-type="float">
            <text:p>-0.140688</text:p>
          </table:table-cell>
        </table:table-row>
        <table:table-row table:style-name="ro1">
          <table:table-cell office:value-type="float" office:value="8.327946" calcext:value-type="float">
            <text:p>8.327946</text:p>
          </table:table-cell>
          <table:table-cell office:value-type="float" office:value="0.09948772" calcext:value-type="float">
            <text:p>0.099488</text:p>
          </table:table-cell>
          <table:table-cell office:value-type="float" office:value="-0.1416073" calcext:value-type="float">
            <text:p>-0.141607</text:p>
          </table:table-cell>
        </table:table-row>
        <table:table-row table:style-name="ro1">
          <table:table-cell office:value-type="float" office:value="8.361392" calcext:value-type="float">
            <text:p>8.361392</text:p>
          </table:table-cell>
          <table:table-cell office:value-type="float" office:value="0.09814941" calcext:value-type="float">
            <text:p>0.098149</text:p>
          </table:table-cell>
          <table:table-cell office:value-type="float" office:value="-0.1423556" calcext:value-type="float">
            <text:p>-0.142356</text:p>
          </table:table-cell>
        </table:table-row>
        <table:table-row table:style-name="ro1">
          <table:table-cell office:value-type="float" office:value="8.394837" calcext:value-type="float">
            <text:p>8.394837</text:p>
          </table:table-cell>
          <table:table-cell office:value-type="float" office:value="0.09694956" calcext:value-type="float">
            <text:p>0.096950</text:p>
          </table:table-cell>
          <table:table-cell office:value-type="float" office:value="-0.1429616" calcext:value-type="float">
            <text:p>-0.142962</text:p>
          </table:table-cell>
        </table:table-row>
        <table:table-row table:style-name="ro1">
          <table:table-cell office:value-type="float" office:value="8.428283" calcext:value-type="float">
            <text:p>8.428283</text:p>
          </table:table-cell>
          <table:table-cell office:value-type="float" office:value="0.09618814" calcext:value-type="float">
            <text:p>0.096188</text:p>
          </table:table-cell>
          <table:table-cell office:value-type="float" office:value="-0.1433423" calcext:value-type="float">
            <text:p>-0.143342</text:p>
          </table:table-cell>
        </table:table-row>
        <table:table-row table:style-name="ro1">
          <table:table-cell office:value-type="float" office:value="8.461728" calcext:value-type="float">
            <text:p>8.461728</text:p>
          </table:table-cell>
          <table:table-cell office:value-type="float" office:value="0.09586256" calcext:value-type="float">
            <text:p>0.095863</text:p>
          </table:table-cell>
          <table:table-cell office:value-type="float" office:value="-0.1434916" calcext:value-type="float">
            <text:p>-0.143492</text:p>
          </table:table-cell>
        </table:table-row>
        <table:table-row table:style-name="ro1">
          <table:table-cell office:value-type="float" office:value="8.495174" calcext:value-type="float">
            <text:p>8.495174</text:p>
          </table:table-cell>
          <table:table-cell office:value-type="float" office:value="0.09606036" calcext:value-type="float">
            <text:p>0.096060</text:p>
          </table:table-cell>
          <table:table-cell office:value-type="float" office:value="-0.1435044" calcext:value-type="float">
            <text:p>-0.143504</text:p>
          </table:table-cell>
        </table:table-row>
        <table:table-row table:style-name="ro1">
          <table:table-cell office:value-type="float" office:value="8.52862" calcext:value-type="float">
            <text:p>8.528620</text:p>
          </table:table-cell>
          <table:table-cell office:value-type="float" office:value="0.09673388" calcext:value-type="float">
            <text:p>0.096734</text:p>
          </table:table-cell>
          <table:table-cell office:value-type="float" office:value="-0.1431361" calcext:value-type="float">
            <text:p>-0.143136</text:p>
          </table:table-cell>
        </table:table-row>
        <table:table-row table:style-name="ro1">
          <table:table-cell office:value-type="float" office:value="8.562065" calcext:value-type="float">
            <text:p>8.562065</text:p>
          </table:table-cell>
          <table:table-cell office:value-type="float" office:value="0.09779049" calcext:value-type="float">
            <text:p>0.097790</text:p>
          </table:table-cell>
          <table:table-cell office:value-type="float" office:value="-0.1426227" calcext:value-type="float">
            <text:p>-0.142623</text:p>
          </table:table-cell>
        </table:table-row>
        <table:table-row table:style-name="ro1">
          <table:table-cell office:value-type="float" office:value="8.595511" calcext:value-type="float">
            <text:p>8.595511</text:p>
          </table:table-cell>
          <table:table-cell office:value-type="float" office:value="0.09903437" calcext:value-type="float">
            <text:p>0.099034</text:p>
          </table:table-cell>
          <table:table-cell office:value-type="float" office:value="-0.1419609" calcext:value-type="float">
            <text:p>-0.141961</text:p>
          </table:table-cell>
        </table:table-row>
        <table:table-row table:style-name="ro1">
          <table:table-cell office:value-type="float" office:value="8.628956" calcext:value-type="float">
            <text:p>8.628956</text:p>
          </table:table-cell>
          <table:table-cell office:value-type="float" office:value="0.1004122" calcext:value-type="float">
            <text:p>0.100412</text:p>
          </table:table-cell>
          <table:table-cell office:value-type="float" office:value="-0.1411598" calcext:value-type="float">
            <text:p>-0.141160</text:p>
          </table:table-cell>
        </table:table-row>
        <table:table-row table:style-name="ro1">
          <table:table-cell office:value-type="float" office:value="8.662402" calcext:value-type="float">
            <text:p>8.662402</text:p>
          </table:table-cell>
          <table:table-cell office:value-type="float" office:value="0.101749" calcext:value-type="float">
            <text:p>0.101749</text:p>
          </table:table-cell>
          <table:table-cell office:value-type="float" office:value="-0.14044" calcext:value-type="float">
            <text:p>-0.140440</text:p>
          </table:table-cell>
        </table:table-row>
        <table:table-row table:style-name="ro1">
          <table:table-cell office:value-type="float" office:value="8.695847" calcext:value-type="float">
            <text:p>8.695847</text:p>
          </table:table-cell>
          <table:table-cell office:value-type="float" office:value="0.1029326" calcext:value-type="float">
            <text:p>0.102933</text:p>
          </table:table-cell>
          <table:table-cell office:value-type="float" office:value="-0.1397646" calcext:value-type="float">
            <text:p>-0.139765</text:p>
          </table:table-cell>
        </table:table-row>
        <table:table-row table:style-name="ro1">
          <table:table-cell office:value-type="float" office:value="8.729293" calcext:value-type="float">
            <text:p>8.729293</text:p>
          </table:table-cell>
          <table:table-cell office:value-type="float" office:value="0.1039058" calcext:value-type="float">
            <text:p>0.103906</text:p>
          </table:table-cell>
          <table:table-cell office:value-type="float" office:value="-0.1393371" calcext:value-type="float">
            <text:p>-0.139337</text:p>
          </table:table-cell>
        </table:table-row>
        <table:table-row table:style-name="ro1">
          <table:table-cell office:value-type="float" office:value="8.762738" calcext:value-type="float">
            <text:p>8.762738</text:p>
          </table:table-cell>
          <table:table-cell office:value-type="float" office:value="0.1044427" calcext:value-type="float">
            <text:p>0.104443</text:p>
          </table:table-cell>
          <table:table-cell office:value-type="float" office:value="-0.1389836" calcext:value-type="float">
            <text:p>-0.138984</text:p>
          </table:table-cell>
        </table:table-row>
        <table:table-row table:style-name="ro1">
          <table:table-cell office:value-type="float" office:value="8.796184" calcext:value-type="float">
            <text:p>8.796184</text:p>
          </table:table-cell>
          <table:table-cell office:value-type="float" office:value="0.1047109" calcext:value-type="float">
            <text:p>0.104711</text:p>
          </table:table-cell>
          <table:table-cell office:value-type="float" office:value="-0.1390018" calcext:value-type="float">
            <text:p>-0.139002</text:p>
          </table:table-cell>
        </table:table-row>
        <table:table-row table:style-name="ro1">
          <table:table-cell office:value-type="float" office:value="8.82963" calcext:value-type="float">
            <text:p>8.829630</text:p>
          </table:table-cell>
          <table:table-cell office:value-type="float" office:value="0.1043987" calcext:value-type="float">
            <text:p>0.104399</text:p>
          </table:table-cell>
          <table:table-cell office:value-type="float" office:value="-0.1391646" calcext:value-type="float">
            <text:p>-0.139165</text:p>
          </table:table-cell>
        </table:table-row>
        <table:table-row table:style-name="ro1">
          <table:table-cell office:value-type="float" office:value="8.863075" calcext:value-type="float">
            <text:p>8.863075</text:p>
          </table:table-cell>
          <table:table-cell office:value-type="float" office:value="0.1038661" calcext:value-type="float">
            <text:p>0.103866</text:p>
          </table:table-cell>
          <table:table-cell office:value-type="float" office:value="-0.1395546" calcext:value-type="float">
            <text:p>-0.139555</text:p>
          </table:table-cell>
        </table:table-row>
        <table:table-row table:style-name="ro1">
          <table:table-cell office:value-type="float" office:value="8.896521" calcext:value-type="float">
            <text:p>8.896521</text:p>
          </table:table-cell>
          <table:table-cell office:value-type="float" office:value="0.1028621" calcext:value-type="float">
            <text:p>0.102862</text:p>
          </table:table-cell>
          <table:table-cell office:value-type="float" office:value="-0.1399707" calcext:value-type="float">
            <text:p>-0.139971</text:p>
          </table:table-cell>
        </table:table-row>
        <table:table-row table:style-name="ro1">
          <table:table-cell office:value-type="float" office:value="8.929966" calcext:value-type="float">
            <text:p>8.929966</text:p>
          </table:table-cell>
          <table:table-cell office:value-type="float" office:value="0.1017532" calcext:value-type="float">
            <text:p>0.101753</text:p>
          </table:table-cell>
          <table:table-cell office:value-type="float" office:value="-0.1406795" calcext:value-type="float">
            <text:p>-0.140680</text:p>
          </table:table-cell>
        </table:table-row>
        <table:table-row table:style-name="ro1">
          <table:table-cell office:value-type="float" office:value="8.963412" calcext:value-type="float">
            <text:p>8.963412</text:p>
          </table:table-cell>
          <table:table-cell office:value-type="float" office:value="0.1005286" calcext:value-type="float">
            <text:p>0.100529</text:p>
          </table:table-cell>
          <table:table-cell office:value-type="float" office:value="-0.1414171" calcext:value-type="float">
            <text:p>-0.141417</text:p>
          </table:table-cell>
        </table:table-row>
        <table:table-row table:style-name="ro1">
          <table:table-cell office:value-type="float" office:value="8.996857" calcext:value-type="float">
            <text:p>8.996857</text:p>
          </table:table-cell>
          <table:table-cell office:value-type="float" office:value="0.09934466" calcext:value-type="float">
            <text:p>0.099345</text:p>
          </table:table-cell>
          <table:table-cell office:value-type="float" office:value="-0.1418675" calcext:value-type="float">
            <text:p>-0.141868</text:p>
          </table:table-cell>
        </table:table-row>
        <table:table-row table:style-name="ro1">
          <table:table-cell office:value-type="float" office:value="9.030303" calcext:value-type="float">
            <text:p>9.030303</text:p>
          </table:table-cell>
          <table:table-cell office:value-type="float" office:value="0.09840498" calcext:value-type="float">
            <text:p>0.098405</text:p>
          </table:table-cell>
          <table:table-cell office:value-type="float" office:value="-0.14242" calcext:value-type="float">
            <text:p>-0.142420</text:p>
          </table:table-cell>
        </table:table-row>
        <table:table-row table:style-name="ro1">
          <table:table-cell office:value-type="float" office:value="9.063749" calcext:value-type="float">
            <text:p>9.063749</text:p>
          </table:table-cell>
          <table:table-cell office:value-type="float" office:value="0.09768386" calcext:value-type="float">
            <text:p>0.097684</text:p>
          </table:table-cell>
          <table:table-cell office:value-type="float" office:value="-0.1428217" calcext:value-type="float">
            <text:p>-0.142822</text:p>
          </table:table-cell>
        </table:table-row>
        <table:table-row table:style-name="ro1">
          <table:table-cell office:value-type="float" office:value="9.097194" calcext:value-type="float">
            <text:p>9.097194</text:p>
          </table:table-cell>
          <table:table-cell office:value-type="float" office:value="0.09726085" calcext:value-type="float">
            <text:p>0.097261</text:p>
          </table:table-cell>
          <table:table-cell office:value-type="float" office:value="-0.1429983" calcext:value-type="float">
            <text:p>-0.142998</text:p>
          </table:table-cell>
        </table:table-row>
        <table:table-row table:style-name="ro1">
          <table:table-cell office:value-type="float" office:value="9.13064" calcext:value-type="float">
            <text:p>9.130640</text:p>
          </table:table-cell>
          <table:table-cell office:value-type="float" office:value="0.09713685" calcext:value-type="float">
            <text:p>0.097137</text:p>
          </table:table-cell>
          <table:table-cell office:value-type="float" office:value="-0.1429788" calcext:value-type="float">
            <text:p>-0.142979</text:p>
          </table:table-cell>
        </table:table-row>
        <table:table-row table:style-name="ro1">
          <table:table-cell office:value-type="float" office:value="9.164085" calcext:value-type="float">
            <text:p>9.164085</text:p>
          </table:table-cell>
          <table:table-cell office:value-type="float" office:value="0.09738257" calcext:value-type="float">
            <text:p>0.097383</text:p>
          </table:table-cell>
          <table:table-cell office:value-type="float" office:value="-0.1427823" calcext:value-type="float">
            <text:p>-0.142782</text:p>
          </table:table-cell>
        </table:table-row>
        <table:table-row table:style-name="ro1">
          <table:table-cell office:value-type="float" office:value="9.197531" calcext:value-type="float">
            <text:p>9.197531</text:p>
          </table:table-cell>
          <table:table-cell office:value-type="float" office:value="0.09812028" calcext:value-type="float">
            <text:p>0.098120</text:p>
          </table:table-cell>
          <table:table-cell office:value-type="float" office:value="-0.1425121" calcext:value-type="float">
            <text:p>-0.142512</text:p>
          </table:table-cell>
        </table:table-row>
        <table:table-row table:style-name="ro1">
          <table:table-cell office:value-type="float" office:value="9.230976" calcext:value-type="float">
            <text:p>9.230976</text:p>
          </table:table-cell>
          <table:table-cell office:value-type="float" office:value="0.09891017" calcext:value-type="float">
            <text:p>0.098910</text:p>
          </table:table-cell>
          <table:table-cell office:value-type="float" office:value="-0.1420796" calcext:value-type="float">
            <text:p>-0.142080</text:p>
          </table:table-cell>
        </table:table-row>
        <table:table-row table:style-name="ro1">
          <table:table-cell office:value-type="float" office:value="9.264422" calcext:value-type="float">
            <text:p>9.264422</text:p>
          </table:table-cell>
          <table:table-cell office:value-type="float" office:value="0.09995241" calcext:value-type="float">
            <text:p>0.099952</text:p>
          </table:table-cell>
          <table:table-cell office:value-type="float" office:value="-0.1415455" calcext:value-type="float">
            <text:p>-0.141546</text:p>
          </table:table-cell>
        </table:table-row>
        <table:table-row table:style-name="ro1">
          <table:table-cell office:value-type="float" office:value="9.297868" calcext:value-type="float">
            <text:p>9.297868</text:p>
          </table:table-cell>
          <table:table-cell office:value-type="float" office:value="0.1010969" calcext:value-type="float">
            <text:p>0.101097</text:p>
          </table:table-cell>
          <table:table-cell office:value-type="float" office:value="-0.1409978" calcext:value-type="float">
            <text:p>-0.140998</text:p>
          </table:table-cell>
        </table:table-row>
        <table:table-row table:style-name="ro1">
          <table:table-cell office:value-type="float" office:value="9.331313" calcext:value-type="float">
            <text:p>9.331313</text:p>
          </table:table-cell>
          <table:table-cell office:value-type="float" office:value="0.1021294" calcext:value-type="float">
            <text:p>0.102129</text:p>
          </table:table-cell>
          <table:table-cell office:value-type="float" office:value="-0.1405124" calcext:value-type="float">
            <text:p>-0.140512</text:p>
          </table:table-cell>
        </table:table-row>
        <table:table-row table:style-name="ro1">
          <table:table-cell office:value-type="float" office:value="9.364759" calcext:value-type="float">
            <text:p>9.364759</text:p>
          </table:table-cell>
          <table:table-cell office:value-type="float" office:value="0.1028996" calcext:value-type="float">
            <text:p>0.102900</text:p>
          </table:table-cell>
          <table:table-cell office:value-type="float" office:value="-0.1400078" calcext:value-type="float">
            <text:p>-0.140008</text:p>
          </table:table-cell>
        </table:table-row>
        <table:table-row table:style-name="ro1">
          <table:table-cell office:value-type="float" office:value="9.398204" calcext:value-type="float">
            <text:p>9.398204</text:p>
          </table:table-cell>
          <table:table-cell office:value-type="float" office:value="0.1034544" calcext:value-type="float">
            <text:p>0.103454</text:p>
          </table:table-cell>
          <table:table-cell office:value-type="float" office:value="-0.1397714" calcext:value-type="float">
            <text:p>-0.139771</text:p>
          </table:table-cell>
        </table:table-row>
        <table:table-row table:style-name="ro1">
          <table:table-cell office:value-type="float" office:value="9.43165" calcext:value-type="float">
            <text:p>9.431650</text:p>
          </table:table-cell>
          <table:table-cell office:value-type="float" office:value="0.1036287" calcext:value-type="float">
            <text:p>0.103629</text:p>
          </table:table-cell>
          <table:table-cell office:value-type="float" office:value="-0.1396898" calcext:value-type="float">
            <text:p>-0.139690</text:p>
          </table:table-cell>
        </table:table-row>
        <table:table-row table:style-name="ro1">
          <table:table-cell office:value-type="float" office:value="9.465095" calcext:value-type="float">
            <text:p>9.465095</text:p>
          </table:table-cell>
          <table:table-cell office:value-type="float" office:value="0.1036233" calcext:value-type="float">
            <text:p>0.103623</text:p>
          </table:table-cell>
          <table:table-cell office:value-type="float" office:value="-0.1398265" calcext:value-type="float">
            <text:p>-0.139827</text:p>
          </table:table-cell>
        </table:table-row>
        <table:table-row table:style-name="ro1">
          <table:table-cell office:value-type="float" office:value="9.498541" calcext:value-type="float">
            <text:p>9.498541</text:p>
          </table:table-cell>
          <table:table-cell office:value-type="float" office:value="0.1032279" calcext:value-type="float">
            <text:p>0.103228</text:p>
          </table:table-cell>
          <table:table-cell office:value-type="float" office:value="-0.1400378" calcext:value-type="float">
            <text:p>-0.140038</text:p>
          </table:table-cell>
        </table:table-row>
        <table:table-row table:style-name="ro1">
          <table:table-cell office:value-type="float" office:value="9.531987" calcext:value-type="float">
            <text:p>9.531987</text:p>
          </table:table-cell>
          <table:table-cell office:value-type="float" office:value="0.102521" calcext:value-type="float">
            <text:p>0.102521</text:p>
          </table:table-cell>
          <table:table-cell office:value-type="float" office:value="-0.1404032" calcext:value-type="float">
            <text:p>-0.140403</text:p>
          </table:table-cell>
        </table:table-row>
        <table:table-row table:style-name="ro1">
          <table:table-cell office:value-type="float" office:value="9.565432" calcext:value-type="float">
            <text:p>9.565432</text:p>
          </table:table-cell>
          <table:table-cell office:value-type="float" office:value="0.1015479" calcext:value-type="float">
            <text:p>0.101548</text:p>
          </table:table-cell>
          <table:table-cell office:value-type="float" office:value="-0.1407809" calcext:value-type="float">
            <text:p>-0.140781</text:p>
          </table:table-cell>
        </table:table-row>
        <table:table-row table:style-name="ro1">
          <table:table-cell office:value-type="float" office:value="9.598878" calcext:value-type="float">
            <text:p>9.598878</text:p>
          </table:table-cell>
          <table:table-cell office:value-type="float" office:value="0.1005025" calcext:value-type="float">
            <text:p>0.100503</text:p>
          </table:table-cell>
          <table:table-cell office:value-type="float" office:value="-0.14128" calcext:value-type="float">
            <text:p>-0.141280</text:p>
          </table:table-cell>
        </table:table-row>
        <table:table-row table:style-name="ro1">
          <table:table-cell office:value-type="float" office:value="9.632323" calcext:value-type="float">
            <text:p>9.632323</text:p>
          </table:table-cell>
          <table:table-cell office:value-type="float" office:value="0.09951649" calcext:value-type="float">
            <text:p>0.099516</text:p>
          </table:table-cell>
          <table:table-cell office:value-type="float" office:value="-0.1417548" calcext:value-type="float">
            <text:p>-0.141755</text:p>
          </table:table-cell>
        </table:table-row>
        <table:table-row table:style-name="ro1">
          <table:table-cell office:value-type="float" office:value="9.665769" calcext:value-type="float">
            <text:p>9.665769</text:p>
          </table:table-cell>
          <table:table-cell office:value-type="float" office:value="0.0986503" calcext:value-type="float">
            <text:p>0.098650</text:p>
          </table:table-cell>
          <table:table-cell office:value-type="float" office:value="-0.1421734" calcext:value-type="float">
            <text:p>-0.142173</text:p>
          </table:table-cell>
        </table:table-row>
        <table:table-row table:style-name="ro1">
          <table:table-cell office:value-type="float" office:value="9.699214" calcext:value-type="float">
            <text:p>9.699214</text:p>
          </table:table-cell>
          <table:table-cell office:value-type="float" office:value="0.09795674" calcext:value-type="float">
            <text:p>0.097957</text:p>
          </table:table-cell>
          <table:table-cell office:value-type="float" office:value="-0.1425277" calcext:value-type="float">
            <text:p>-0.142528</text:p>
          </table:table-cell>
        </table:table-row>
        <table:table-row table:style-name="ro1">
          <table:table-cell office:value-type="float" office:value="9.73266" calcext:value-type="float">
            <text:p>9.732660</text:p>
          </table:table-cell>
          <table:table-cell office:value-type="float" office:value="0.09749035" calcext:value-type="float">
            <text:p>0.097490</text:p>
          </table:table-cell>
          <table:table-cell office:value-type="float" office:value="-0.1427459" calcext:value-type="float">
            <text:p>-0.142746</text:p>
          </table:table-cell>
        </table:table-row>
        <table:table-row table:style-name="ro1">
          <table:table-cell office:value-type="float" office:value="9.766105" calcext:value-type="float">
            <text:p>9.766105</text:p>
          </table:table-cell>
          <table:table-cell office:value-type="float" office:value="0.09741241" calcext:value-type="float">
            <text:p>0.097412</text:p>
          </table:table-cell>
          <table:table-cell office:value-type="float" office:value="-0.1427956" calcext:value-type="float">
            <text:p>-0.142796</text:p>
          </table:table-cell>
        </table:table-row>
        <table:table-row table:style-name="ro1">
          <table:table-cell office:value-type="float" office:value="9.799551" calcext:value-type="float">
            <text:p>9.799551</text:p>
          </table:table-cell>
          <table:table-cell office:value-type="float" office:value="0.09766377" calcext:value-type="float">
            <text:p>0.097664</text:p>
          </table:table-cell>
          <table:table-cell office:value-type="float" office:value="-0.1427225" calcext:value-type="float">
            <text:p>-0.142723</text:p>
          </table:table-cell>
        </table:table-row>
        <table:table-row table:style-name="ro1">
          <table:table-cell office:value-type="float" office:value="9.832997" calcext:value-type="float">
            <text:p>9.832997</text:p>
          </table:table-cell>
          <table:table-cell office:value-type="float" office:value="0.09815043" calcext:value-type="float">
            <text:p>0.098150</text:p>
          </table:table-cell>
          <table:table-cell office:value-type="float" office:value="-0.1425483" calcext:value-type="float">
            <text:p>-0.142548</text:p>
          </table:table-cell>
        </table:table-row>
        <table:table-row table:style-name="ro1">
          <table:table-cell office:value-type="float" office:value="9.866442" calcext:value-type="float">
            <text:p>9.866442</text:p>
          </table:table-cell>
          <table:table-cell office:value-type="float" office:value="0.09868428" calcext:value-type="float">
            <text:p>0.098684</text:p>
          </table:table-cell>
          <table:table-cell office:value-type="float" office:value="-0.1422148" calcext:value-type="float">
            <text:p>-0.142215</text:p>
          </table:table-cell>
        </table:table-row>
        <table:table-row table:style-name="ro1">
          <table:table-cell office:value-type="float" office:value="9.899888" calcext:value-type="float">
            <text:p>9.899888</text:p>
          </table:table-cell>
          <table:table-cell office:value-type="float" office:value="0.09945834" calcext:value-type="float">
            <text:p>0.099458</text:p>
          </table:table-cell>
          <table:table-cell office:value-type="float" office:value="-0.1417663" calcext:value-type="float">
            <text:p>-0.141766</text:p>
          </table:table-cell>
        </table:table-row>
        <table:table-row table:style-name="ro1">
          <table:table-cell office:value-type="float" office:value="9.933333" calcext:value-type="float">
            <text:p>9.933333</text:p>
          </table:table-cell>
          <table:table-cell office:value-type="float" office:value="0.1003683" calcext:value-type="float">
            <text:p>0.100368</text:p>
          </table:table-cell>
          <table:table-cell office:value-type="float" office:value="-0.1412847" calcext:value-type="float">
            <text:p>-0.141285</text:p>
          </table:table-cell>
        </table:table-row>
        <table:table-row table:style-name="ro1">
          <table:table-cell office:value-type="float" office:value="9.966779" calcext:value-type="float">
            <text:p>9.966779</text:p>
          </table:table-cell>
          <table:table-cell office:value-type="float" office:value="0.101218" calcext:value-type="float">
            <text:p>0.101218</text:p>
          </table:table-cell>
          <table:table-cell office:value-type="float" office:value="-0.1408276" calcext:value-type="float">
            <text:p>-0.140828</text:p>
          </table:table-cell>
        </table:table-row>
        <table:table-row table:style-name="ro1">
          <table:table-cell office:value-type="float" office:value="10.00022" calcext:value-type="float">
            <text:p>10.000220</text:p>
          </table:table-cell>
          <table:table-cell office:value-type="float" office:value="0.1019514" calcext:value-type="float">
            <text:p>0.101951</text:p>
          </table:table-cell>
          <table:table-cell office:value-type="float" office:value="-0.140428" calcext:value-type="float">
            <text:p>-0.140428</text:p>
          </table:table-cell>
        </table:table-row>
        <table:table-row table:style-name="ro1">
          <table:table-cell office:value-type="float" office:value="10.03367" calcext:value-type="float">
            <text:p>10.033670</text:p>
          </table:table-cell>
          <table:table-cell office:value-type="float" office:value="0.1024884" calcext:value-type="float">
            <text:p>0.102488</text:p>
          </table:table-cell>
          <table:table-cell office:value-type="float" office:value="-0.1401186" calcext:value-type="float">
            <text:p>-0.140119</text:p>
          </table:table-cell>
        </table:table-row>
        <table:table-row table:style-name="ro1">
          <table:table-cell office:value-type="float" office:value="10.06712" calcext:value-type="float">
            <text:p>10.067120</text:p>
          </table:table-cell>
          <table:table-cell office:value-type="float" office:value="0.1027432" calcext:value-type="float">
            <text:p>0.102743</text:p>
          </table:table-cell>
          <table:table-cell office:value-type="float" office:value="-0.140003" calcext:value-type="float">
            <text:p>-0.140003</text:p>
          </table:table-cell>
        </table:table-row>
        <table:table-row table:style-name="ro1">
          <table:table-cell office:value-type="float" office:value="10.10056" calcext:value-type="float">
            <text:p>10.100560</text:p>
          </table:table-cell>
          <table:table-cell office:value-type="float" office:value="0.1028536" calcext:value-type="float">
            <text:p>0.102854</text:p>
          </table:table-cell>
          <table:table-cell office:value-type="float" office:value="-0.1399663" calcext:value-type="float">
            <text:p>-0.139966</text:p>
          </table:table-cell>
        </table:table-row>
        <table:table-row table:style-name="ro1">
          <table:table-cell office:value-type="float" office:value="10.13401" calcext:value-type="float">
            <text:p>10.134010</text:p>
          </table:table-cell>
          <table:table-cell office:value-type="float" office:value="0.1026704" calcext:value-type="float">
            <text:p>0.102670</text:p>
          </table:table-cell>
          <table:table-cell office:value-type="float" office:value="-0.1400778" calcext:value-type="float">
            <text:p>-0.140078</text:p>
          </table:table-cell>
        </table:table-row>
        <table:table-row table:style-name="ro1">
          <table:table-cell office:value-type="float" office:value="10.16745" calcext:value-type="float">
            <text:p>10.167450</text:p>
          </table:table-cell>
          <table:table-cell office:value-type="float" office:value="0.1022638" calcext:value-type="float">
            <text:p>0.102264</text:p>
          </table:table-cell>
          <table:table-cell office:value-type="float" office:value="-0.1403456" calcext:value-type="float">
            <text:p>-0.140346</text:p>
          </table:table-cell>
        </table:table-row>
        <table:table-row table:style-name="ro1">
          <table:table-cell office:value-type="float" office:value="10.2009" calcext:value-type="float">
            <text:p>10.200900</text:p>
          </table:table-cell>
          <table:table-cell office:value-type="float" office:value="0.1016094" calcext:value-type="float">
            <text:p>0.101609</text:p>
          </table:table-cell>
          <table:table-cell office:value-type="float" office:value="-0.1406649" calcext:value-type="float">
            <text:p>-0.140665</text:p>
          </table:table-cell>
        </table:table-row>
        <table:table-row table:style-name="ro1">
          <table:table-cell office:value-type="float" office:value="10.23434" calcext:value-type="float">
            <text:p>10.234340</text:p>
          </table:table-cell>
          <table:table-cell office:value-type="float" office:value="0.1007864" calcext:value-type="float">
            <text:p>0.100786</text:p>
          </table:table-cell>
          <table:table-cell office:value-type="float" office:value="-0.1411028" calcext:value-type="float">
            <text:p>-0.141103</text:p>
          </table:table-cell>
        </table:table-row>
        <table:table-row table:style-name="ro1">
          <table:table-cell office:value-type="float" office:value="10.26779" calcext:value-type="float">
            <text:p>10.267790</text:p>
          </table:table-cell>
          <table:table-cell office:value-type="float" office:value="0.09988569" calcext:value-type="float">
            <text:p>0.099886</text:p>
          </table:table-cell>
          <table:table-cell office:value-type="float" office:value="-0.1415432" calcext:value-type="float">
            <text:p>-0.141543</text:p>
          </table:table-cell>
        </table:table-row>
        <table:table-row table:style-name="ro1">
          <table:table-cell office:value-type="float" office:value="10.30123" calcext:value-type="float">
            <text:p>10.301230</text:p>
          </table:table-cell>
          <table:table-cell office:value-type="float" office:value="0.09911138" calcext:value-type="float">
            <text:p>0.099111</text:p>
          </table:table-cell>
          <table:table-cell office:value-type="float" office:value="-0.1419843" calcext:value-type="float">
            <text:p>-0.141984</text:p>
          </table:table-cell>
        </table:table-row>
        <table:table-row table:style-name="ro1">
          <table:table-cell office:value-type="float" office:value="10.33468" calcext:value-type="float">
            <text:p>10.334680</text:p>
          </table:table-cell>
          <table:table-cell office:value-type="float" office:value="0.0985584" calcext:value-type="float">
            <text:p>0.098558</text:p>
          </table:table-cell>
          <table:table-cell office:value-type="float" office:value="-0.1422229" calcext:value-type="float">
            <text:p>-0.142223</text:p>
          </table:table-cell>
        </table:table-row>
        <table:table-row table:style-name="ro1">
          <table:table-cell office:value-type="float" office:value="10.36813" calcext:value-type="float">
            <text:p>10.368130</text:p>
          </table:table-cell>
          <table:table-cell office:value-type="float" office:value="0.09813162" calcext:value-type="float">
            <text:p>0.098132</text:p>
          </table:table-cell>
          <table:table-cell office:value-type="float" office:value="-0.1424187" calcext:value-type="float">
            <text:p>-0.142419</text:p>
          </table:table-cell>
        </table:table-row>
        <table:table-row table:style-name="ro1">
          <table:table-cell office:value-type="float" office:value="10.40157" calcext:value-type="float">
            <text:p>10.401570</text:p>
          </table:table-cell>
          <table:table-cell office:value-type="float" office:value="0.09781542" calcext:value-type="float">
            <text:p>0.097815</text:p>
          </table:table-cell>
          <table:table-cell office:value-type="float" office:value="-0.142571" calcext:value-type="float">
            <text:p>-0.142571</text:p>
          </table:table-cell>
        </table:table-row>
        <table:table-row table:style-name="ro1">
          <table:table-cell office:value-type="float" office:value="10.43502" calcext:value-type="float">
            <text:p>10.435020</text:p>
          </table:table-cell>
          <table:table-cell office:value-type="float" office:value="0.09781956" calcext:value-type="float">
            <text:p>0.097820</text:p>
          </table:table-cell>
          <table:table-cell office:value-type="float" office:value="-0.1426117" calcext:value-type="float">
            <text:p>-0.142612</text:p>
          </table:table-cell>
        </table:table-row>
        <table:table-row table:style-name="ro1">
          <table:table-cell office:value-type="float" office:value="10.46846" calcext:value-type="float">
            <text:p>10.468460</text:p>
          </table:table-cell>
          <table:table-cell office:value-type="float" office:value="0.09806958" calcext:value-type="float">
            <text:p>0.098070</text:p>
          </table:table-cell>
          <table:table-cell office:value-type="float" office:value="-0.1426035" calcext:value-type="float">
            <text:p>-0.142604</text:p>
          </table:table-cell>
        </table:table-row>
        <table:table-row table:style-name="ro1">
          <table:table-cell office:value-type="float" office:value="10.50191" calcext:value-type="float">
            <text:p>10.501910</text:p>
          </table:table-cell>
          <table:table-cell office:value-type="float" office:value="0.09857615" calcext:value-type="float">
            <text:p>0.098576</text:p>
          </table:table-cell>
          <table:table-cell office:value-type="float" office:value="-0.1422839" calcext:value-type="float">
            <text:p>-0.142284</text:p>
          </table:table-cell>
        </table:table-row>
        <table:table-row table:style-name="ro1">
          <table:table-cell office:value-type="float" office:value="10.53535" calcext:value-type="float">
            <text:p>10.535350</text:p>
          </table:table-cell>
          <table:table-cell office:value-type="float" office:value="0.09925727" calcext:value-type="float">
            <text:p>0.099257</text:p>
          </table:table-cell>
          <table:table-cell office:value-type="float" office:value="-0.1418311" calcext:value-type="float">
            <text:p>-0.141831</text:p>
          </table:table-cell>
        </table:table-row>
        <table:table-row table:style-name="ro1">
          <table:table-cell office:value-type="float" office:value="10.5688" calcext:value-type="float">
            <text:p>10.568800</text:p>
          </table:table-cell>
          <table:table-cell office:value-type="float" office:value="0.1000296" calcext:value-type="float">
            <text:p>0.100030</text:p>
          </table:table-cell>
          <table:table-cell office:value-type="float" office:value="-0.1414618" calcext:value-type="float">
            <text:p>-0.141462</text:p>
          </table:table-cell>
        </table:table-row>
        <table:table-row table:style-name="ro1">
          <table:table-cell office:value-type="float" office:value="10.60224" calcext:value-type="float">
            <text:p>10.602240</text:p>
          </table:table-cell>
          <table:table-cell office:value-type="float" office:value="0.1007756" calcext:value-type="float">
            <text:p>0.100776</text:p>
          </table:table-cell>
          <table:table-cell office:value-type="float" office:value="-0.1411495" calcext:value-type="float">
            <text:p>-0.141150</text:p>
          </table:table-cell>
        </table:table-row>
        <table:table-row table:style-name="ro1">
          <table:table-cell office:value-type="float" office:value="10.63569" calcext:value-type="float">
            <text:p>10.635690</text:p>
          </table:table-cell>
          <table:table-cell office:value-type="float" office:value="0.1013524" calcext:value-type="float">
            <text:p>0.101352</text:p>
          </table:table-cell>
          <table:table-cell office:value-type="float" office:value="-0.1408112" calcext:value-type="float">
            <text:p>-0.140811</text:p>
          </table:table-cell>
        </table:table-row>
        <table:table-row table:style-name="ro1">
          <table:table-cell office:value-type="float" office:value="10.66914" calcext:value-type="float">
            <text:p>10.669140</text:p>
          </table:table-cell>
          <table:table-cell office:value-type="float" office:value="0.1018164" calcext:value-type="float">
            <text:p>0.101816</text:p>
          </table:table-cell>
          <table:table-cell office:value-type="float" office:value="-0.1405638" calcext:value-type="float">
            <text:p>-0.140564</text:p>
          </table:table-cell>
        </table:table-row>
        <table:table-row table:style-name="ro1">
          <table:table-cell office:value-type="float" office:value="10.70258" calcext:value-type="float">
            <text:p>10.702580</text:p>
          </table:table-cell>
          <table:table-cell office:value-type="float" office:value="0.1022684" calcext:value-type="float">
            <text:p>0.102268</text:p>
          </table:table-cell>
          <table:table-cell office:value-type="float" office:value="-0.1402738" calcext:value-type="float">
            <text:p>-0.140274</text:p>
          </table:table-cell>
        </table:table-row>
        <table:table-row table:style-name="ro1">
          <table:table-cell office:value-type="float" office:value="10.73603" calcext:value-type="float">
            <text:p>10.736030</text:p>
          </table:table-cell>
          <table:table-cell office:value-type="float" office:value="0.1023231" calcext:value-type="float">
            <text:p>0.102323</text:p>
          </table:table-cell>
          <table:table-cell office:value-type="float" office:value="-0.1401334" calcext:value-type="float">
            <text:p>-0.140133</text:p>
          </table:table-cell>
        </table:table-row>
        <table:table-row table:style-name="ro1">
          <table:table-cell office:value-type="float" office:value="10.76947" calcext:value-type="float">
            <text:p>10.769470</text:p>
          </table:table-cell>
          <table:table-cell office:value-type="float" office:value="0.1021725" calcext:value-type="float">
            <text:p>0.102173</text:p>
          </table:table-cell>
          <table:table-cell office:value-type="float" office:value="-0.140179" calcext:value-type="float">
            <text:p>-0.140179</text:p>
          </table:table-cell>
        </table:table-row>
        <table:table-row table:style-name="ro1">
          <table:table-cell office:value-type="float" office:value="10.80292" calcext:value-type="float">
            <text:p>10.802920</text:p>
          </table:table-cell>
          <table:table-cell office:value-type="float" office:value="0.1018593" calcext:value-type="float">
            <text:p>0.101859</text:p>
          </table:table-cell>
          <table:table-cell office:value-type="float" office:value="-0.1402975" calcext:value-type="float">
            <text:p>-0.140298</text:p>
          </table:table-cell>
        </table:table-row>
        <table:table-row table:style-name="ro1">
          <table:table-cell office:value-type="float" office:value="10.83636" calcext:value-type="float">
            <text:p>10.836360</text:p>
          </table:table-cell>
          <table:table-cell office:value-type="float" office:value="0.1014406" calcext:value-type="float">
            <text:p>0.101441</text:p>
          </table:table-cell>
          <table:table-cell office:value-type="float" office:value="-0.1405203" calcext:value-type="float">
            <text:p>-0.140520</text:p>
          </table:table-cell>
        </table:table-row>
        <table:table-row table:style-name="ro1">
          <table:table-cell office:value-type="float" office:value="10.86981" calcext:value-type="float">
            <text:p>10.869810</text:p>
          </table:table-cell>
          <table:table-cell office:value-type="float" office:value="0.1008201" calcext:value-type="float">
            <text:p>0.100820</text:p>
          </table:table-cell>
          <table:table-cell office:value-type="float" office:value="-0.1407723" calcext:value-type="float">
            <text:p>-0.140772</text:p>
          </table:table-cell>
        </table:table-row>
        <table:table-row table:style-name="ro1">
          <table:table-cell office:value-type="float" office:value="10.90325" calcext:value-type="float">
            <text:p>10.903250</text:p>
          </table:table-cell>
          <table:table-cell office:value-type="float" office:value="0.1002474" calcext:value-type="float">
            <text:p>0.100247</text:p>
          </table:table-cell>
          <table:table-cell office:value-type="float" office:value="-0.1411974" calcext:value-type="float">
            <text:p>-0.141197</text:p>
          </table:table-cell>
        </table:table-row>
        <table:table-row table:style-name="ro1">
          <table:table-cell office:value-type="float" office:value="10.9367" calcext:value-type="float">
            <text:p>10.936700</text:p>
          </table:table-cell>
          <table:table-cell office:value-type="float" office:value="0.09963361" calcext:value-type="float">
            <text:p>0.099634</text:p>
          </table:table-cell>
          <table:table-cell office:value-type="float" office:value="-0.1414894" calcext:value-type="float">
            <text:p>-0.141489</text:p>
          </table:table-cell>
        </table:table-row>
        <table:table-row table:style-name="ro1">
          <table:table-cell office:value-type="float" office:value="10.97015" calcext:value-type="float">
            <text:p>10.970150</text:p>
          </table:table-cell>
          <table:table-cell office:value-type="float" office:value="0.09896026" calcext:value-type="float">
            <text:p>0.098960</text:p>
          </table:table-cell>
          <table:table-cell office:value-type="float" office:value="-0.1418581" calcext:value-type="float">
            <text:p>-0.141858</text:p>
          </table:table-cell>
        </table:table-row>
        <table:table-row table:style-name="ro1">
          <table:table-cell office:value-type="float" office:value="11.00359" calcext:value-type="float">
            <text:p>11.003590</text:p>
          </table:table-cell>
          <table:table-cell office:value-type="float" office:value="0.09848617" calcext:value-type="float">
            <text:p>0.098486</text:p>
          </table:table-cell>
          <table:table-cell office:value-type="float" office:value="-0.142092" calcext:value-type="float">
            <text:p>-0.142092</text:p>
          </table:table-cell>
        </table:table-row>
        <table:table-row table:style-name="ro1">
          <table:table-cell office:value-type="float" office:value="11.03704" calcext:value-type="float">
            <text:p>11.037040</text:p>
          </table:table-cell>
          <table:table-cell office:value-type="float" office:value="0.09825915" calcext:value-type="float">
            <text:p>0.098259</text:p>
          </table:table-cell>
          <table:table-cell office:value-type="float" office:value="-0.1421489" calcext:value-type="float">
            <text:p>-0.142149</text:p>
          </table:table-cell>
        </table:table-row>
        <table:table-row table:style-name="ro1">
          <table:table-cell office:value-type="float" office:value="11.07048" calcext:value-type="float">
            <text:p>11.070480</text:p>
          </table:table-cell>
          <table:table-cell office:value-type="float" office:value="0.09830267" calcext:value-type="float">
            <text:p>0.098303</text:p>
          </table:table-cell>
          <table:table-cell office:value-type="float" office:value="-0.1420984" calcext:value-type="float">
            <text:p>-0.142098</text:p>
          </table:table-cell>
        </table:table-row>
        <table:table-row table:style-name="ro1">
          <table:table-cell office:value-type="float" office:value="11.10393" calcext:value-type="float">
            <text:p>11.103930</text:p>
          </table:table-cell>
          <table:table-cell office:value-type="float" office:value="0.09853148" calcext:value-type="float">
            <text:p>0.098531</text:p>
          </table:table-cell>
          <table:table-cell office:value-type="float" office:value="-0.1419751" calcext:value-type="float">
            <text:p>-0.141975</text:p>
          </table:table-cell>
        </table:table-row>
        <table:table-row table:style-name="ro1">
          <table:table-cell office:value-type="float" office:value="11.13737" calcext:value-type="float">
            <text:p>11.137370</text:p>
          </table:table-cell>
          <table:table-cell office:value-type="float" office:value="0.09880782" calcext:value-type="float">
            <text:p>0.098808</text:p>
          </table:table-cell>
          <table:table-cell office:value-type="float" office:value="-0.1418311" calcext:value-type="float">
            <text:p>-0.141831</text:p>
          </table:table-cell>
        </table:table-row>
        <table:table-row table:style-name="ro1">
          <table:table-cell office:value-type="float" office:value="11.17082" calcext:value-type="float">
            <text:p>11.170820</text:p>
          </table:table-cell>
          <table:table-cell office:value-type="float" office:value="0.09924987" calcext:value-type="float">
            <text:p>0.099250</text:p>
          </table:table-cell>
          <table:table-cell office:value-type="float" office:value="-0.1416195" calcext:value-type="float">
            <text:p>-0.141620</text:p>
          </table:table-cell>
        </table:table-row>
        <table:table-row table:style-name="ro1">
          <table:table-cell office:value-type="float" office:value="11.20426" calcext:value-type="float">
            <text:p>11.204260</text:p>
          </table:table-cell>
          <table:table-cell office:value-type="float" office:value="0.09995835" calcext:value-type="float">
            <text:p>0.099958</text:p>
          </table:table-cell>
          <table:table-cell office:value-type="float" office:value="-0.141361" calcext:value-type="float">
            <text:p>-0.141361</text:p>
          </table:table-cell>
        </table:table-row>
        <table:table-row table:style-name="ro1">
          <table:table-cell office:value-type="float" office:value="11.23771" calcext:value-type="float">
            <text:p>11.237710</text:p>
          </table:table-cell>
          <table:table-cell office:value-type="float" office:value="0.100607" calcext:value-type="float">
            <text:p>0.100607</text:p>
          </table:table-cell>
          <table:table-cell office:value-type="float" office:value="-0.1409682" calcext:value-type="float">
            <text:p>-0.140968</text:p>
          </table:table-cell>
        </table:table-row>
        <table:table-row table:style-name="ro1">
          <table:table-cell office:value-type="float" office:value="11.27116" calcext:value-type="float">
            <text:p>11.271160</text:p>
          </table:table-cell>
          <table:table-cell office:value-type="float" office:value="0.1011246" calcext:value-type="float">
            <text:p>0.101125</text:p>
          </table:table-cell>
          <table:table-cell office:value-type="float" office:value="-0.1407204" calcext:value-type="float">
            <text:p>-0.140720</text:p>
          </table:table-cell>
        </table:table-row>
        <table:table-row table:style-name="ro1">
          <table:table-cell office:value-type="float" office:value="11.3046" calcext:value-type="float">
            <text:p>11.304600</text:p>
          </table:table-cell>
          <table:table-cell office:value-type="float" office:value="0.1016265" calcext:value-type="float">
            <text:p>0.101627</text:p>
          </table:table-cell>
          <table:table-cell office:value-type="float" office:value="-0.1404818" calcext:value-type="float">
            <text:p>-0.140482</text:p>
          </table:table-cell>
        </table:table-row>
        <table:table-row table:style-name="ro1">
          <table:table-cell office:value-type="float" office:value="11.33805" calcext:value-type="float">
            <text:p>11.338050</text:p>
          </table:table-cell>
          <table:table-cell office:value-type="float" office:value="0.1019604" calcext:value-type="float">
            <text:p>0.101960</text:p>
          </table:table-cell>
          <table:table-cell office:value-type="float" office:value="-0.1402286" calcext:value-type="float">
            <text:p>-0.140229</text:p>
          </table:table-cell>
        </table:table-row>
        <table:table-row table:style-name="ro1">
          <table:table-cell office:value-type="float" office:value="11.37149" calcext:value-type="float">
            <text:p>11.371490</text:p>
          </table:table-cell>
          <table:table-cell office:value-type="float" office:value="0.1021745" calcext:value-type="float">
            <text:p>0.102175</text:p>
          </table:table-cell>
          <table:table-cell office:value-type="float" office:value="-0.1401323" calcext:value-type="float">
            <text:p>-0.140132</text:p>
          </table:table-cell>
        </table:table-row>
        <table:table-row table:style-name="ro1">
          <table:table-cell office:value-type="float" office:value="11.40494" calcext:value-type="float">
            <text:p>11.404940</text:p>
          </table:table-cell>
          <table:table-cell office:value-type="float" office:value="0.1021368" calcext:value-type="float">
            <text:p>0.102137</text:p>
          </table:table-cell>
          <table:table-cell office:value-type="float" office:value="-0.1401311" calcext:value-type="float">
            <text:p>-0.140131</text:p>
          </table:table-cell>
        </table:table-row>
        <table:table-row table:style-name="ro1">
          <table:table-cell office:value-type="float" office:value="11.43838" calcext:value-type="float">
            <text:p>11.438380</text:p>
          </table:table-cell>
          <table:table-cell office:value-type="float" office:value="0.1019516" calcext:value-type="float">
            <text:p>0.101952</text:p>
          </table:table-cell>
          <table:table-cell office:value-type="float" office:value="-0.1402053" calcext:value-type="float">
            <text:p>-0.140205</text:p>
          </table:table-cell>
        </table:table-row>
        <table:table-row table:style-name="ro1">
          <table:table-cell office:value-type="float" office:value="11.47183" calcext:value-type="float">
            <text:p>11.471830</text:p>
          </table:table-cell>
          <table:table-cell office:value-type="float" office:value="0.1015957" calcext:value-type="float">
            <text:p>0.101596</text:p>
          </table:table-cell>
          <table:table-cell office:value-type="float" office:value="-0.1404179" calcext:value-type="float">
            <text:p>-0.140418</text:p>
          </table:table-cell>
        </table:table-row>
        <table:table-row table:style-name="ro1">
          <table:table-cell office:value-type="float" office:value="11.50527" calcext:value-type="float">
            <text:p>11.505270</text:p>
          </table:table-cell>
          <table:table-cell office:value-type="float" office:value="0.1011536" calcext:value-type="float">
            <text:p>0.101154</text:p>
          </table:table-cell>
          <table:table-cell office:value-type="float" office:value="-0.1406483" calcext:value-type="float">
            <text:p>-0.140648</text:p>
          </table:table-cell>
        </table:table-row>
        <table:table-row table:style-name="ro1">
          <table:table-cell office:value-type="float" office:value="11.53872" calcext:value-type="float">
            <text:p>11.538720</text:p>
          </table:table-cell>
          <table:table-cell office:value-type="float" office:value="0.1006836" calcext:value-type="float">
            <text:p>0.100684</text:p>
          </table:table-cell>
          <table:table-cell office:value-type="float" office:value="-0.1409919" calcext:value-type="float">
            <text:p>-0.140992</text:p>
          </table:table-cell>
        </table:table-row>
        <table:table-row table:style-name="ro1">
          <table:table-cell office:value-type="float" office:value="11.57217" calcext:value-type="float">
            <text:p>11.572170</text:p>
          </table:table-cell>
          <table:table-cell office:value-type="float" office:value="0.1000541" calcext:value-type="float">
            <text:p>0.100054</text:p>
          </table:table-cell>
          <table:table-cell office:value-type="float" office:value="-0.1412367" calcext:value-type="float">
            <text:p>-0.141237</text:p>
          </table:table-cell>
        </table:table-row>
        <table:table-row table:style-name="ro1">
          <table:table-cell office:value-type="float" office:value="11.60561" calcext:value-type="float">
            <text:p>11.605610</text:p>
          </table:table-cell>
          <table:table-cell office:value-type="float" office:value="0.09959993" calcext:value-type="float">
            <text:p>0.099600</text:p>
          </table:table-cell>
          <table:table-cell office:value-type="float" office:value="-0.1414077" calcext:value-type="float">
            <text:p>-0.141408</text:p>
          </table:table-cell>
        </table:table-row>
        <table:table-row table:style-name="ro1">
          <table:table-cell office:value-type="float" office:value="11.63906" calcext:value-type="float">
            <text:p>11.639060</text:p>
          </table:table-cell>
          <table:table-cell office:value-type="float" office:value="0.09921029" calcext:value-type="float">
            <text:p>0.099210</text:p>
          </table:table-cell>
          <table:table-cell office:value-type="float" office:value="-0.1415666" calcext:value-type="float">
            <text:p>-0.141567</text:p>
          </table:table-cell>
        </table:table-row>
        <table:table-row table:style-name="ro1">
          <table:table-cell office:value-type="float" office:value="11.6725" calcext:value-type="float">
            <text:p>11.672500</text:p>
          </table:table-cell>
          <table:table-cell office:value-type="float" office:value="0.09900691" calcext:value-type="float">
            <text:p>0.099007</text:p>
          </table:table-cell>
          <table:table-cell office:value-type="float" office:value="-0.1417829" calcext:value-type="float">
            <text:p>-0.141783</text:p>
          </table:table-cell>
        </table:table-row>
        <table:table-row table:style-name="ro1">
          <table:table-cell office:value-type="float" office:value="11.70595" calcext:value-type="float">
            <text:p>11.705950</text:p>
          </table:table-cell>
          <table:table-cell office:value-type="float" office:value="0.09882335" calcext:value-type="float">
            <text:p>0.098823</text:p>
          </table:table-cell>
          <table:table-cell office:value-type="float" office:value="-0.1418809" calcext:value-type="float">
            <text:p>-0.141881</text:p>
          </table:table-cell>
        </table:table-row>
        <table:table-row table:style-name="ro1">
          <table:table-cell office:value-type="float" office:value="11.73939" calcext:value-type="float">
            <text:p>11.739390</text:p>
          </table:table-cell>
          <table:table-cell office:value-type="float" office:value="0.09884125" calcext:value-type="float">
            <text:p>0.098841</text:p>
          </table:table-cell>
          <table:table-cell office:value-type="float" office:value="-0.1418309" calcext:value-type="float">
            <text:p>-0.141831</text:p>
          </table:table-cell>
        </table:table-row>
        <table:table-row table:style-name="ro1">
          <table:table-cell office:value-type="float" office:value="11.77284" calcext:value-type="float">
            <text:p>11.772840</text:p>
          </table:table-cell>
          <table:table-cell office:value-type="float" office:value="0.09902592" calcext:value-type="float">
            <text:p>0.099026</text:p>
          </table:table-cell>
          <table:table-cell office:value-type="float" office:value="-0.1417776" calcext:value-type="float">
            <text:p>-0.141778</text:p>
          </table:table-cell>
        </table:table-row>
        <table:table-row table:style-name="ro1">
          <table:table-cell office:value-type="float" office:value="11.80629" calcext:value-type="float">
            <text:p>11.806290</text:p>
          </table:table-cell>
          <table:table-cell office:value-type="float" office:value="0.09930968" calcext:value-type="float">
            <text:p>0.099310</text:p>
          </table:table-cell>
          <table:table-cell office:value-type="float" office:value="-0.1415704" calcext:value-type="float">
            <text:p>-0.141570</text:p>
          </table:table-cell>
        </table:table-row>
        <table:table-row table:style-name="ro1">
          <table:table-cell office:value-type="float" office:value="11.83973" calcext:value-type="float">
            <text:p>11.839730</text:p>
          </table:table-cell>
          <table:table-cell office:value-type="float" office:value="0.09972802" calcext:value-type="float">
            <text:p>0.099728</text:p>
          </table:table-cell>
          <table:table-cell office:value-type="float" office:value="-0.1414001" calcext:value-type="float">
            <text:p>-0.141400</text:p>
          </table:table-cell>
        </table:table-row>
        <table:table-row table:style-name="ro1">
          <table:table-cell office:value-type="float" office:value="11.87318" calcext:value-type="float">
            <text:p>11.873180</text:p>
          </table:table-cell>
          <table:table-cell office:value-type="float" office:value="0.1001738" calcext:value-type="float">
            <text:p>0.100174</text:p>
          </table:table-cell>
          <table:table-cell office:value-type="float" office:value="-0.1410708" calcext:value-type="float">
            <text:p>-0.141071</text:p>
          </table:table-cell>
        </table:table-row>
        <table:table-row table:style-name="ro1">
          <table:table-cell office:value-type="float" office:value="11.90662" calcext:value-type="float">
            <text:p>11.906620</text:p>
          </table:table-cell>
          <table:table-cell office:value-type="float" office:value="0.1006714" calcext:value-type="float">
            <text:p>0.100671</text:p>
          </table:table-cell>
          <table:table-cell office:value-type="float" office:value="-0.1408447" calcext:value-type="float">
            <text:p>-0.140845</text:p>
          </table:table-cell>
        </table:table-row>
        <table:table-row table:style-name="ro1">
          <table:table-cell office:value-type="float" office:value="11.94007" calcext:value-type="float">
            <text:p>11.940070</text:p>
          </table:table-cell>
          <table:table-cell office:value-type="float" office:value="0.1010699" calcext:value-type="float">
            <text:p>0.101070</text:p>
          </table:table-cell>
          <table:table-cell office:value-type="float" office:value="-0.1406456" calcext:value-type="float">
            <text:p>-0.140646</text:p>
          </table:table-cell>
        </table:table-row>
        <table:table-row table:style-name="ro1">
          <table:table-cell office:value-type="float" office:value="11.97351" calcext:value-type="float">
            <text:p>11.973510</text:p>
          </table:table-cell>
          <table:table-cell office:value-type="float" office:value="0.1013837" calcext:value-type="float">
            <text:p>0.101384</text:p>
          </table:table-cell>
          <table:table-cell office:value-type="float" office:value="-0.1405295" calcext:value-type="float">
            <text:p>-0.140530</text:p>
          </table:table-cell>
        </table:table-row>
        <table:table-row table:style-name="ro1">
          <table:table-cell office:value-type="float" office:value="12.00696" calcext:value-type="float">
            <text:p>12.006960</text:p>
          </table:table-cell>
          <table:table-cell office:value-type="float" office:value="0.1015579" calcext:value-type="float">
            <text:p>0.101558</text:p>
          </table:table-cell>
          <table:table-cell office:value-type="float" office:value="-0.1403443" calcext:value-type="float">
            <text:p>-0.140344</text:p>
          </table:table-cell>
        </table:table-row>
        <table:table-row table:style-name="ro1">
          <table:table-cell office:value-type="float" office:value="12.0404" calcext:value-type="float">
            <text:p>12.040400</text:p>
          </table:table-cell>
          <table:table-cell office:value-type="float" office:value="0.1015683" calcext:value-type="float">
            <text:p>0.101568</text:p>
          </table:table-cell>
          <table:table-cell office:value-type="float" office:value="-0.1402756" calcext:value-type="float">
            <text:p>-0.140276</text:p>
          </table:table-cell>
        </table:table-row>
        <table:table-row table:style-name="ro1">
          <table:table-cell office:value-type="float" office:value="12.07385" calcext:value-type="float">
            <text:p>12.073850</text:p>
          </table:table-cell>
          <table:table-cell office:value-type="float" office:value="0.1014285" calcext:value-type="float">
            <text:p>0.101429</text:p>
          </table:table-cell>
          <table:table-cell office:value-type="float" office:value="-0.1402499" calcext:value-type="float">
            <text:p>-0.140250</text:p>
          </table:table-cell>
        </table:table-row>
        <table:table-row table:style-name="ro1">
          <table:table-cell office:value-type="float" office:value="12.1073" calcext:value-type="float">
            <text:p>12.107300</text:p>
          </table:table-cell>
          <table:table-cell office:value-type="float" office:value="0.1011675" calcext:value-type="float">
            <text:p>0.101168</text:p>
          </table:table-cell>
          <table:table-cell office:value-type="float" office:value="-0.1403685" calcext:value-type="float">
            <text:p>-0.140369</text:p>
          </table:table-cell>
        </table:table-row>
        <table:table-row table:style-name="ro1">
          <table:table-cell office:value-type="float" office:value="12.14074" calcext:value-type="float">
            <text:p>12.140740</text:p>
          </table:table-cell>
          <table:table-cell office:value-type="float" office:value="0.1008374" calcext:value-type="float">
            <text:p>0.100837</text:p>
          </table:table-cell>
          <table:table-cell office:value-type="float" office:value="-0.1404983" calcext:value-type="float">
            <text:p>-0.140498</text:p>
          </table:table-cell>
        </table:table-row>
        <table:table-row table:style-name="ro1">
          <table:table-cell office:value-type="float" office:value="12.17419" calcext:value-type="float">
            <text:p>12.174190</text:p>
          </table:table-cell>
          <table:table-cell office:value-type="float" office:value="0.1004976" calcext:value-type="float">
            <text:p>0.100498</text:p>
          </table:table-cell>
          <table:table-cell office:value-type="float" office:value="-0.1406806" calcext:value-type="float">
            <text:p>-0.140681</text:p>
          </table:table-cell>
        </table:table-row>
        <table:table-row table:style-name="ro1">
          <table:table-cell office:value-type="float" office:value="12.20763" calcext:value-type="float">
            <text:p>12.207630</text:p>
          </table:table-cell>
          <table:table-cell office:value-type="float" office:value="0.1000715" calcext:value-type="float">
            <text:p>0.100072</text:p>
          </table:table-cell>
          <table:table-cell office:value-type="float" office:value="-0.1410063" calcext:value-type="float">
            <text:p>-0.141006</text:p>
          </table:table-cell>
        </table:table-row>
        <table:table-row table:style-name="ro1">
          <table:table-cell office:value-type="float" office:value="12.24108" calcext:value-type="float">
            <text:p>12.241080</text:p>
          </table:table-cell>
          <table:table-cell office:value-type="float" office:value="0.09968882" calcext:value-type="float">
            <text:p>0.099689</text:p>
          </table:table-cell>
          <table:table-cell office:value-type="float" office:value="-0.1412197" calcext:value-type="float">
            <text:p>-0.141220</text:p>
          </table:table-cell>
        </table:table-row>
        <table:table-row table:style-name="ro1">
          <table:table-cell office:value-type="float" office:value="12.27452" calcext:value-type="float">
            <text:p>12.274520</text:p>
          </table:table-cell>
          <table:table-cell office:value-type="float" office:value="0.09930687" calcext:value-type="float">
            <text:p>0.099307</text:p>
          </table:table-cell>
          <table:table-cell office:value-type="float" office:value="-0.1413007" calcext:value-type="float">
            <text:p>-0.141301</text:p>
          </table:table-cell>
        </table:table-row>
        <table:table-row table:style-name="ro1">
          <table:table-cell office:value-type="float" office:value="12.30797" calcext:value-type="float">
            <text:p>12.307970</text:p>
          </table:table-cell>
          <table:table-cell office:value-type="float" office:value="0.09912115" calcext:value-type="float">
            <text:p>0.099121</text:p>
          </table:table-cell>
          <table:table-cell office:value-type="float" office:value="-0.1414108" calcext:value-type="float">
            <text:p>-0.141411</text:p>
          </table:table-cell>
        </table:table-row>
        <table:table-row table:style-name="ro1">
          <table:table-cell office:value-type="float" office:value="12.34141" calcext:value-type="float">
            <text:p>12.341410</text:p>
          </table:table-cell>
          <table:table-cell office:value-type="float" office:value="0.09907506" calcext:value-type="float">
            <text:p>0.099075</text:p>
          </table:table-cell>
          <table:table-cell office:value-type="float" office:value="-0.1413568" calcext:value-type="float">
            <text:p>-0.141357</text:p>
          </table:table-cell>
        </table:table-row>
        <table:table-row table:style-name="ro1">
          <table:table-cell office:value-type="float" office:value="12.37486" calcext:value-type="float">
            <text:p>12.374860</text:p>
          </table:table-cell>
          <table:table-cell office:value-type="float" office:value="0.09919148" calcext:value-type="float">
            <text:p>0.099191</text:p>
          </table:table-cell>
          <table:table-cell office:value-type="float" office:value="-0.1412758" calcext:value-type="float">
            <text:p>-0.141276</text:p>
          </table:table-cell>
        </table:table-row>
        <table:table-row table:style-name="ro1">
          <table:table-cell office:value-type="float" office:value="12.40831" calcext:value-type="float">
            <text:p>12.408310</text:p>
          </table:table-cell>
          <table:table-cell office:value-type="float" office:value="0.09940418" calcext:value-type="float">
            <text:p>0.099404</text:p>
          </table:table-cell>
          <table:table-cell office:value-type="float" office:value="-0.1411324" calcext:value-type="float">
            <text:p>-0.141132</text:p>
          </table:table-cell>
        </table:table-row>
        <table:table-row table:style-name="ro1">
          <table:table-cell office:value-type="float" office:value="12.44175" calcext:value-type="float">
            <text:p>12.441750</text:p>
          </table:table-cell>
          <table:table-cell office:value-type="float" office:value="0.09956716" calcext:value-type="float">
            <text:p>0.099567</text:p>
          </table:table-cell>
          <table:table-cell office:value-type="float" office:value="-0.1410536" calcext:value-type="float">
            <text:p>-0.141054</text:p>
          </table:table-cell>
        </table:table-row>
        <table:table-row table:style-name="ro1">
          <table:table-cell office:value-type="float" office:value="12.4752" calcext:value-type="float">
            <text:p>12.475200</text:p>
          </table:table-cell>
          <table:table-cell office:value-type="float" office:value="0.09994932" calcext:value-type="float">
            <text:p>0.099949</text:p>
          </table:table-cell>
          <table:table-cell office:value-type="float" office:value="-0.1408713" calcext:value-type="float">
            <text:p>-0.140871</text:p>
          </table:table-cell>
        </table:table-row>
        <table:table-row table:style-name="ro1">
          <table:table-cell office:value-type="float" office:value="12.50864" calcext:value-type="float">
            <text:p>12.508640</text:p>
          </table:table-cell>
          <table:table-cell office:value-type="float" office:value="0.1004191" calcext:value-type="float">
            <text:p>0.100419</text:p>
          </table:table-cell>
          <table:table-cell office:value-type="float" office:value="-0.1407233" calcext:value-type="float">
            <text:p>-0.140723</text:p>
          </table:table-cell>
        </table:table-row>
        <table:table-row table:style-name="ro1">
          <table:table-cell office:value-type="float" office:value="12.54209" calcext:value-type="float">
            <text:p>12.542090</text:p>
          </table:table-cell>
          <table:table-cell office:value-type="float" office:value="0.1008616" calcext:value-type="float">
            <text:p>0.100862</text:p>
          </table:table-cell>
          <table:table-cell office:value-type="float" office:value="-0.1405784" calcext:value-type="float">
            <text:p>-0.140578</text:p>
          </table:table-cell>
        </table:table-row>
        <table:table-row table:style-name="ro1">
          <table:table-cell office:value-type="float" office:value="12.57553" calcext:value-type="float">
            <text:p>12.575530</text:p>
          </table:table-cell>
          <table:table-cell office:value-type="float" office:value="0.1013023" calcext:value-type="float">
            <text:p>0.101302</text:p>
          </table:table-cell>
          <table:table-cell office:value-type="float" office:value="-0.1404485" calcext:value-type="float">
            <text:p>-0.140449</text:p>
          </table:table-cell>
        </table:table-row>
        <table:table-row table:style-name="ro1">
          <table:table-cell office:value-type="float" office:value="12.60898" calcext:value-type="float">
            <text:p>12.608980</text:p>
          </table:table-cell>
          <table:table-cell office:value-type="float" office:value="0.1015055" calcext:value-type="float">
            <text:p>0.101506</text:p>
          </table:table-cell>
          <table:table-cell office:value-type="float" office:value="-0.1402059" calcext:value-type="float">
            <text:p>-0.140206</text:p>
          </table:table-cell>
        </table:table-row>
        <table:table-row table:style-name="ro1">
          <table:table-cell office:value-type="float" office:value="12.64242" calcext:value-type="float">
            <text:p>12.642420</text:p>
          </table:table-cell>
          <table:table-cell office:value-type="float" office:value="0.1017304" calcext:value-type="float">
            <text:p>0.101730</text:p>
          </table:table-cell>
          <table:table-cell office:value-type="float" office:value="-0.1401528" calcext:value-type="float">
            <text:p>-0.140153</text:p>
          </table:table-cell>
        </table:table-row>
        <table:table-row table:style-name="ro1">
          <table:table-cell office:value-type="float" office:value="12.67587" calcext:value-type="float">
            <text:p>12.675870</text:p>
          </table:table-cell>
          <table:table-cell office:value-type="float" office:value="0.1019135" calcext:value-type="float">
            <text:p>0.101914</text:p>
          </table:table-cell>
          <table:table-cell office:value-type="float" office:value="-0.1401077" calcext:value-type="float">
            <text:p>-0.140108</text:p>
          </table:table-cell>
        </table:table-row>
        <table:table-row table:style-name="ro1">
          <table:table-cell office:value-type="float" office:value="12.70932" calcext:value-type="float">
            <text:p>12.709320</text:p>
          </table:table-cell>
          <table:table-cell office:value-type="float" office:value="0.1019664" calcext:value-type="float">
            <text:p>0.101966</text:p>
          </table:table-cell>
          <table:table-cell office:value-type="float" office:value="-0.1401178" calcext:value-type="float">
            <text:p>-0.140118</text:p>
          </table:table-cell>
        </table:table-row>
        <table:table-row table:style-name="ro1">
          <table:table-cell office:value-type="float" office:value="12.74276" calcext:value-type="float">
            <text:p>12.742760</text:p>
          </table:table-cell>
          <table:table-cell office:value-type="float" office:value="0.1018903" calcext:value-type="float">
            <text:p>0.101890</text:p>
          </table:table-cell>
          <table:table-cell office:value-type="float" office:value="-0.1402274" calcext:value-type="float">
            <text:p>-0.140227</text:p>
          </table:table-cell>
        </table:table-row>
        <table:table-row table:style-name="ro1">
          <table:table-cell office:value-type="float" office:value="12.77621" calcext:value-type="float">
            <text:p>12.776210</text:p>
          </table:table-cell>
          <table:table-cell office:value-type="float" office:value="0.1017063" calcext:value-type="float">
            <text:p>0.101706</text:p>
          </table:table-cell>
          <table:table-cell office:value-type="float" office:value="-0.1402943" calcext:value-type="float">
            <text:p>-0.140294</text:p>
          </table:table-cell>
        </table:table-row>
        <table:table-row table:style-name="ro1">
          <table:table-cell office:value-type="float" office:value="12.80965" calcext:value-type="float">
            <text:p>12.809650</text:p>
          </table:table-cell>
          <table:table-cell office:value-type="float" office:value="0.1014567" calcext:value-type="float">
            <text:p>0.101457</text:p>
          </table:table-cell>
          <table:table-cell office:value-type="float" office:value="-0.140443" calcext:value-type="float">
            <text:p>-0.140443</text:p>
          </table:table-cell>
        </table:table-row>
        <table:table-row table:style-name="ro1">
          <table:table-cell office:value-type="float" office:value="12.8431" calcext:value-type="float">
            <text:p>12.843100</text:p>
          </table:table-cell>
          <table:table-cell office:value-type="float" office:value="0.1010784" calcext:value-type="float">
            <text:p>0.101078</text:p>
          </table:table-cell>
          <table:table-cell office:value-type="float" office:value="-0.1405927" calcext:value-type="float">
            <text:p>-0.140593</text:p>
          </table:table-cell>
        </table:table-row>
        <table:table-row table:style-name="ro1">
          <table:table-cell office:value-type="float" office:value="12.87654" calcext:value-type="float">
            <text:p>12.876540</text:p>
          </table:table-cell>
          <table:table-cell office:value-type="float" office:value="0.10071" calcext:value-type="float">
            <text:p>0.100710</text:p>
          </table:table-cell>
          <table:table-cell office:value-type="float" office:value="-0.140899" calcext:value-type="float">
            <text:p>-0.140899</text:p>
          </table:table-cell>
        </table:table-row>
        <table:table-row table:style-name="ro1">
          <table:table-cell office:value-type="float" office:value="12.90999" calcext:value-type="float">
            <text:p>12.909990</text:p>
          </table:table-cell>
          <table:table-cell office:value-type="float" office:value="0.1002969" calcext:value-type="float">
            <text:p>0.100297</text:p>
          </table:table-cell>
          <table:table-cell office:value-type="float" office:value="-0.1410767" calcext:value-type="float">
            <text:p>-0.141077</text:p>
          </table:table-cell>
        </table:table-row>
        <table:table-row table:style-name="ro1">
          <table:table-cell office:value-type="float" office:value="12.94343" calcext:value-type="float">
            <text:p>12.943430</text:p>
          </table:table-cell>
          <table:table-cell office:value-type="float" office:value="0.1000507" calcext:value-type="float">
            <text:p>0.100051</text:p>
          </table:table-cell>
          <table:table-cell office:value-type="float" office:value="-0.1412356" calcext:value-type="float">
            <text:p>-0.141236</text:p>
          </table:table-cell>
        </table:table-row>
        <table:table-row table:style-name="ro1">
          <table:table-cell office:value-type="float" office:value="12.97688" calcext:value-type="float">
            <text:p>12.976880</text:p>
          </table:table-cell>
          <table:table-cell office:value-type="float" office:value="0.1000007" calcext:value-type="float">
            <text:p>0.100001</text:p>
          </table:table-cell>
          <table:table-cell office:value-type="float" office:value="-0.1412588" calcext:value-type="float">
            <text:p>-0.141259</text:p>
          </table:table-cell>
        </table:table-row>
        <table:table-row table:style-name="ro1">
          <table:table-cell office:value-type="float" office:value="13.01033" calcext:value-type="float">
            <text:p>13.010330</text:p>
          </table:table-cell>
          <table:table-cell office:value-type="float" office:value="0.1000053" calcext:value-type="float">
            <text:p>0.100005</text:p>
          </table:table-cell>
          <table:table-cell office:value-type="float" office:value="-0.1412615" calcext:value-type="float">
            <text:p>-0.141262</text:p>
          </table:table-cell>
        </table:table-row>
        <table:table-row table:style-name="ro1">
          <table:table-cell office:value-type="float" office:value="13.04377" calcext:value-type="float">
            <text:p>13.043770</text:p>
          </table:table-cell>
          <table:table-cell office:value-type="float" office:value="0.1001385" calcext:value-type="float">
            <text:p>0.100139</text:p>
          </table:table-cell>
          <table:table-cell office:value-type="float" office:value="-0.1411471" calcext:value-type="float">
            <text:p>-0.141147</text:p>
          </table:table-cell>
        </table:table-row>
        <table:table-row table:style-name="ro1">
          <table:table-cell office:value-type="float" office:value="13.07722" calcext:value-type="float">
            <text:p>13.077220</text:p>
          </table:table-cell>
          <table:table-cell office:value-type="float" office:value="0.1002646" calcext:value-type="float">
            <text:p>0.100265</text:p>
          </table:table-cell>
          <table:table-cell office:value-type="float" office:value="-0.1410702" calcext:value-type="float">
            <text:p>-0.141070</text:p>
          </table:table-cell>
        </table:table-row>
        <table:table-row table:style-name="ro1">
          <table:table-cell office:value-type="float" office:value="13.11066" calcext:value-type="float">
            <text:p>13.110660</text:p>
          </table:table-cell>
          <table:table-cell office:value-type="float" office:value="0.1005282" calcext:value-type="float">
            <text:p>0.100528</text:p>
          </table:table-cell>
          <table:table-cell office:value-type="float" office:value="-0.1409556" calcext:value-type="float">
            <text:p>-0.140956</text:p>
          </table:table-cell>
        </table:table-row>
        <table:table-row table:style-name="ro1">
          <table:table-cell office:value-type="float" office:value="13.14411" calcext:value-type="float">
            <text:p>13.144110</text:p>
          </table:table-cell>
          <table:table-cell office:value-type="float" office:value="0.1007436" calcext:value-type="float">
            <text:p>0.100744</text:p>
          </table:table-cell>
          <table:table-cell office:value-type="float" office:value="-0.1408217" calcext:value-type="float">
            <text:p>-0.140822</text:p>
          </table:table-cell>
        </table:table-row>
        <table:table-row table:style-name="ro1">
          <table:table-cell office:value-type="float" office:value="13.17755" calcext:value-type="float">
            <text:p>13.177550</text:p>
          </table:table-cell>
          <table:table-cell office:value-type="float" office:value="0.1010068" calcext:value-type="float">
            <text:p>0.101007</text:p>
          </table:table-cell>
          <table:table-cell office:value-type="float" office:value="-0.1406803" calcext:value-type="float">
            <text:p>-0.140680</text:p>
          </table:table-cell>
        </table:table-row>
        <table:table-row table:style-name="ro1">
          <table:table-cell office:value-type="float" office:value="13.211" calcext:value-type="float">
            <text:p>13.211000</text:p>
          </table:table-cell>
          <table:table-cell office:value-type="float" office:value="0.101381" calcext:value-type="float">
            <text:p>0.101381</text:p>
          </table:table-cell>
          <table:table-cell office:value-type="float" office:value="-0.1406007" calcext:value-type="float">
            <text:p>-0.140601</text:p>
          </table:table-cell>
        </table:table-row>
        <table:table-row table:style-name="ro1">
          <table:table-cell office:value-type="float" office:value="13.24444" calcext:value-type="float">
            <text:p>13.244440</text:p>
          </table:table-cell>
          <table:table-cell office:value-type="float" office:value="0.1015467" calcext:value-type="float">
            <text:p>0.101547</text:p>
          </table:table-cell>
          <table:table-cell office:value-type="float" office:value="-0.1405988" calcext:value-type="float">
            <text:p>-0.140599</text:p>
          </table:table-cell>
        </table:table-row>
        <table:table-row table:style-name="ro1">
          <table:table-cell office:value-type="float" office:value="13.27789" calcext:value-type="float">
            <text:p>13.277890</text:p>
          </table:table-cell>
          <table:table-cell office:value-type="float" office:value="0.1017025" calcext:value-type="float">
            <text:p>0.101703</text:p>
          </table:table-cell>
          <table:table-cell office:value-type="float" office:value="-0.1404798" calcext:value-type="float">
            <text:p>-0.140480</text:p>
          </table:table-cell>
        </table:table-row>
        <table:table-row table:style-name="ro1">
          <table:table-cell office:value-type="float" office:value="13.31134" calcext:value-type="float">
            <text:p>13.311340</text:p>
          </table:table-cell>
          <table:table-cell office:value-type="float" office:value="0.1018989" calcext:value-type="float">
            <text:p>0.101899</text:p>
          </table:table-cell>
          <table:table-cell office:value-type="float" office:value="-0.1404035" calcext:value-type="float">
            <text:p>-0.140404</text:p>
          </table:table-cell>
        </table:table-row>
        <table:table-row table:style-name="ro1">
          <table:table-cell office:value-type="float" office:value="13.34478" calcext:value-type="float">
            <text:p>13.344780</text:p>
          </table:table-cell>
          <table:table-cell office:value-type="float" office:value="0.1019455" calcext:value-type="float">
            <text:p>0.101946</text:p>
          </table:table-cell>
          <table:table-cell office:value-type="float" office:value="-0.1403684" calcext:value-type="float">
            <text:p>-0.140368</text:p>
          </table:table-cell>
        </table:table-row>
        <table:table-row table:style-name="ro1">
          <table:table-cell office:value-type="float" office:value="13.37823" calcext:value-type="float">
            <text:p>13.378230</text:p>
          </table:table-cell>
          <table:table-cell office:value-type="float" office:value="0.1019694" calcext:value-type="float">
            <text:p>0.101969</text:p>
          </table:table-cell>
          <table:table-cell office:value-type="float" office:value="-0.1403296" calcext:value-type="float">
            <text:p>-0.140330</text:p>
          </table:table-cell>
        </table:table-row>
        <table:table-row table:style-name="ro1">
          <table:table-cell office:value-type="float" office:value="13.41167" calcext:value-type="float">
            <text:p>13.411670</text:p>
          </table:table-cell>
          <table:table-cell office:value-type="float" office:value="0.1017885" calcext:value-type="float">
            <text:p>0.101789</text:p>
          </table:table-cell>
          <table:table-cell office:value-type="float" office:value="-0.1404151" calcext:value-type="float">
            <text:p>-0.140415</text:p>
          </table:table-cell>
        </table:table-row>
        <table:table-row table:style-name="ro1">
          <table:table-cell office:value-type="float" office:value="13.44512" calcext:value-type="float">
            <text:p>13.445120</text:p>
          </table:table-cell>
          <table:table-cell office:value-type="float" office:value="0.1016039" calcext:value-type="float">
            <text:p>0.101604</text:p>
          </table:table-cell>
          <table:table-cell office:value-type="float" office:value="-0.1404808" calcext:value-type="float">
            <text:p>-0.140481</text:p>
          </table:table-cell>
        </table:table-row>
        <table:table-row table:style-name="ro1">
          <table:table-cell office:value-type="float" office:value="13.47856" calcext:value-type="float">
            <text:p>13.478560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-0.140615" calcext:value-type="float">
            <text:p>-0.140615</text:p>
          </table:table-cell>
        </table:table-row>
        <table:table-row table:style-name="ro1">
          <table:table-cell office:value-type="float" office:value="13.51201" calcext:value-type="float">
            <text:p>13.512010</text:p>
          </table:table-cell>
          <table:table-cell office:value-type="float" office:value="0.1010035" calcext:value-type="float">
            <text:p>0.101004</text:p>
          </table:table-cell>
          <table:table-cell office:value-type="float" office:value="-0.1408023" calcext:value-type="float">
            <text:p>-0.140802</text:p>
          </table:table-cell>
        </table:table-row>
        <table:table-row table:style-name="ro1">
          <table:table-cell office:value-type="float" office:value="13.54545" calcext:value-type="float">
            <text:p>13.545450</text:p>
          </table:table-cell>
          <table:table-cell office:value-type="float" office:value="0.100813" calcext:value-type="float">
            <text:p>0.100813</text:p>
          </table:table-cell>
          <table:table-cell office:value-type="float" office:value="-0.1410297" calcext:value-type="float">
            <text:p>-0.141030</text:p>
          </table:table-cell>
        </table:table-row>
        <table:table-row table:style-name="ro1">
          <table:table-cell office:value-type="float" office:value="13.5789" calcext:value-type="float">
            <text:p>13.578900</text:p>
          </table:table-cell>
          <table:table-cell office:value-type="float" office:value="0.1004496" calcext:value-type="float">
            <text:p>0.100450</text:p>
          </table:table-cell>
          <table:table-cell office:value-type="float" office:value="-0.1410856" calcext:value-type="float">
            <text:p>-0.141086</text:p>
          </table:table-cell>
        </table:table-row>
        <table:table-row table:style-name="ro1">
          <table:table-cell office:value-type="float" office:value="13.61235" calcext:value-type="float">
            <text:p>13.612350</text:p>
          </table:table-cell>
          <table:table-cell office:value-type="float" office:value="0.1002571" calcext:value-type="float">
            <text:p>0.100257</text:p>
          </table:table-cell>
          <table:table-cell office:value-type="float" office:value="-0.1411474" calcext:value-type="float">
            <text:p>-0.141147</text:p>
          </table:table-cell>
        </table:table-row>
        <table:table-row table:style-name="ro1">
          <table:table-cell office:value-type="float" office:value="13.64579" calcext:value-type="float">
            <text:p>13.645790</text:p>
          </table:table-cell>
          <table:table-cell office:value-type="float" office:value="0.1002222" calcext:value-type="float">
            <text:p>0.100222</text:p>
          </table:table-cell>
          <table:table-cell office:value-type="float" office:value="-0.1411402" calcext:value-type="float">
            <text:p>-0.141140</text:p>
          </table:table-cell>
        </table:table-row>
        <table:table-row table:style-name="ro1">
          <table:table-cell office:value-type="float" office:value="13.67924" calcext:value-type="float">
            <text:p>13.679240</text:p>
          </table:table-cell>
          <table:table-cell office:value-type="float" office:value="0.1002276" calcext:value-type="float">
            <text:p>0.100228</text:p>
          </table:table-cell>
          <table:table-cell office:value-type="float" office:value="-0.1411243" calcext:value-type="float">
            <text:p>-0.141124</text:p>
          </table:table-cell>
        </table:table-row>
        <table:table-row table:style-name="ro1">
          <table:table-cell office:value-type="float" office:value="13.71268" calcext:value-type="float">
            <text:p>13.712680</text:p>
          </table:table-cell>
          <table:table-cell office:value-type="float" office:value="0.1002948" calcext:value-type="float">
            <text:p>0.100295</text:p>
          </table:table-cell>
          <table:table-cell office:value-type="float" office:value="-0.1411187" calcext:value-type="float">
            <text:p>-0.141119</text:p>
          </table:table-cell>
        </table:table-row>
        <table:table-row table:style-name="ro1">
          <table:table-cell office:value-type="float" office:value="13.74613" calcext:value-type="float">
            <text:p>13.746130</text:p>
          </table:table-cell>
          <table:table-cell office:value-type="float" office:value="0.1004852" calcext:value-type="float">
            <text:p>0.100485</text:p>
          </table:table-cell>
          <table:table-cell office:value-type="float" office:value="-0.1410215" calcext:value-type="float">
            <text:p>-0.141022</text:p>
          </table:table-cell>
        </table:table-row>
        <table:table-row table:style-name="ro1">
          <table:table-cell office:value-type="float" office:value="13.77957" calcext:value-type="float">
            <text:p>13.779570</text:p>
          </table:table-cell>
          <table:table-cell office:value-type="float" office:value="0.1006318" calcext:value-type="float">
            <text:p>0.100632</text:p>
          </table:table-cell>
          <table:table-cell office:value-type="float" office:value="-0.1409195" calcext:value-type="float">
            <text:p>-0.140920</text:p>
          </table:table-cell>
        </table:table-row>
        <table:table-row table:style-name="ro1">
          <table:table-cell office:value-type="float" office:value="13.81302" calcext:value-type="float">
            <text:p>13.813020</text:p>
          </table:table-cell>
          <table:table-cell office:value-type="float" office:value="0.1007899" calcext:value-type="float">
            <text:p>0.100790</text:p>
          </table:table-cell>
          <table:table-cell office:value-type="float" office:value="-0.1408269" calcext:value-type="float">
            <text:p>-0.140827</text:p>
          </table:table-cell>
        </table:table-row>
        <table:table-row table:style-name="ro1">
          <table:table-cell office:value-type="float" office:value="13.84646" calcext:value-type="float">
            <text:p>13.846460</text:p>
          </table:table-cell>
          <table:table-cell office:value-type="float" office:value="0.1009188" calcext:value-type="float">
            <text:p>0.100919</text:p>
          </table:table-cell>
          <table:table-cell office:value-type="float" office:value="-0.1407899" calcext:value-type="float">
            <text:p>-0.140790</text:p>
          </table:table-cell>
        </table:table-row>
        <table:table-row table:style-name="ro1">
          <table:table-cell office:value-type="float" office:value="13.87991" calcext:value-type="float">
            <text:p>13.879910</text:p>
          </table:table-cell>
          <table:table-cell office:value-type="float" office:value="0.1011859" calcext:value-type="float">
            <text:p>0.101186</text:p>
          </table:table-cell>
          <table:table-cell office:value-type="float" office:value="-0.1407446" calcext:value-type="float">
            <text:p>-0.140745</text:p>
          </table:table-cell>
        </table:table-row>
        <table:table-row table:style-name="ro1">
          <table:table-cell office:value-type="float" office:value="13.91336" calcext:value-type="float">
            <text:p>13.913360</text:p>
          </table:table-cell>
          <table:table-cell office:value-type="float" office:value="0.1013058" calcext:value-type="float">
            <text:p>0.101306</text:p>
          </table:table-cell>
          <table:table-cell office:value-type="float" office:value="-0.1407248" calcext:value-type="float">
            <text:p>-0.140725</text:p>
          </table:table-cell>
        </table:table-row>
        <table:table-row table:style-name="ro1">
          <table:table-cell office:value-type="float" office:value="13.9468" calcext:value-type="float">
            <text:p>13.946800</text:p>
          </table:table-cell>
          <table:table-cell office:value-type="float" office:value="0.1013849" calcext:value-type="float">
            <text:p>0.101385</text:p>
          </table:table-cell>
          <table:table-cell office:value-type="float" office:value="-0.1407225" calcext:value-type="float">
            <text:p>-0.140723</text:p>
          </table:table-cell>
        </table:table-row>
        <table:table-row table:style-name="ro1">
          <table:table-cell office:value-type="float" office:value="13.98025" calcext:value-type="float">
            <text:p>13.980250</text:p>
          </table:table-cell>
          <table:table-cell office:value-type="float" office:value="0.1013519" calcext:value-type="float">
            <text:p>0.101352</text:p>
          </table:table-cell>
          <table:table-cell office:value-type="float" office:value="-0.140793" calcext:value-type="float">
            <text:p>-0.140793</text:p>
          </table:table-cell>
        </table:table-row>
        <table:table-row table:style-name="ro1">
          <table:table-cell office:value-type="float" office:value="14.01369" calcext:value-type="float">
            <text:p>14.013690</text:p>
          </table:table-cell>
          <table:table-cell office:value-type="float" office:value="0.1012628" calcext:value-type="float">
            <text:p>0.101263</text:p>
          </table:table-cell>
          <table:table-cell office:value-type="float" office:value="-0.1408211" calcext:value-type="float">
            <text:p>-0.140821</text:p>
          </table:table-cell>
        </table:table-row>
        <table:table-row table:style-name="ro1">
          <table:table-cell office:value-type="float" office:value="14.04714" calcext:value-type="float">
            <text:p>14.047140</text:p>
          </table:table-cell>
          <table:table-cell office:value-type="float" office:value="0.1011536" calcext:value-type="float">
            <text:p>0.101154</text:p>
          </table:table-cell>
          <table:table-cell office:value-type="float" office:value="-0.1409513" calcext:value-type="float">
            <text:p>-0.140951</text:p>
          </table:table-cell>
        </table:table-row>
        <table:table-row table:style-name="ro1">
          <table:table-cell office:value-type="float" office:value="14.08058" calcext:value-type="float">
            <text:p>14.080580</text:p>
          </table:table-cell>
          <table:table-cell office:value-type="float" office:value="0.1009967" calcext:value-type="float">
            <text:p>0.100997</text:p>
          </table:table-cell>
          <table:table-cell office:value-type="float" office:value="-0.1410448" calcext:value-type="float">
            <text:p>-0.141045</text:p>
          </table:table-cell>
        </table:table-row>
        <table:table-row table:style-name="ro1">
          <table:table-cell office:value-type="float" office:value="14.11403" calcext:value-type="float">
            <text:p>14.114030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-0.1411499" calcext:value-type="float">
            <text:p>-0.141150</text:p>
          </table:table-cell>
        </table:table-row>
        <table:table-row table:style-name="ro1">
          <table:table-cell office:value-type="float" office:value="14.14747" calcext:value-type="float">
            <text:p>14.147470</text:p>
          </table:table-cell>
          <table:table-cell office:value-type="float" office:value="0.1004533" calcext:value-type="float">
            <text:p>0.100453</text:p>
          </table:table-cell>
          <table:table-cell office:value-type="float" office:value="-0.1412344" calcext:value-type="float">
            <text:p>-0.141234</text:p>
          </table:table-cell>
        </table:table-row>
        <table:table-row table:style-name="ro1">
          <table:table-cell office:value-type="float" office:value="14.18092" calcext:value-type="float">
            <text:p>14.180920</text:p>
          </table:table-cell>
          <table:table-cell office:value-type="float" office:value="0.1002518" calcext:value-type="float">
            <text:p>0.100252</text:p>
          </table:table-cell>
          <table:table-cell office:value-type="float" office:value="-0.1412853" calcext:value-type="float">
            <text:p>-0.141285</text:p>
          </table:table-cell>
        </table:table-row>
        <table:table-row table:style-name="ro1">
          <table:table-cell office:value-type="float" office:value="14.21437" calcext:value-type="float">
            <text:p>14.214370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-0.1413502" calcext:value-type="float">
            <text:p>-0.141350</text:p>
          </table:table-cell>
        </table:table-row>
        <table:table-row table:style-name="ro1">
          <table:table-cell office:value-type="float" office:value="14.24781" calcext:value-type="float">
            <text:p>14.247810</text:p>
          </table:table-cell>
          <table:table-cell office:value-type="float" office:value="0.1000155" calcext:value-type="float">
            <text:p>0.100016</text:p>
          </table:table-cell>
          <table:table-cell office:value-type="float" office:value="-0.1413226" calcext:value-type="float">
            <text:p>-0.141323</text:p>
          </table:table-cell>
        </table:table-row>
        <table:table-row table:style-name="ro1">
          <table:table-cell office:value-type="float" office:value="14.28126" calcext:value-type="float">
            <text:p>14.281260</text:p>
          </table:table-cell>
          <table:table-cell office:value-type="float" office:value="0.1000592" calcext:value-type="float">
            <text:p>0.100059</text:p>
          </table:table-cell>
          <table:table-cell office:value-type="float" office:value="-0.1413159" calcext:value-type="float">
            <text:p>-0.141316</text:p>
          </table:table-cell>
        </table:table-row>
        <table:table-row table:style-name="ro1">
          <table:table-cell office:value-type="float" office:value="14.3147" calcext:value-type="float">
            <text:p>14.314700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-0.1412358" calcext:value-type="float">
            <text:p>-0.141236</text:p>
          </table:table-cell>
        </table:table-row>
        <table:table-row table:style-name="ro1">
          <table:table-cell office:value-type="float" office:value="14.34815" calcext:value-type="float">
            <text:p>14.348150</text:p>
          </table:table-cell>
          <table:table-cell office:value-type="float" office:value="0.1001618" calcext:value-type="float">
            <text:p>0.100162</text:p>
          </table:table-cell>
          <table:table-cell office:value-type="float" office:value="-0.1411803" calcext:value-type="float">
            <text:p>-0.141180</text:p>
          </table:table-cell>
        </table:table-row>
        <table:table-row table:style-name="ro1">
          <table:table-cell office:value-type="float" office:value="14.38159" calcext:value-type="float">
            <text:p>14.381590</text:p>
          </table:table-cell>
          <table:table-cell office:value-type="float" office:value="0.1002866" calcext:value-type="float">
            <text:p>0.100287</text:p>
          </table:table-cell>
          <table:table-cell office:value-type="float" office:value="-0.141075" calcext:value-type="float">
            <text:p>-0.141075</text:p>
          </table:table-cell>
        </table:table-row>
        <table:table-row table:style-name="ro1">
          <table:table-cell office:value-type="float" office:value="14.41504" calcext:value-type="float">
            <text:p>14.415040</text:p>
          </table:table-cell>
          <table:table-cell office:value-type="float" office:value="0.1004439" calcext:value-type="float">
            <text:p>0.100444</text:p>
          </table:table-cell>
          <table:table-cell office:value-type="float" office:value="-0.1410089" calcext:value-type="float">
            <text:p>-0.141009</text:p>
          </table:table-cell>
        </table:table-row>
        <table:table-row table:style-name="ro1">
          <table:table-cell office:value-type="float" office:value="14.44848" calcext:value-type="float">
            <text:p>14.448480</text:p>
          </table:table-cell>
          <table:table-cell office:value-type="float" office:value="0.1005024" calcext:value-type="float">
            <text:p>0.100502</text:p>
          </table:table-cell>
          <table:table-cell office:value-type="float" office:value="-0.1409783" calcext:value-type="float">
            <text:p>-0.140978</text:p>
          </table:table-cell>
        </table:table-row>
        <table:table-row table:style-name="ro1">
          <table:table-cell office:value-type="float" office:value="14.48193" calcext:value-type="float">
            <text:p>14.481930</text:p>
          </table:table-cell>
          <table:table-cell office:value-type="float" office:value="0.10068" calcext:value-type="float">
            <text:p>0.100680</text:p>
          </table:table-cell>
          <table:table-cell office:value-type="float" office:value="-0.1408874" calcext:value-type="float">
            <text:p>-0.140887</text:p>
          </table:table-cell>
        </table:table-row>
        <table:table-row table:style-name="ro1">
          <table:table-cell office:value-type="float" office:value="14.51538" calcext:value-type="float">
            <text:p>14.515380</text:p>
          </table:table-cell>
          <table:table-cell office:value-type="float" office:value="0.1007756" calcext:value-type="float">
            <text:p>0.100776</text:p>
          </table:table-cell>
          <table:table-cell office:value-type="float" office:value="-0.1408977" calcext:value-type="float">
            <text:p>-0.140898</text:p>
          </table:table-cell>
        </table:table-row>
        <table:table-row table:style-name="ro1">
          <table:table-cell office:value-type="float" office:value="14.54882" calcext:value-type="float">
            <text:p>14.548820</text:p>
          </table:table-cell>
          <table:table-cell office:value-type="float" office:value="0.1007724" calcext:value-type="float">
            <text:p>0.100772</text:p>
          </table:table-cell>
          <table:table-cell office:value-type="float" office:value="-0.1408359" calcext:value-type="float">
            <text:p>-0.140836</text:p>
          </table:table-cell>
        </table:table-row>
        <table:table-row table:style-name="ro1">
          <table:table-cell office:value-type="float" office:value="14.58227" calcext:value-type="float">
            <text:p>14.582270</text:p>
          </table:table-cell>
          <table:table-cell office:value-type="float" office:value="0.1008276" calcext:value-type="float">
            <text:p>0.100828</text:p>
          </table:table-cell>
          <table:table-cell office:value-type="float" office:value="-0.1408372" calcext:value-type="float">
            <text:p>-0.140837</text:p>
          </table:table-cell>
        </table:table-row>
        <table:table-row table:style-name="ro1">
          <table:table-cell office:value-type="float" office:value="14.61571" calcext:value-type="float">
            <text:p>14.615710</text:p>
          </table:table-cell>
          <table:table-cell office:value-type="float" office:value="0.1009376" calcext:value-type="float">
            <text:p>0.100938</text:p>
          </table:table-cell>
          <table:table-cell office:value-type="float" office:value="-0.1408845" calcext:value-type="float">
            <text:p>-0.140885</text:p>
          </table:table-cell>
        </table:table-row>
        <table:table-row table:style-name="ro1">
          <table:table-cell office:value-type="float" office:value="14.64916" calcext:value-type="float">
            <text:p>14.649160</text:p>
          </table:table-cell>
          <table:table-cell office:value-type="float" office:value="0.1010225" calcext:value-type="float">
            <text:p>0.101023</text:p>
          </table:table-cell>
          <table:table-cell office:value-type="float" office:value="-0.1409224" calcext:value-type="float">
            <text:p>-0.140922</text:p>
          </table:table-cell>
        </table:table-row>
        <table:table-row table:style-name="ro1">
          <table:table-cell office:value-type="float" office:value="14.6826" calcext:value-type="float">
            <text:p>14.682600</text:p>
          </table:table-cell>
          <table:table-cell office:value-type="float" office:value="0.1009989" calcext:value-type="float">
            <text:p>0.100999</text:p>
          </table:table-cell>
          <table:table-cell office:value-type="float" office:value="-0.1409636" calcext:value-type="float">
            <text:p>-0.140964</text:p>
          </table:table-cell>
        </table:table-row>
        <table:table-row table:style-name="ro1">
          <table:table-cell office:value-type="float" office:value="14.71605" calcext:value-type="float">
            <text:p>14.716050</text:p>
          </table:table-cell>
          <table:table-cell office:value-type="float" office:value="0.1009047" calcext:value-type="float">
            <text:p>0.100905</text:p>
          </table:table-cell>
          <table:table-cell office:value-type="float" office:value="-0.1410649" calcext:value-type="float">
            <text:p>-0.141065</text:p>
          </table:table-cell>
        </table:table-row>
        <table:table-row table:style-name="ro1">
          <table:table-cell office:value-type="float" office:value="14.74949" calcext:value-type="float">
            <text:p>14.749490</text:p>
          </table:table-cell>
          <table:table-cell office:value-type="float" office:value="0.1008066" calcext:value-type="float">
            <text:p>0.100807</text:p>
          </table:table-cell>
          <table:table-cell office:value-type="float" office:value="-0.1410998" calcext:value-type="float">
            <text:p>-0.141100</text:p>
          </table:table-cell>
        </table:table-row>
        <table:table-row table:style-name="ro1">
          <table:table-cell office:value-type="float" office:value="14.78294" calcext:value-type="float">
            <text:p>14.782940</text:p>
          </table:table-cell>
          <table:table-cell office:value-type="float" office:value="0.1004787" calcext:value-type="float">
            <text:p>0.100479</text:p>
          </table:table-cell>
          <table:table-cell office:value-type="float" office:value="-0.1411403" calcext:value-type="float">
            <text:p>-0.141140</text:p>
          </table:table-cell>
        </table:table-row>
        <table:table-row table:style-name="ro1">
          <table:table-cell office:value-type="float" office:value="14.81639" calcext:value-type="float">
            <text:p>14.816390</text:p>
          </table:table-cell>
          <table:table-cell office:value-type="float" office:value="0.1003094" calcext:value-type="float">
            <text:p>0.100309</text:p>
          </table:table-cell>
          <table:table-cell office:value-type="float" office:value="-0.1412103" calcext:value-type="float">
            <text:p>-0.141210</text:p>
          </table:table-cell>
        </table:table-row>
        <table:table-row table:style-name="ro1">
          <table:table-cell office:value-type="float" office:value="14.84983" calcext:value-type="float">
            <text:p>14.849830</text:p>
          </table:table-cell>
          <table:table-cell office:value-type="float" office:value="0.1001924" calcext:value-type="float">
            <text:p>0.100192</text:p>
          </table:table-cell>
          <table:table-cell office:value-type="float" office:value="-0.1412583" calcext:value-type="float">
            <text:p>-0.141258</text:p>
          </table:table-cell>
        </table:table-row>
        <table:table-row table:style-name="ro1">
          <table:table-cell office:value-type="float" office:value="14.88328" calcext:value-type="float">
            <text:p>14.883280</text:p>
          </table:table-cell>
          <table:table-cell office:value-type="float" office:value="0.1001321" calcext:value-type="float">
            <text:p>0.100132</text:p>
          </table:table-cell>
          <table:table-cell office:value-type="float" office:value="-0.1412202" calcext:value-type="float">
            <text:p>-0.141220</text:p>
          </table:table-cell>
        </table:table-row>
        <table:table-row table:style-name="ro1">
          <table:table-cell office:value-type="float" office:value="14.91672" calcext:value-type="float">
            <text:p>14.916720</text:p>
          </table:table-cell>
          <table:table-cell office:value-type="float" office:value="0.1001009" calcext:value-type="float">
            <text:p>0.100101</text:p>
          </table:table-cell>
          <table:table-cell office:value-type="float" office:value="-0.1411993" calcext:value-type="float">
            <text:p>-0.141199</text:p>
          </table:table-cell>
        </table:table-row>
        <table:table-row table:style-name="ro1">
          <table:table-cell office:value-type="float" office:value="14.95017" calcext:value-type="float">
            <text:p>14.950170</text:p>
          </table:table-cell>
          <table:table-cell office:value-type="float" office:value="0.1001237" calcext:value-type="float">
            <text:p>0.100124</text:p>
          </table:table-cell>
          <table:table-cell office:value-type="float" office:value="-0.1411791" calcext:value-type="float">
            <text:p>-0.141179</text:p>
          </table:table-cell>
        </table:table-row>
        <table:table-row table:style-name="ro1">
          <table:table-cell office:value-type="float" office:value="14.98361" calcext:value-type="float">
            <text:p>14.983610</text:p>
          </table:table-cell>
          <table:table-cell office:value-type="float" office:value="0.1001692" calcext:value-type="float">
            <text:p>0.100169</text:p>
          </table:table-cell>
          <table:table-cell office:value-type="float" office:value="-0.1411437" calcext:value-type="float">
            <text:p>-0.141144</text:p>
          </table:table-cell>
        </table:table-row>
        <table:table-row table:style-name="ro1">
          <table:table-cell office:value-type="float" office:value="15.01706" calcext:value-type="float">
            <text:p>15.017060</text:p>
          </table:table-cell>
          <table:table-cell office:value-type="float" office:value="0.1003339" calcext:value-type="float">
            <text:p>0.100334</text:p>
          </table:table-cell>
          <table:table-cell office:value-type="float" office:value="-0.1410783" calcext:value-type="float">
            <text:p>-0.141078</text:p>
          </table:table-cell>
        </table:table-row>
        <table:table-row table:style-name="ro1">
          <table:table-cell office:value-type="float" office:value="15.05051" calcext:value-type="float">
            <text:p>15.050510</text:p>
          </table:table-cell>
          <table:table-cell office:value-type="float" office:value="0.1004346" calcext:value-type="float">
            <text:p>0.100435</text:p>
          </table:table-cell>
          <table:table-cell office:value-type="float" office:value="-0.1409702" calcext:value-type="float">
            <text:p>-0.140970</text:p>
          </table:table-cell>
        </table:table-row>
        <table:table-row table:style-name="ro1">
          <table:table-cell office:value-type="float" office:value="15.08395" calcext:value-type="float">
            <text:p>15.083950</text:p>
          </table:table-cell>
          <table:table-cell office:value-type="float" office:value="0.1005246" calcext:value-type="float">
            <text:p>0.100525</text:p>
          </table:table-cell>
          <table:table-cell office:value-type="float" office:value="-0.1409285" calcext:value-type="float">
            <text:p>-0.140929</text:p>
          </table:table-cell>
        </table:table-row>
        <table:table-row table:style-name="ro1">
          <table:table-cell office:value-type="float" office:value="15.1174" calcext:value-type="float">
            <text:p>15.117400</text:p>
          </table:table-cell>
          <table:table-cell office:value-type="float" office:value="0.1006753" calcext:value-type="float">
            <text:p>0.100675</text:p>
          </table:table-cell>
          <table:table-cell office:value-type="float" office:value="-0.1408886" calcext:value-type="float">
            <text:p>-0.140889</text:p>
          </table:table-cell>
        </table:table-row>
        <table:table-row table:style-name="ro1">
          <table:table-cell office:value-type="float" office:value="15.15084" calcext:value-type="float">
            <text:p>15.150840</text:p>
          </table:table-cell>
          <table:table-cell office:value-type="float" office:value="0.1007448" calcext:value-type="float">
            <text:p>0.100745</text:p>
          </table:table-cell>
          <table:table-cell office:value-type="float" office:value="-0.1408635" calcext:value-type="float">
            <text:p>-0.140864</text:p>
          </table:table-cell>
        </table:table-row>
        <table:table-row table:style-name="ro1">
          <table:table-cell office:value-type="float" office:value="15.18429" calcext:value-type="float">
            <text:p>15.184290</text:p>
          </table:table-cell>
          <table:table-cell office:value-type="float" office:value="0.1007901" calcext:value-type="float">
            <text:p>0.100790</text:p>
          </table:table-cell>
          <table:table-cell office:value-type="float" office:value="-0.1408245" calcext:value-type="float">
            <text:p>-0.140825</text:p>
          </table:table-cell>
        </table:table-row>
        <table:table-row table:style-name="ro1">
          <table:table-cell office:value-type="float" office:value="15.21773" calcext:value-type="float">
            <text:p>15.217730</text:p>
          </table:table-cell>
          <table:table-cell office:value-type="float" office:value="0.1008194" calcext:value-type="float">
            <text:p>0.100819</text:p>
          </table:table-cell>
          <table:table-cell office:value-type="float" office:value="-0.1408289" calcext:value-type="float">
            <text:p>-0.140829</text:p>
          </table:table-cell>
        </table:table-row>
        <table:table-row table:style-name="ro1">
          <table:table-cell office:value-type="float" office:value="15.25118" calcext:value-type="float">
            <text:p>15.251180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-0.1408687" calcext:value-type="float">
            <text:p>-0.140869</text:p>
          </table:table-cell>
        </table:table-row>
        <table:table-row table:style-name="ro1">
          <table:table-cell office:value-type="float" office:value="15.28462" calcext:value-type="float">
            <text:p>15.284620</text:p>
          </table:table-cell>
          <table:table-cell office:value-type="float" office:value="0.1010216" calcext:value-type="float">
            <text:p>0.101022</text:p>
          </table:table-cell>
          <table:table-cell office:value-type="float" office:value="-0.1409091" calcext:value-type="float">
            <text:p>-0.140909</text:p>
          </table:table-cell>
        </table:table-row>
        <table:table-row table:style-name="ro1">
          <table:table-cell office:value-type="float" office:value="15.31807" calcext:value-type="float">
            <text:p>15.318070</text:p>
          </table:table-cell>
          <table:table-cell office:value-type="float" office:value="0.1010749" calcext:value-type="float">
            <text:p>0.101075</text:p>
          </table:table-cell>
          <table:table-cell office:value-type="float" office:value="-0.1409252" calcext:value-type="float">
            <text:p>-0.140925</text:p>
          </table:table-cell>
        </table:table-row>
        <table:table-row table:style-name="ro1">
          <table:table-cell office:value-type="float" office:value="15.35152" calcext:value-type="float">
            <text:p>15.351520</text:p>
          </table:table-cell>
          <table:table-cell office:value-type="float" office:value="0.1010858" calcext:value-type="float">
            <text:p>0.101086</text:p>
          </table:table-cell>
          <table:table-cell office:value-type="float" office:value="-0.1409419" calcext:value-type="float">
            <text:p>-0.140942</text:p>
          </table:table-cell>
        </table:table-row>
        <table:table-row table:style-name="ro1">
          <table:table-cell office:value-type="float" office:value="15.38496" calcext:value-type="float">
            <text:p>15.384960</text:p>
          </table:table-cell>
          <table:table-cell office:value-type="float" office:value="0.1009738" calcext:value-type="float">
            <text:p>0.100974</text:p>
          </table:table-cell>
          <table:table-cell office:value-type="float" office:value="-0.1410437" calcext:value-type="float">
            <text:p>-0.141044</text:p>
          </table:table-cell>
        </table:table-row>
        <table:table-row table:style-name="ro1">
          <table:table-cell office:value-type="float" office:value="15.41841" calcext:value-type="float">
            <text:p>15.418410</text:p>
          </table:table-cell>
          <table:table-cell office:value-type="float" office:value="0.1009249" calcext:value-type="float">
            <text:p>0.100925</text:p>
          </table:table-cell>
          <table:table-cell office:value-type="float" office:value="-0.1411097" calcext:value-type="float">
            <text:p>-0.141110</text:p>
          </table:table-cell>
        </table:table-row>
        <table:table-row table:style-name="ro1">
          <table:table-cell office:value-type="float" office:value="15.45185" calcext:value-type="float">
            <text:p>15.451850</text:p>
          </table:table-cell>
          <table:table-cell office:value-type="float" office:value="0.1007897" calcext:value-type="float">
            <text:p>0.100790</text:p>
          </table:table-cell>
          <table:table-cell office:value-type="float" office:value="-0.1411228" calcext:value-type="float">
            <text:p>-0.141123</text:p>
          </table:table-cell>
        </table:table-row>
        <table:table-row table:style-name="ro1">
          <table:table-cell office:value-type="float" office:value="15.4853" calcext:value-type="float">
            <text:p>15.485300</text:p>
          </table:table-cell>
          <table:table-cell office:value-type="float" office:value="0.1005216" calcext:value-type="float">
            <text:p>0.100522</text:p>
          </table:table-cell>
          <table:table-cell office:value-type="float" office:value="-0.1412564" calcext:value-type="float">
            <text:p>-0.141256</text:p>
          </table:table-cell>
        </table:table-row>
        <table:table-row table:style-name="ro1">
          <table:table-cell office:value-type="float" office:value="15.51874" calcext:value-type="float">
            <text:p>15.518740</text:p>
          </table:table-cell>
          <table:table-cell office:value-type="float" office:value="0.1003852" calcext:value-type="float">
            <text:p>0.100385</text:p>
          </table:table-cell>
          <table:table-cell office:value-type="float" office:value="-0.1412466" calcext:value-type="float">
            <text:p>-0.141247</text:p>
          </table:table-cell>
        </table:table-row>
        <table:table-row table:style-name="ro1">
          <table:table-cell office:value-type="float" office:value="15.55219" calcext:value-type="float">
            <text:p>15.552190</text:p>
          </table:table-cell>
          <table:table-cell office:value-type="float" office:value="0.1003523" calcext:value-type="float">
            <text:p>0.100352</text:p>
          </table:table-cell>
          <table:table-cell office:value-type="float" office:value="-0.1411935" calcext:value-type="float">
            <text:p>-0.141194</text:p>
          </table:table-cell>
        </table:table-row>
        <table:table-row table:style-name="ro1">
          <table:table-cell office:value-type="float" office:value="15.58563" calcext:value-type="float">
            <text:p>15.585630</text:p>
          </table:table-cell>
          <table:table-cell office:value-type="float" office:value="0.1003371" calcext:value-type="float">
            <text:p>0.100337</text:p>
          </table:table-cell>
          <table:table-cell office:value-type="float" office:value="-0.141177" calcext:value-type="float">
            <text:p>-0.141177</text:p>
          </table:table-cell>
        </table:table-row>
        <table:table-row table:style-name="ro1">
          <table:table-cell office:value-type="float" office:value="15.61908" calcext:value-type="float">
            <text:p>15.619080</text:p>
          </table:table-cell>
          <table:table-cell office:value-type="float" office:value="0.1003317" calcext:value-type="float">
            <text:p>0.100332</text:p>
          </table:table-cell>
          <table:table-cell office:value-type="float" office:value="-0.1411588" calcext:value-type="float">
            <text:p>-0.141159</text:p>
          </table:table-cell>
        </table:table-row>
        <table:table-row table:style-name="ro1">
          <table:table-cell office:value-type="float" office:value="15.65253" calcext:value-type="float">
            <text:p>15.652530</text:p>
          </table:table-cell>
          <table:table-cell office:value-type="float" office:value="0.1003693" calcext:value-type="float">
            <text:p>0.100369</text:p>
          </table:table-cell>
          <table:table-cell office:value-type="float" office:value="-0.1411439" calcext:value-type="float">
            <text:p>-0.141144</text:p>
          </table:table-cell>
        </table:table-row>
        <table:table-row table:style-name="ro1">
          <table:table-cell office:value-type="float" office:value="15.68597" calcext:value-type="float">
            <text:p>15.685970</text:p>
          </table:table-cell>
          <table:table-cell office:value-type="float" office:value="0.1004276" calcext:value-type="float">
            <text:p>0.100428</text:p>
          </table:table-cell>
          <table:table-cell office:value-type="float" office:value="-0.1410712" calcext:value-type="float">
            <text:p>-0.141071</text:p>
          </table:table-cell>
        </table:table-row>
        <table:table-row table:style-name="ro1">
          <table:table-cell office:value-type="float" office:value="15.71942" calcext:value-type="float">
            <text:p>15.719420</text:p>
          </table:table-cell>
          <table:table-cell office:value-type="float" office:value="0.1004746" calcext:value-type="float">
            <text:p>0.100475</text:p>
          </table:table-cell>
          <table:table-cell office:value-type="float" office:value="-0.1410222" calcext:value-type="float">
            <text:p>-0.141022</text:p>
          </table:table-cell>
        </table:table-row>
        <table:table-row table:style-name="ro1">
          <table:table-cell office:value-type="float" office:value="15.75286" calcext:value-type="float">
            <text:p>15.752860</text:p>
          </table:table-cell>
          <table:table-cell office:value-type="float" office:value="0.100651" calcext:value-type="float">
            <text:p>0.100651</text:p>
          </table:table-cell>
          <table:table-cell office:value-type="float" office:value="-0.1410176" calcext:value-type="float">
            <text:p>-0.141018</text:p>
          </table:table-cell>
        </table:table-row>
        <table:table-row table:style-name="ro1">
          <table:table-cell office:value-type="float" office:value="15.78631" calcext:value-type="float">
            <text:p>15.786310</text:p>
          </table:table-cell>
          <table:table-cell office:value-type="float" office:value="0.1005952" calcext:value-type="float">
            <text:p>0.100595</text:p>
          </table:table-cell>
          <table:table-cell office:value-type="float" office:value="-0.1409716" calcext:value-type="float">
            <text:p>-0.140972</text:p>
          </table:table-cell>
        </table:table-row>
        <table:table-row table:style-name="ro1">
          <table:table-cell office:value-type="float" office:value="15.81975" calcext:value-type="float">
            <text:p>15.819750</text:p>
          </table:table-cell>
          <table:table-cell office:value-type="float" office:value="0.1005608" calcext:value-type="float">
            <text:p>0.100561</text:p>
          </table:table-cell>
          <table:table-cell office:value-type="float" office:value="-0.1409843" calcext:value-type="float">
            <text:p>-0.140984</text:p>
          </table:table-cell>
        </table:table-row>
        <table:table-row table:style-name="ro1">
          <table:table-cell office:value-type="float" office:value="15.8532" calcext:value-type="float">
            <text:p>15.853200</text:p>
          </table:table-cell>
          <table:table-cell office:value-type="float" office:value="0.1005764" calcext:value-type="float">
            <text:p>0.100576</text:p>
          </table:table-cell>
          <table:table-cell office:value-type="float" office:value="-0.1409225" calcext:value-type="float">
            <text:p>-0.140923</text:p>
          </table:table-cell>
        </table:table-row>
        <table:table-row table:style-name="ro1">
          <table:table-cell office:value-type="float" office:value="15.88664" calcext:value-type="float">
            <text:p>15.886640</text:p>
          </table:table-cell>
          <table:table-cell office:value-type="float" office:value="0.1005594" calcext:value-type="float">
            <text:p>0.100559</text:p>
          </table:table-cell>
          <table:table-cell office:value-type="float" office:value="-0.1409522" calcext:value-type="float">
            <text:p>-0.140952</text:p>
          </table:table-cell>
        </table:table-row>
        <table:table-row table:style-name="ro1">
          <table:table-cell office:value-type="float" office:value="15.92009" calcext:value-type="float">
            <text:p>15.920090</text:p>
          </table:table-cell>
          <table:table-cell office:value-type="float" office:value="0.1005155" calcext:value-type="float">
            <text:p>0.100516</text:p>
          </table:table-cell>
          <table:table-cell office:value-type="float" office:value="-0.1409775" calcext:value-type="float">
            <text:p>-0.140978</text:p>
          </table:table-cell>
        </table:table-row>
        <table:table-row table:style-name="ro1">
          <table:table-cell office:value-type="float" office:value="15.95354" calcext:value-type="float">
            <text:p>15.953540</text:p>
          </table:table-cell>
          <table:table-cell office:value-type="float" office:value="0.1004359" calcext:value-type="float">
            <text:p>0.100436</text:p>
          </table:table-cell>
          <table:table-cell office:value-type="float" office:value="-0.1409938" calcext:value-type="float">
            <text:p>-0.140994</text:p>
          </table:table-cell>
        </table:table-row>
        <table:table-row table:style-name="ro1">
          <table:table-cell office:value-type="float" office:value="15.98698" calcext:value-type="float">
            <text:p>15.986980</text:p>
          </table:table-cell>
          <table:table-cell office:value-type="float" office:value="0.1003846" calcext:value-type="float">
            <text:p>0.100385</text:p>
          </table:table-cell>
          <table:table-cell office:value-type="float" office:value="-0.1410159" calcext:value-type="float">
            <text:p>-0.141016</text:p>
          </table:table-cell>
        </table:table-row>
        <table:table-row table:style-name="ro1">
          <table:table-cell office:value-type="float" office:value="16.02043" calcext:value-type="float">
            <text:p>16.020430</text:p>
          </table:table-cell>
          <table:table-cell office:value-type="float" office:value="0.1003271" calcext:value-type="float">
            <text:p>0.100327</text:p>
          </table:table-cell>
          <table:table-cell office:value-type="float" office:value="-0.141073" calcext:value-type="float">
            <text:p>-0.141073</text:p>
          </table:table-cell>
        </table:table-row>
        <table:table-row table:style-name="ro1">
          <table:table-cell office:value-type="float" office:value="16.05387" calcext:value-type="float">
            <text:p>16.053870</text:p>
          </table:table-cell>
          <table:table-cell office:value-type="float" office:value="0.1002358" calcext:value-type="float">
            <text:p>0.100236</text:p>
          </table:table-cell>
          <table:table-cell office:value-type="float" office:value="-0.1411137" calcext:value-type="float">
            <text:p>-0.141114</text:p>
          </table:table-cell>
        </table:table-row>
        <table:table-row table:style-name="ro1">
          <table:table-cell office:value-type="float" office:value="16.08732" calcext:value-type="float">
            <text:p>16.087320</text:p>
          </table:table-cell>
          <table:table-cell office:value-type="float" office:value="0.1001579" calcext:value-type="float">
            <text:p>0.100158</text:p>
          </table:table-cell>
          <table:table-cell office:value-type="float" office:value="-0.1411152" calcext:value-type="float">
            <text:p>-0.141115</text:p>
          </table:table-cell>
        </table:table-row>
        <table:table-row table:style-name="ro1">
          <table:table-cell office:value-type="float" office:value="16.12076" calcext:value-type="float">
            <text:p>16.120760</text:p>
          </table:table-cell>
          <table:table-cell office:value-type="float" office:value="0.1001854" calcext:value-type="float">
            <text:p>0.100185</text:p>
          </table:table-cell>
          <table:table-cell office:value-type="float" office:value="-0.1410927" calcext:value-type="float">
            <text:p>-0.141093</text:p>
          </table:table-cell>
        </table:table-row>
        <table:table-row table:style-name="ro1">
          <table:table-cell office:value-type="float" office:value="16.15421" calcext:value-type="float">
            <text:p>16.154210</text:p>
          </table:table-cell>
          <table:table-cell office:value-type="float" office:value="0.1001774" calcext:value-type="float">
            <text:p>0.100177</text:p>
          </table:table-cell>
          <table:table-cell office:value-type="float" office:value="-0.1410655" calcext:value-type="float">
            <text:p>-0.141066</text:p>
          </table:table-cell>
        </table:table-row>
        <table:table-row table:style-name="ro1">
          <table:table-cell office:value-type="float" office:value="16.18765" calcext:value-type="float">
            <text:p>16.187650</text:p>
          </table:table-cell>
          <table:table-cell office:value-type="float" office:value="0.1001714" calcext:value-type="float">
            <text:p>0.100171</text:p>
          </table:table-cell>
          <table:table-cell office:value-type="float" office:value="-0.1410662" calcext:value-type="float">
            <text:p>-0.141066</text:p>
          </table:table-cell>
        </table:table-row>
        <table:table-row table:style-name="ro1">
          <table:table-cell office:value-type="float" office:value="16.2211" calcext:value-type="float">
            <text:p>16.221100</text:p>
          </table:table-cell>
          <table:table-cell office:value-type="float" office:value="0.1002091" calcext:value-type="float">
            <text:p>0.100209</text:p>
          </table:table-cell>
          <table:table-cell office:value-type="float" office:value="-0.1410608" calcext:value-type="float">
            <text:p>-0.141061</text:p>
          </table:table-cell>
        </table:table-row>
        <table:table-row table:style-name="ro1">
          <table:table-cell office:value-type="float" office:value="16.25455" calcext:value-type="float">
            <text:p>16.254550</text:p>
          </table:table-cell>
          <table:table-cell office:value-type="float" office:value="0.1002534" calcext:value-type="float">
            <text:p>0.100253</text:p>
          </table:table-cell>
          <table:table-cell office:value-type="float" office:value="-0.1410479" calcext:value-type="float">
            <text:p>-0.141048</text:p>
          </table:table-cell>
        </table:table-row>
        <table:table-row table:style-name="ro1">
          <table:table-cell office:value-type="float" office:value="16.28799" calcext:value-type="float">
            <text:p>16.287990</text:p>
          </table:table-cell>
          <table:table-cell office:value-type="float" office:value="0.1002808" calcext:value-type="float">
            <text:p>0.100281</text:p>
          </table:table-cell>
          <table:table-cell office:value-type="float" office:value="-0.1410451" calcext:value-type="float">
            <text:p>-0.141045</text:p>
          </table:table-cell>
        </table:table-row>
        <table:table-row table:style-name="ro1">
          <table:table-cell office:value-type="float" office:value="16.32144" calcext:value-type="float">
            <text:p>16.321440</text:p>
          </table:table-cell>
          <table:table-cell office:value-type="float" office:value="0.100396" calcext:value-type="float">
            <text:p>0.100396</text:p>
          </table:table-cell>
          <table:table-cell office:value-type="float" office:value="-0.1410048" calcext:value-type="float">
            <text:p>-0.141005</text:p>
          </table:table-cell>
        </table:table-row>
        <table:table-row table:style-name="ro1">
          <table:table-cell office:value-type="float" office:value="16.35488" calcext:value-type="float">
            <text:p>16.354880</text:p>
          </table:table-cell>
          <table:table-cell office:value-type="float" office:value="0.1004392" calcext:value-type="float">
            <text:p>0.100439</text:p>
          </table:table-cell>
          <table:table-cell office:value-type="float" office:value="-0.1410099" calcext:value-type="float">
            <text:p>-0.141010</text:p>
          </table:table-cell>
        </table:table-row>
        <table:table-row table:style-name="ro1">
          <table:table-cell office:value-type="float" office:value="16.38833" calcext:value-type="float">
            <text:p>16.388330</text:p>
          </table:table-cell>
          <table:table-cell office:value-type="float" office:value="0.1004971" calcext:value-type="float">
            <text:p>0.100497</text:p>
          </table:table-cell>
          <table:table-cell office:value-type="float" office:value="-0.1409877" calcext:value-type="float">
            <text:p>-0.140988</text:p>
          </table:table-cell>
        </table:table-row>
        <table:table-row table:style-name="ro1">
          <table:table-cell office:value-type="float" office:value="16.42177" calcext:value-type="float">
            <text:p>16.421770</text:p>
          </table:table-cell>
          <table:table-cell office:value-type="float" office:value="0.1005203" calcext:value-type="float">
            <text:p>0.100520</text:p>
          </table:table-cell>
          <table:table-cell office:value-type="float" office:value="-0.1409767" calcext:value-type="float">
            <text:p>-0.140977</text:p>
          </table:table-cell>
        </table:table-row>
        <table:table-row table:style-name="ro1">
          <table:table-cell office:value-type="float" office:value="16.45522" calcext:value-type="float">
            <text:p>16.455220</text:p>
          </table:table-cell>
          <table:table-cell office:value-type="float" office:value="0.1005003" calcext:value-type="float">
            <text:p>0.100500</text:p>
          </table:table-cell>
          <table:table-cell office:value-type="float" office:value="-0.1409475" calcext:value-type="float">
            <text:p>-0.140948</text:p>
          </table:table-cell>
        </table:table-row>
        <table:table-row table:style-name="ro1">
          <table:table-cell office:value-type="float" office:value="16.48866" calcext:value-type="float">
            <text:p>16.488660</text:p>
          </table:table-cell>
          <table:table-cell office:value-type="float" office:value="0.1004674" calcext:value-type="float">
            <text:p>0.100467</text:p>
          </table:table-cell>
          <table:table-cell office:value-type="float" office:value="-0.1409662" calcext:value-type="float">
            <text:p>-0.140966</text:p>
          </table:table-cell>
        </table:table-row>
        <table:table-row table:style-name="ro1">
          <table:table-cell office:value-type="float" office:value="16.52211" calcext:value-type="float">
            <text:p>16.522110</text:p>
          </table:table-cell>
          <table:table-cell office:value-type="float" office:value="0.100455" calcext:value-type="float">
            <text:p>0.100455</text:p>
          </table:table-cell>
          <table:table-cell office:value-type="float" office:value="-0.1409814" calcext:value-type="float">
            <text:p>-0.140981</text:p>
          </table:table-cell>
        </table:table-row>
        <table:table-row table:style-name="ro1">
          <table:table-cell office:value-type="float" office:value="16.55556" calcext:value-type="float">
            <text:p>16.555560</text:p>
          </table:table-cell>
          <table:table-cell office:value-type="float" office:value="0.1004348" calcext:value-type="float">
            <text:p>0.100435</text:p>
          </table:table-cell>
          <table:table-cell office:value-type="float" office:value="-0.1409923" calcext:value-type="float">
            <text:p>-0.140992</text:p>
          </table:table-cell>
        </table:table-row>
        <table:table-row table:style-name="ro1">
          <table:table-cell office:value-type="float" office:value="16.589" calcext:value-type="float">
            <text:p>16.589000</text:p>
          </table:table-cell>
          <table:table-cell office:value-type="float" office:value="0.1004243" calcext:value-type="float">
            <text:p>0.100424</text:p>
          </table:table-cell>
          <table:table-cell office:value-type="float" office:value="-0.1410024" calcext:value-type="float">
            <text:p>-0.141002</text:p>
          </table:table-cell>
        </table:table-row>
        <table:table-row table:style-name="ro1">
          <table:table-cell office:value-type="float" office:value="16.62245" calcext:value-type="float">
            <text:p>16.622450</text:p>
          </table:table-cell>
          <table:table-cell office:value-type="float" office:value="0.1003303" calcext:value-type="float">
            <text:p>0.100330</text:p>
          </table:table-cell>
          <table:table-cell office:value-type="float" office:value="-0.1410049" calcext:value-type="float">
            <text:p>-0.141005</text:p>
          </table:table-cell>
        </table:table-row>
        <table:table-row table:style-name="ro1">
          <table:table-cell office:value-type="float" office:value="16.65589" calcext:value-type="float">
            <text:p>16.655890</text:p>
          </table:table-cell>
          <table:table-cell office:value-type="float" office:value="0.1003259" calcext:value-type="float">
            <text:p>0.100326</text:p>
          </table:table-cell>
          <table:table-cell office:value-type="float" office:value="-0.1410759" calcext:value-type="float">
            <text:p>-0.141076</text:p>
          </table:table-cell>
        </table:table-row>
        <table:table-row table:style-name="ro1">
          <table:table-cell office:value-type="float" office:value="16.68934" calcext:value-type="float">
            <text:p>16.689340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-0.1410954" calcext:value-type="float">
            <text:p>-0.141095</text:p>
          </table:table-cell>
        </table:table-row>
        <table:table-row table:style-name="ro1">
          <table:table-cell office:value-type="float" office:value="16.72278" calcext:value-type="float">
            <text:p>16.722780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-0.1410983" calcext:value-type="float">
            <text:p>-0.141098</text:p>
          </table:table-cell>
        </table:table-row>
        <table:table-row table:style-name="ro1">
          <table:table-cell office:value-type="float" office:value="16.75623" calcext:value-type="float">
            <text:p>16.756230</text:p>
          </table:table-cell>
          <table:table-cell office:value-type="float" office:value="0.1001903" calcext:value-type="float">
            <text:p>0.100190</text:p>
          </table:table-cell>
          <table:table-cell office:value-type="float" office:value="-0.1411517" calcext:value-type="float">
            <text:p>-0.141152</text:p>
          </table:table-cell>
        </table:table-row>
        <table:table-row table:style-name="ro1">
          <table:table-cell office:value-type="float" office:value="16.78967" calcext:value-type="float">
            <text:p>16.789670</text:p>
          </table:table-cell>
          <table:table-cell office:value-type="float" office:value="0.1001987" calcext:value-type="float">
            <text:p>0.100199</text:p>
          </table:table-cell>
          <table:table-cell office:value-type="float" office:value="-0.1411113" calcext:value-type="float">
            <text:p>-0.141111</text:p>
          </table:table-cell>
        </table:table-row>
        <table:table-row table:style-name="ro1">
          <table:table-cell office:value-type="float" office:value="16.82312" calcext:value-type="float">
            <text:p>16.823120</text:p>
          </table:table-cell>
          <table:table-cell office:value-type="float" office:value="0.1002443" calcext:value-type="float">
            <text:p>0.100244</text:p>
          </table:table-cell>
          <table:table-cell office:value-type="float" office:value="-0.1410966" calcext:value-type="float">
            <text:p>-0.141097</text:p>
          </table:table-cell>
        </table:table-row>
        <table:table-row table:style-name="ro1">
          <table:table-cell office:value-type="float" office:value="16.85657" calcext:value-type="float">
            <text:p>16.856570</text:p>
          </table:table-cell>
          <table:table-cell office:value-type="float" office:value="0.1002631" calcext:value-type="float">
            <text:p>0.100263</text:p>
          </table:table-cell>
          <table:table-cell office:value-type="float" office:value="-0.141086" calcext:value-type="float">
            <text:p>-0.141086</text:p>
          </table:table-cell>
        </table:table-row>
        <table:table-row table:style-name="ro1">
          <table:table-cell office:value-type="float" office:value="16.89001" calcext:value-type="float">
            <text:p>16.890010</text:p>
          </table:table-cell>
          <table:table-cell office:value-type="float" office:value="0.1003089" calcext:value-type="float">
            <text:p>0.100309</text:p>
          </table:table-cell>
          <table:table-cell office:value-type="float" office:value="-0.1410783" calcext:value-type="float">
            <text:p>-0.141078</text:p>
          </table:table-cell>
        </table:table-row>
        <table:table-row table:style-name="ro1">
          <table:table-cell office:value-type="float" office:value="16.92346" calcext:value-type="float">
            <text:p>16.923460</text:p>
          </table:table-cell>
          <table:table-cell office:value-type="float" office:value="0.1003492" calcext:value-type="float">
            <text:p>0.100349</text:p>
          </table:table-cell>
          <table:table-cell office:value-type="float" office:value="-0.1410696" calcext:value-type="float">
            <text:p>-0.141070</text:p>
          </table:table-cell>
        </table:table-row>
        <table:table-row table:style-name="ro1">
          <table:table-cell office:value-type="float" office:value="16.9569" calcext:value-type="float">
            <text:p>16.956900</text:p>
          </table:table-cell>
          <table:table-cell office:value-type="float" office:value="0.1003815" calcext:value-type="float">
            <text:p>0.100382</text:p>
          </table:table-cell>
          <table:table-cell office:value-type="float" office:value="-0.1410556" calcext:value-type="float">
            <text:p>-0.141056</text:p>
          </table:table-cell>
        </table:table-row>
        <table:table-row table:style-name="ro1">
          <table:table-cell office:value-type="float" office:value="16.99035" calcext:value-type="float">
            <text:p>16.990350</text:p>
          </table:table-cell>
          <table:table-cell office:value-type="float" office:value="0.1004077" calcext:value-type="float">
            <text:p>0.100408</text:p>
          </table:table-cell>
          <table:table-cell office:value-type="float" office:value="-0.1410319" calcext:value-type="float">
            <text:p>-0.141032</text:p>
          </table:table-cell>
        </table:table-row>
        <table:table-row table:style-name="ro1">
          <table:table-cell office:value-type="float" office:value="17.02379" calcext:value-type="float">
            <text:p>17.023790</text:p>
          </table:table-cell>
          <table:table-cell office:value-type="float" office:value="0.1004023" calcext:value-type="float">
            <text:p>0.100402</text:p>
          </table:table-cell>
          <table:table-cell office:value-type="float" office:value="-0.1410327" calcext:value-type="float">
            <text:p>-0.141033</text:p>
          </table:table-cell>
        </table:table-row>
        <table:table-row table:style-name="ro1">
          <table:table-cell office:value-type="float" office:value="17.05724" calcext:value-type="float">
            <text:p>17.057240</text:p>
          </table:table-cell>
          <table:table-cell office:value-type="float" office:value="0.1004057" calcext:value-type="float">
            <text:p>0.100406</text:p>
          </table:table-cell>
          <table:table-cell office:value-type="float" office:value="-0.1410209" calcext:value-type="float">
            <text:p>-0.141021</text:p>
          </table:table-cell>
        </table:table-row>
        <table:table-row table:style-name="ro1">
          <table:table-cell office:value-type="float" office:value="17.09068" calcext:value-type="float">
            <text:p>17.090680</text:p>
          </table:table-cell>
          <table:table-cell office:value-type="float" office:value="0.1004203" calcext:value-type="float">
            <text:p>0.100420</text:p>
          </table:table-cell>
          <table:table-cell office:value-type="float" office:value="-0.1410439" calcext:value-type="float">
            <text:p>-0.141044</text:p>
          </table:table-cell>
        </table:table-row>
        <table:table-row table:style-name="ro1">
          <table:table-cell office:value-type="float" office:value="17.12413" calcext:value-type="float">
            <text:p>17.124130</text:p>
          </table:table-cell>
          <table:table-cell office:value-type="float" office:value="0.1004339" calcext:value-type="float">
            <text:p>0.100434</text:p>
          </table:table-cell>
          <table:table-cell office:value-type="float" office:value="-0.1410552" calcext:value-type="float">
            <text:p>-0.141055</text:p>
          </table:table-cell>
        </table:table-row>
        <table:table-row table:style-name="ro1">
          <table:table-cell office:value-type="float" office:value="17.15758" calcext:value-type="float">
            <text:p>17.157580</text:p>
          </table:table-cell>
          <table:table-cell office:value-type="float" office:value="0.1003767" calcext:value-type="float">
            <text:p>0.100377</text:p>
          </table:table-cell>
          <table:table-cell office:value-type="float" office:value="-0.141067" calcext:value-type="float">
            <text:p>-0.141067</text:p>
          </table:table-cell>
        </table:table-row>
        <table:table-row table:style-name="ro1">
          <table:table-cell office:value-type="float" office:value="17.19102" calcext:value-type="float">
            <text:p>17.191020</text:p>
          </table:table-cell>
          <table:table-cell office:value-type="float" office:value="0.1003664" calcext:value-type="float">
            <text:p>0.100366</text:p>
          </table:table-cell>
          <table:table-cell office:value-type="float" office:value="-0.1410727" calcext:value-type="float">
            <text:p>-0.141073</text:p>
          </table:table-cell>
        </table:table-row>
        <table:table-row table:style-name="ro1">
          <table:table-cell office:value-type="float" office:value="17.22447" calcext:value-type="float">
            <text:p>17.224470</text:p>
          </table:table-cell>
          <table:table-cell office:value-type="float" office:value="0.1003239" calcext:value-type="float">
            <text:p>0.100324</text:p>
          </table:table-cell>
          <table:table-cell office:value-type="float" office:value="-0.1410824" calcext:value-type="float">
            <text:p>-0.141082</text:p>
          </table:table-cell>
        </table:table-row>
        <table:table-row table:style-name="ro1">
          <table:table-cell office:value-type="float" office:value="17.25791" calcext:value-type="float">
            <text:p>17.257910</text:p>
          </table:table-cell>
          <table:table-cell office:value-type="float" office:value="0.1002632" calcext:value-type="float">
            <text:p>0.100263</text:p>
          </table:table-cell>
          <table:table-cell office:value-type="float" office:value="-0.1411014" calcext:value-type="float">
            <text:p>-0.141101</text:p>
          </table:table-cell>
        </table:table-row>
        <table:table-row table:style-name="ro1">
          <table:table-cell office:value-type="float" office:value="17.29136" calcext:value-type="float">
            <text:p>17.291360</text:p>
          </table:table-cell>
          <table:table-cell office:value-type="float" office:value="0.1002651" calcext:value-type="float">
            <text:p>0.100265</text:p>
          </table:table-cell>
          <table:table-cell office:value-type="float" office:value="-0.1410873" calcext:value-type="float">
            <text:p>-0.141087</text:p>
          </table:table-cell>
        </table:table-row>
        <table:table-row table:style-name="ro1">
          <table:table-cell office:value-type="float" office:value="17.3248" calcext:value-type="float">
            <text:p>17.324800</text:p>
          </table:table-cell>
          <table:table-cell office:value-type="float" office:value="0.1002348" calcext:value-type="float">
            <text:p>0.100235</text:p>
          </table:table-cell>
          <table:table-cell office:value-type="float" office:value="-0.1411038" calcext:value-type="float">
            <text:p>-0.141104</text:p>
          </table:table-cell>
        </table:table-row>
        <table:table-row table:style-name="ro1">
          <table:table-cell office:value-type="float" office:value="17.35825" calcext:value-type="float">
            <text:p>17.358250</text:p>
          </table:table-cell>
          <table:table-cell office:value-type="float" office:value="0.1002546" calcext:value-type="float">
            <text:p>0.100255</text:p>
          </table:table-cell>
          <table:table-cell office:value-type="float" office:value="-0.141093" calcext:value-type="float">
            <text:p>-0.141093</text:p>
          </table:table-cell>
        </table:table-row>
        <table:table-row table:style-name="ro1">
          <table:table-cell office:value-type="float" office:value="17.39169" calcext:value-type="float">
            <text:p>17.391690</text:p>
          </table:table-cell>
          <table:table-cell office:value-type="float" office:value="0.1002696" calcext:value-type="float">
            <text:p>0.100270</text:p>
          </table:table-cell>
          <table:table-cell office:value-type="float" office:value="-0.1411057" calcext:value-type="float">
            <text:p>-0.141106</text:p>
          </table:table-cell>
        </table:table-row>
        <table:table-row table:style-name="ro1">
          <table:table-cell office:value-type="float" office:value="17.42514" calcext:value-type="float">
            <text:p>17.425140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-0.141101" calcext:value-type="float">
            <text:p>-0.141101</text:p>
          </table:table-cell>
        </table:table-row>
        <table:table-row table:style-name="ro1">
          <table:table-cell office:value-type="float" office:value="17.45859" calcext:value-type="float">
            <text:p>17.458590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-0.1411014" calcext:value-type="float">
            <text:p>-0.141101</text:p>
          </table:table-cell>
        </table:table-row>
        <table:table-row table:style-name="ro1">
          <table:table-cell office:value-type="float" office:value="17.49203" calcext:value-type="float">
            <text:p>17.492030</text:p>
          </table:table-cell>
          <table:table-cell office:value-type="float" office:value="0.1002573" calcext:value-type="float">
            <text:p>0.100257</text:p>
          </table:table-cell>
          <table:table-cell office:value-type="float" office:value="-0.141098" calcext:value-type="float">
            <text:p>-0.141098</text:p>
          </table:table-cell>
        </table:table-row>
        <table:table-row table:style-name="ro1">
          <table:table-cell office:value-type="float" office:value="17.52548" calcext:value-type="float">
            <text:p>17.525480</text:p>
          </table:table-cell>
          <table:table-cell office:value-type="float" office:value="0.1003105" calcext:value-type="float">
            <text:p>0.100311</text:p>
          </table:table-cell>
          <table:table-cell office:value-type="float" office:value="-0.1410825" calcext:value-type="float">
            <text:p>-0.141083</text:p>
          </table:table-cell>
        </table:table-row>
        <table:table-row table:style-name="ro1">
          <table:table-cell office:value-type="float" office:value="17.55892" calcext:value-type="float">
            <text:p>17.558920</text:p>
          </table:table-cell>
          <table:table-cell office:value-type="float" office:value="0.1002955" calcext:value-type="float">
            <text:p>0.100296</text:p>
          </table:table-cell>
          <table:table-cell office:value-type="float" office:value="-0.1410798" calcext:value-type="float">
            <text:p>-0.141080</text:p>
          </table:table-cell>
        </table:table-row>
        <table:table-row table:style-name="ro1">
          <table:table-cell office:value-type="float" office:value="17.59237" calcext:value-type="float">
            <text:p>17.592370</text:p>
          </table:table-cell>
          <table:table-cell office:value-type="float" office:value="0.100306" calcext:value-type="float">
            <text:p>0.100306</text:p>
          </table:table-cell>
          <table:table-cell office:value-type="float" office:value="-0.1410941" calcext:value-type="float">
            <text:p>-0.141094</text:p>
          </table:table-cell>
        </table:table-row>
        <table:table-row table:style-name="ro1">
          <table:table-cell office:value-type="float" office:value="17.62581" calcext:value-type="float">
            <text:p>17.625810</text:p>
          </table:table-cell>
          <table:table-cell office:value-type="float" office:value="0.1003177" calcext:value-type="float">
            <text:p>0.100318</text:p>
          </table:table-cell>
          <table:table-cell office:value-type="float" office:value="-0.1410757" calcext:value-type="float">
            <text:p>-0.141076</text:p>
          </table:table-cell>
        </table:table-row>
        <table:table-row table:style-name="ro1">
          <table:table-cell office:value-type="float" office:value="17.65926" calcext:value-type="float">
            <text:p>17.659260</text:p>
          </table:table-cell>
          <table:table-cell office:value-type="float" office:value="0.1003275" calcext:value-type="float">
            <text:p>0.100328</text:p>
          </table:table-cell>
          <table:table-cell office:value-type="float" office:value="-0.1410709" calcext:value-type="float">
            <text:p>-0.141071</text:p>
          </table:table-cell>
        </table:table-row>
        <table:table-row table:style-name="ro1">
          <table:table-cell office:value-type="float" office:value="17.6927" calcext:value-type="float">
            <text:p>17.692700</text:p>
          </table:table-cell>
          <table:table-cell office:value-type="float" office:value="0.100342" calcext:value-type="float">
            <text:p>0.100342</text:p>
          </table:table-cell>
          <table:table-cell office:value-type="float" office:value="-0.1410604" calcext:value-type="float">
            <text:p>-0.141060</text:p>
          </table:table-cell>
        </table:table-row>
        <table:table-row table:style-name="ro1">
          <table:table-cell office:value-type="float" office:value="17.72615" calcext:value-type="float">
            <text:p>17.726150</text:p>
          </table:table-cell>
          <table:table-cell office:value-type="float" office:value="0.1003719" calcext:value-type="float">
            <text:p>0.100372</text:p>
          </table:table-cell>
          <table:table-cell office:value-type="float" office:value="-0.141055" calcext:value-type="float">
            <text:p>-0.141055</text:p>
          </table:table-cell>
        </table:table-row>
        <table:table-row table:style-name="ro1">
          <table:table-cell office:value-type="float" office:value="17.7596" calcext:value-type="float">
            <text:p>17.759600</text:p>
          </table:table-cell>
          <table:table-cell office:value-type="float" office:value="0.1003735" calcext:value-type="float">
            <text:p>0.100374</text:p>
          </table:table-cell>
          <table:table-cell office:value-type="float" office:value="-0.1410567" calcext:value-type="float">
            <text:p>-0.141057</text:p>
          </table:table-cell>
        </table:table-row>
        <table:table-row table:style-name="ro1">
          <table:table-cell office:value-type="float" office:value="17.79304" calcext:value-type="float">
            <text:p>17.793040</text:p>
          </table:table-cell>
          <table:table-cell office:value-type="float" office:value="0.1003691" calcext:value-type="float">
            <text:p>0.100369</text:p>
          </table:table-cell>
          <table:table-cell office:value-type="float" office:value="-0.141054" calcext:value-type="float">
            <text:p>-0.141054</text:p>
          </table:table-cell>
        </table:table-row>
        <table:table-row table:style-name="ro1">
          <table:table-cell office:value-type="float" office:value="17.82649" calcext:value-type="float">
            <text:p>17.826490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-0.1410547" calcext:value-type="float">
            <text:p>-0.141055</text:p>
          </table:table-cell>
        </table:table-row>
        <table:table-row table:style-name="ro1">
          <table:table-cell office:value-type="float" office:value="17.85993" calcext:value-type="float">
            <text:p>17.859930</text:p>
          </table:table-cell>
          <table:table-cell office:value-type="float" office:value="0.1003335" calcext:value-type="float">
            <text:p>0.100334</text:p>
          </table:table-cell>
          <table:table-cell office:value-type="float" office:value="-0.1410615" calcext:value-type="float">
            <text:p>-0.141062</text:p>
          </table:table-cell>
        </table:table-row>
        <table:table-row table:style-name="ro1">
          <table:table-cell office:value-type="float" office:value="17.89338" calcext:value-type="float">
            <text:p>17.893380</text:p>
          </table:table-cell>
          <table:table-cell office:value-type="float" office:value="0.1003063" calcext:value-type="float">
            <text:p>0.100306</text:p>
          </table:table-cell>
          <table:table-cell office:value-type="float" office:value="-0.1411077" calcext:value-type="float">
            <text:p>-0.141108</text:p>
          </table:table-cell>
        </table:table-row>
        <table:table-row table:style-name="ro1">
          <table:table-cell office:value-type="float" office:value="17.92682" calcext:value-type="float">
            <text:p>17.926820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-0.1411137" calcext:value-type="float">
            <text:p>-0.141114</text:p>
          </table:table-cell>
        </table:table-row>
        <table:table-row table:style-name="ro1">
          <table:table-cell office:value-type="float" office:value="17.96027" calcext:value-type="float">
            <text:p>17.960270</text:p>
          </table:table-cell>
          <table:table-cell office:value-type="float" office:value="0.100267" calcext:value-type="float">
            <text:p>0.100267</text:p>
          </table:table-cell>
          <table:table-cell office:value-type="float" office:value="-0.1411092" calcext:value-type="float">
            <text:p>-0.141109</text:p>
          </table:table-cell>
        </table:table-row>
        <table:table-row table:style-name="ro1">
          <table:table-cell office:value-type="float" office:value="17.99371" calcext:value-type="float">
            <text:p>17.993710</text:p>
          </table:table-cell>
          <table:table-cell office:value-type="float" office:value="0.1002305" calcext:value-type="float">
            <text:p>0.100231</text:p>
          </table:table-cell>
          <table:table-cell office:value-type="float" office:value="-0.1411007" calcext:value-type="float">
            <text:p>-0.141101</text:p>
          </table:table-cell>
        </table:table-row>
        <table:table-row table:style-name="ro1">
          <table:table-cell office:value-type="float" office:value="18.02716" calcext:value-type="float">
            <text:p>18.027160</text:p>
          </table:table-cell>
          <table:table-cell office:value-type="float" office:value="0.1002111" calcext:value-type="float">
            <text:p>0.100211</text:p>
          </table:table-cell>
          <table:table-cell office:value-type="float" office:value="-0.1411398" calcext:value-type="float">
            <text:p>-0.141140</text:p>
          </table:table-cell>
        </table:table-row>
        <table:table-row table:style-name="ro1">
          <table:table-cell office:value-type="float" office:value="18.06061" calcext:value-type="float">
            <text:p>18.060610</text:p>
          </table:table-cell>
          <table:table-cell office:value-type="float" office:value="0.1001775" calcext:value-type="float">
            <text:p>0.100178</text:p>
          </table:table-cell>
          <table:table-cell office:value-type="float" office:value="-0.1411126" calcext:value-type="float">
            <text:p>-0.141113</text:p>
          </table:table-cell>
        </table:table-row>
        <table:table-row table:style-name="ro1">
          <table:table-cell office:value-type="float" office:value="18.09405" calcext:value-type="float">
            <text:p>18.094050</text:p>
          </table:table-cell>
          <table:table-cell office:value-type="float" office:value="0.1002367" calcext:value-type="float">
            <text:p>0.100237</text:p>
          </table:table-cell>
          <table:table-cell office:value-type="float" office:value="-0.1411099" calcext:value-type="float">
            <text:p>-0.141110</text:p>
          </table:table-cell>
        </table:table-row>
        <table:table-row table:style-name="ro1">
          <table:table-cell office:value-type="float" office:value="18.1275" calcext:value-type="float">
            <text:p>18.127500</text:p>
          </table:table-cell>
          <table:table-cell office:value-type="float" office:value="0.100258" calcext:value-type="float">
            <text:p>0.100258</text:p>
          </table:table-cell>
          <table:table-cell office:value-type="float" office:value="-0.1410988" calcext:value-type="float">
            <text:p>-0.141099</text:p>
          </table:table-cell>
        </table:table-row>
        <table:table-row table:style-name="ro1">
          <table:table-cell office:value-type="float" office:value="18.16094" calcext:value-type="float">
            <text:p>18.160940</text:p>
          </table:table-cell>
          <table:table-cell office:value-type="float" office:value="0.1002728" calcext:value-type="float">
            <text:p>0.100273</text:p>
          </table:table-cell>
          <table:table-cell office:value-type="float" office:value="-0.1410988" calcext:value-type="float">
            <text:p>-0.141099</text:p>
          </table:table-cell>
        </table:table-row>
        <table:table-row table:style-name="ro1">
          <table:table-cell office:value-type="float" office:value="18.19439" calcext:value-type="float">
            <text:p>18.194390</text:p>
          </table:table-cell>
          <table:table-cell office:value-type="float" office:value="0.1002778" calcext:value-type="float">
            <text:p>0.100278</text:p>
          </table:table-cell>
          <table:table-cell office:value-type="float" office:value="-0.1411098" calcext:value-type="float">
            <text:p>-0.141110</text:p>
          </table:table-cell>
        </table:table-row>
        <table:table-row table:style-name="ro1">
          <table:table-cell office:value-type="float" office:value="18.22783" calcext:value-type="float">
            <text:p>18.227830</text:p>
          </table:table-cell>
          <table:table-cell office:value-type="float" office:value="0.1003278" calcext:value-type="float">
            <text:p>0.100328</text:p>
          </table:table-cell>
          <table:table-cell office:value-type="float" office:value="-0.1411201" calcext:value-type="float">
            <text:p>-0.141120</text:p>
          </table:table-cell>
        </table:table-row>
        <table:table-row table:style-name="ro1">
          <table:table-cell office:value-type="float" office:value="18.26128" calcext:value-type="float">
            <text:p>18.261280</text:p>
          </table:table-cell>
          <table:table-cell office:value-type="float" office:value="0.100382" calcext:value-type="float">
            <text:p>0.100382</text:p>
          </table:table-cell>
          <table:table-cell office:value-type="float" office:value="-0.1411172" calcext:value-type="float">
            <text:p>-0.141117</text:p>
          </table:table-cell>
        </table:table-row>
        <table:table-row table:style-name="ro1">
          <table:table-cell office:value-type="float" office:value="18.29473" calcext:value-type="float">
            <text:p>18.294730</text:p>
          </table:table-cell>
          <table:table-cell office:value-type="float" office:value="0.1003675" calcext:value-type="float">
            <text:p>0.100368</text:p>
          </table:table-cell>
          <table:table-cell office:value-type="float" office:value="-0.1411007" calcext:value-type="float">
            <text:p>-0.141101</text:p>
          </table:table-cell>
        </table:table-row>
        <table:table-row table:style-name="ro1">
          <table:table-cell office:value-type="float" office:value="18.32817" calcext:value-type="float">
            <text:p>18.328170</text:p>
          </table:table-cell>
          <table:table-cell office:value-type="float" office:value="0.1003873" calcext:value-type="float">
            <text:p>0.100387</text:p>
          </table:table-cell>
          <table:table-cell office:value-type="float" office:value="-0.1410669" calcext:value-type="float">
            <text:p>-0.141067</text:p>
          </table:table-cell>
        </table:table-row>
        <table:table-row table:style-name="ro1">
          <table:table-cell office:value-type="float" office:value="18.36162" calcext:value-type="float">
            <text:p>18.361620</text:p>
          </table:table-cell>
          <table:table-cell office:value-type="float" office:value="0.1003985" calcext:value-type="float">
            <text:p>0.100399</text:p>
          </table:table-cell>
          <table:table-cell office:value-type="float" office:value="-0.1410117" calcext:value-type="float">
            <text:p>-0.141012</text:p>
          </table:table-cell>
        </table:table-row>
        <table:table-row table:style-name="ro1">
          <table:table-cell office:value-type="float" office:value="18.39506" calcext:value-type="float">
            <text:p>18.395060</text:p>
          </table:table-cell>
          <table:table-cell office:value-type="float" office:value="0.1004723" calcext:value-type="float">
            <text:p>0.100472</text:p>
          </table:table-cell>
          <table:table-cell office:value-type="float" office:value="-0.1410311" calcext:value-type="float">
            <text:p>-0.141031</text:p>
          </table:table-cell>
        </table:table-row>
        <table:table-row table:style-name="ro1">
          <table:table-cell office:value-type="float" office:value="18.42851" calcext:value-type="float">
            <text:p>18.428510</text:p>
          </table:table-cell>
          <table:table-cell office:value-type="float" office:value="0.1004408" calcext:value-type="float">
            <text:p>0.100441</text:p>
          </table:table-cell>
          <table:table-cell office:value-type="float" office:value="-0.1410342" calcext:value-type="float">
            <text:p>-0.141034</text:p>
          </table:table-cell>
        </table:table-row>
        <table:table-row table:style-name="ro1">
          <table:table-cell office:value-type="float" office:value="18.46195" calcext:value-type="float">
            <text:p>18.461950</text:p>
          </table:table-cell>
          <table:table-cell office:value-type="float" office:value="0.1004122" calcext:value-type="float">
            <text:p>0.100412</text:p>
          </table:table-cell>
          <table:table-cell office:value-type="float" office:value="-0.1410227" calcext:value-type="float">
            <text:p>-0.141023</text:p>
          </table:table-cell>
        </table:table-row>
        <table:table-row table:style-name="ro1">
          <table:table-cell office:value-type="float" office:value="18.4954" calcext:value-type="float">
            <text:p>18.495400</text:p>
          </table:table-cell>
          <table:table-cell office:value-type="float" office:value="0.1003517" calcext:value-type="float">
            <text:p>0.100352</text:p>
          </table:table-cell>
          <table:table-cell office:value-type="float" office:value="-0.140979" calcext:value-type="float">
            <text:p>-0.140979</text:p>
          </table:table-cell>
        </table:table-row>
        <table:table-row table:style-name="ro1">
          <table:table-cell office:value-type="float" office:value="18.52884" calcext:value-type="float">
            <text:p>18.528840</text:p>
          </table:table-cell>
          <table:table-cell office:value-type="float" office:value="0.1004054" calcext:value-type="float">
            <text:p>0.100405</text:p>
          </table:table-cell>
          <table:table-cell office:value-type="float" office:value="-0.141057" calcext:value-type="float">
            <text:p>-0.141057</text:p>
          </table:table-cell>
        </table:table-row>
        <table:table-row table:style-name="ro1">
          <table:table-cell office:value-type="float" office:value="18.56229" calcext:value-type="float">
            <text:p>18.562290</text:p>
          </table:table-cell>
          <table:table-cell office:value-type="float" office:value="0.1003414" calcext:value-type="float">
            <text:p>0.100341</text:p>
          </table:table-cell>
          <table:table-cell office:value-type="float" office:value="-0.1410421" calcext:value-type="float">
            <text:p>-0.141042</text:p>
          </table:table-cell>
        </table:table-row>
        <table:table-row table:style-name="ro1">
          <table:table-cell office:value-type="float" office:value="18.59574" calcext:value-type="float">
            <text:p>18.595740</text:p>
          </table:table-cell>
          <table:table-cell office:value-type="float" office:value="0.100287" calcext:value-type="float">
            <text:p>0.100287</text:p>
          </table:table-cell>
          <table:table-cell office:value-type="float" office:value="-0.1411336" calcext:value-type="float">
            <text:p>-0.141134</text:p>
          </table:table-cell>
        </table:table-row>
        <table:table-row table:style-name="ro1">
          <table:table-cell office:value-type="float" office:value="18.62918" calcext:value-type="float">
            <text:p>18.629180</text:p>
          </table:table-cell>
          <table:table-cell office:value-type="float" office:value="0.1002333" calcext:value-type="float">
            <text:p>0.100233</text:p>
          </table:table-cell>
          <table:table-cell office:value-type="float" office:value="-0.1410737" calcext:value-type="float">
            <text:p>-0.141074</text:p>
          </table:table-cell>
        </table:table-row>
        <table:table-row table:style-name="ro1">
          <table:table-cell office:value-type="float" office:value="18.66263" calcext:value-type="float">
            <text:p>18.662630</text:p>
          </table:table-cell>
          <table:table-cell office:value-type="float" office:value="0.100223" calcext:value-type="float">
            <text:p>0.100223</text:p>
          </table:table-cell>
          <table:table-cell office:value-type="float" office:value="-0.1410765" calcext:value-type="float">
            <text:p>-0.141077</text:p>
          </table:table-cell>
        </table:table-row>
        <table:table-row table:style-name="ro1">
          <table:table-cell office:value-type="float" office:value="18.69607" calcext:value-type="float">
            <text:p>18.696070</text:p>
          </table:table-cell>
          <table:table-cell office:value-type="float" office:value="0.1002333" calcext:value-type="float">
            <text:p>0.100233</text:p>
          </table:table-cell>
          <table:table-cell office:value-type="float" office:value="-0.1411137" calcext:value-type="float">
            <text:p>-0.141114</text:p>
          </table:table-cell>
        </table:table-row>
        <table:table-row table:style-name="ro1">
          <table:table-cell office:value-type="float" office:value="18.72952" calcext:value-type="float">
            <text:p>18.729520</text:p>
          </table:table-cell>
          <table:table-cell office:value-type="float" office:value="0.1002162" calcext:value-type="float">
            <text:p>0.100216</text:p>
          </table:table-cell>
          <table:table-cell office:value-type="float" office:value="-0.14112" calcext:value-type="float">
            <text:p>-0.141120</text:p>
          </table:table-cell>
        </table:table-row>
        <table:table-row table:style-name="ro1">
          <table:table-cell office:value-type="float" office:value="18.76296" calcext:value-type="float">
            <text:p>18.762960</text:p>
          </table:table-cell>
          <table:table-cell office:value-type="float" office:value="0.1001948" calcext:value-type="float">
            <text:p>0.100195</text:p>
          </table:table-cell>
          <table:table-cell office:value-type="float" office:value="-0.1410932" calcext:value-type="float">
            <text:p>-0.141093</text:p>
          </table:table-cell>
        </table:table-row>
        <table:table-row table:style-name="ro1">
          <table:table-cell office:value-type="float" office:value="18.79641" calcext:value-type="float">
            <text:p>18.796410</text:p>
          </table:table-cell>
          <table:table-cell office:value-type="float" office:value="0.1002154" calcext:value-type="float">
            <text:p>0.100215</text:p>
          </table:table-cell>
          <table:table-cell office:value-type="float" office:value="-0.1411246" calcext:value-type="float">
            <text:p>-0.141125</text:p>
          </table:table-cell>
        </table:table-row>
        <table:table-row table:style-name="ro1">
          <table:table-cell office:value-type="float" office:value="18.82985" calcext:value-type="float">
            <text:p>18.829850</text:p>
          </table:table-cell>
          <table:table-cell office:value-type="float" office:value="0.1002539" calcext:value-type="float">
            <text:p>0.100254</text:p>
          </table:table-cell>
          <table:table-cell office:value-type="float" office:value="-0.1411078" calcext:value-type="float">
            <text:p>-0.141108</text:p>
          </table:table-cell>
        </table:table-row>
        <table:table-row table:style-name="ro1">
          <table:table-cell office:value-type="float" office:value="18.8633" calcext:value-type="float">
            <text:p>18.863300</text:p>
          </table:table-cell>
          <table:table-cell office:value-type="float" office:value="0.1003052" calcext:value-type="float">
            <text:p>0.100305</text:p>
          </table:table-cell>
          <table:table-cell office:value-type="float" office:value="-0.1410525" calcext:value-type="float">
            <text:p>-0.141053</text:p>
          </table:table-cell>
        </table:table-row>
        <table:table-row table:style-name="ro1">
          <table:table-cell office:value-type="float" office:value="18.89675" calcext:value-type="float">
            <text:p>18.896750</text:p>
          </table:table-cell>
          <table:table-cell office:value-type="float" office:value="0.1003529" calcext:value-type="float">
            <text:p>0.100353</text:p>
          </table:table-cell>
          <table:table-cell office:value-type="float" office:value="-0.1410527" calcext:value-type="float">
            <text:p>-0.141053</text:p>
          </table:table-cell>
        </table:table-row>
        <table:table-row table:style-name="ro1">
          <table:table-cell office:value-type="float" office:value="18.93019" calcext:value-type="float">
            <text:p>18.930190</text:p>
          </table:table-cell>
          <table:table-cell office:value-type="float" office:value="0.1004488" calcext:value-type="float">
            <text:p>0.100449</text:p>
          </table:table-cell>
          <table:table-cell office:value-type="float" office:value="-0.1410363" calcext:value-type="float">
            <text:p>-0.141036</text:p>
          </table:table-cell>
        </table:table-row>
        <table:table-row table:style-name="ro1">
          <table:table-cell office:value-type="float" office:value="18.96364" calcext:value-type="float">
            <text:p>18.963640</text:p>
          </table:table-cell>
          <table:table-cell office:value-type="float" office:value="0.1004472" calcext:value-type="float">
            <text:p>0.100447</text:p>
          </table:table-cell>
          <table:table-cell office:value-type="float" office:value="-0.1410134" calcext:value-type="float">
            <text:p>-0.141013</text:p>
          </table:table-cell>
        </table:table-row>
        <table:table-row table:style-name="ro1">
          <table:table-cell office:value-type="float" office:value="18.99708" calcext:value-type="float">
            <text:p>18.997080</text:p>
          </table:table-cell>
          <table:table-cell office:value-type="float" office:value="0.1004355" calcext:value-type="float">
            <text:p>0.100436</text:p>
          </table:table-cell>
          <table:table-cell office:value-type="float" office:value="-0.1409336" calcext:value-type="float">
            <text:p>-0.140934</text:p>
          </table:table-cell>
        </table:table-row>
        <table:table-row table:style-name="ro1">
          <table:table-cell office:value-type="float" office:value="19.03053" calcext:value-type="float">
            <text:p>19.030530</text:p>
          </table:table-cell>
          <table:table-cell office:value-type="float" office:value="0.1004279" calcext:value-type="float">
            <text:p>0.100428</text:p>
          </table:table-cell>
          <table:table-cell office:value-type="float" office:value="-0.1409512" calcext:value-type="float">
            <text:p>-0.140951</text:p>
          </table:table-cell>
        </table:table-row>
        <table:table-row table:style-name="ro1">
          <table:table-cell office:value-type="float" office:value="19.06397" calcext:value-type="float">
            <text:p>19.063970</text:p>
          </table:table-cell>
          <table:table-cell office:value-type="float" office:value="0.1005145" calcext:value-type="float">
            <text:p>0.100515</text:p>
          </table:table-cell>
          <table:table-cell office:value-type="float" office:value="-0.1409577" calcext:value-type="float">
            <text:p>-0.140958</text:p>
          </table:table-cell>
        </table:table-row>
        <table:table-row table:style-name="ro1">
          <table:table-cell office:value-type="float" office:value="19.09742" calcext:value-type="float">
            <text:p>19.097420</text:p>
          </table:table-cell>
          <table:table-cell office:value-type="float" office:value="0.1004734" calcext:value-type="float">
            <text:p>0.100473</text:p>
          </table:table-cell>
          <table:table-cell office:value-type="float" office:value="-0.1409801" calcext:value-type="float">
            <text:p>-0.140980</text:p>
          </table:table-cell>
        </table:table-row>
        <table:table-row table:style-name="ro1">
          <table:table-cell office:value-type="float" office:value="19.13086" calcext:value-type="float">
            <text:p>19.130860</text:p>
          </table:table-cell>
          <table:table-cell office:value-type="float" office:value="0.1004594" calcext:value-type="float">
            <text:p>0.100459</text:p>
          </table:table-cell>
          <table:table-cell office:value-type="float" office:value="-0.1409973" calcext:value-type="float">
            <text:p>-0.140997</text:p>
          </table:table-cell>
        </table:table-row>
        <table:table-row table:style-name="ro1">
          <table:table-cell office:value-type="float" office:value="19.16431" calcext:value-type="float">
            <text:p>19.164310</text:p>
          </table:table-cell>
          <table:table-cell office:value-type="float" office:value="0.1003964" calcext:value-type="float">
            <text:p>0.100396</text:p>
          </table:table-cell>
          <table:table-cell office:value-type="float" office:value="-0.1410088" calcext:value-type="float">
            <text:p>-0.141009</text:p>
          </table:table-cell>
        </table:table-row>
        <table:table-row table:style-name="ro1">
          <table:table-cell office:value-type="float" office:value="19.19776" calcext:value-type="float">
            <text:p>19.197760</text:p>
          </table:table-cell>
          <table:table-cell office:value-type="float" office:value="0.1003849" calcext:value-type="float">
            <text:p>0.100385</text:p>
          </table:table-cell>
          <table:table-cell office:value-type="float" office:value="-0.14102" calcext:value-type="float">
            <text:p>-0.141020</text:p>
          </table:table-cell>
        </table:table-row>
        <table:table-row table:style-name="ro1">
          <table:table-cell office:value-type="float" office:value="19.2312" calcext:value-type="float">
            <text:p>19.231200</text:p>
          </table:table-cell>
          <table:table-cell office:value-type="float" office:value="0.1003636" calcext:value-type="float">
            <text:p>0.100364</text:p>
          </table:table-cell>
          <table:table-cell office:value-type="float" office:value="-0.1410504" calcext:value-type="float">
            <text:p>-0.141050</text:p>
          </table:table-cell>
        </table:table-row>
        <table:table-row table:style-name="ro1">
          <table:table-cell office:value-type="float" office:value="19.26465" calcext:value-type="float">
            <text:p>19.264650</text:p>
          </table:table-cell>
          <table:table-cell office:value-type="float" office:value="0.100265" calcext:value-type="float">
            <text:p>0.100265</text:p>
          </table:table-cell>
          <table:table-cell office:value-type="float" office:value="-0.1411031" calcext:value-type="float">
            <text:p>-0.141103</text:p>
          </table:table-cell>
        </table:table-row>
        <table:table-row table:style-name="ro1">
          <table:table-cell office:value-type="float" office:value="19.29809" calcext:value-type="float">
            <text:p>19.298090</text:p>
          </table:table-cell>
          <table:table-cell office:value-type="float" office:value="0.1002441" calcext:value-type="float">
            <text:p>0.100244</text:p>
          </table:table-cell>
          <table:table-cell office:value-type="float" office:value="-0.1411075" calcext:value-type="float">
            <text:p>-0.141108</text:p>
          </table:table-cell>
        </table:table-row>
        <table:table-row table:style-name="ro1">
          <table:table-cell office:value-type="float" office:value="19.33154" calcext:value-type="float">
            <text:p>19.331540</text:p>
          </table:table-cell>
          <table:table-cell office:value-type="float" office:value="0.1002466" calcext:value-type="float">
            <text:p>0.100247</text:p>
          </table:table-cell>
          <table:table-cell office:value-type="float" office:value="-0.1410971" calcext:value-type="float">
            <text:p>-0.141097</text:p>
          </table:table-cell>
        </table:table-row>
        <table:table-row table:style-name="ro1">
          <table:table-cell office:value-type="float" office:value="19.36498" calcext:value-type="float">
            <text:p>19.364980</text:p>
          </table:table-cell>
          <table:table-cell office:value-type="float" office:value="0.1002394" calcext:value-type="float">
            <text:p>0.100239</text:p>
          </table:table-cell>
          <table:table-cell office:value-type="float" office:value="-0.1411059" calcext:value-type="float">
            <text:p>-0.141106</text:p>
          </table:table-cell>
        </table:table-row>
        <table:table-row table:style-name="ro1">
          <table:table-cell office:value-type="float" office:value="19.39843" calcext:value-type="float">
            <text:p>19.398430</text:p>
          </table:table-cell>
          <table:table-cell office:value-type="float" office:value="0.1002651" calcext:value-type="float">
            <text:p>0.100265</text:p>
          </table:table-cell>
          <table:table-cell office:value-type="float" office:value="-0.1410962" calcext:value-type="float">
            <text:p>-0.141096</text:p>
          </table:table-cell>
        </table:table-row>
        <table:table-row table:style-name="ro1">
          <table:table-cell office:value-type="float" office:value="19.43187" calcext:value-type="float">
            <text:p>19.431870</text:p>
          </table:table-cell>
          <table:table-cell office:value-type="float" office:value="0.1002838" calcext:value-type="float">
            <text:p>0.100284</text:p>
          </table:table-cell>
          <table:table-cell office:value-type="float" office:value="-0.14111" calcext:value-type="float">
            <text:p>-0.141110</text:p>
          </table:table-cell>
        </table:table-row>
        <table:table-row table:style-name="ro1">
          <table:table-cell office:value-type="float" office:value="19.46532" calcext:value-type="float">
            <text:p>19.465320</text:p>
          </table:table-cell>
          <table:table-cell office:value-type="float" office:value="0.1003204" calcext:value-type="float">
            <text:p>0.100320</text:p>
          </table:table-cell>
          <table:table-cell office:value-type="float" office:value="-0.1411108" calcext:value-type="float">
            <text:p>-0.141111</text:p>
          </table:table-cell>
        </table:table-row>
        <table:table-row table:style-name="ro1">
          <table:table-cell office:value-type="float" office:value="19.49877" calcext:value-type="float">
            <text:p>19.498770</text:p>
          </table:table-cell>
          <table:table-cell office:value-type="float" office:value="0.1003586" calcext:value-type="float">
            <text:p>0.100359</text:p>
          </table:table-cell>
          <table:table-cell office:value-type="float" office:value="-0.1411202" calcext:value-type="float">
            <text:p>-0.141120</text:p>
          </table:table-cell>
        </table:table-row>
        <table:table-row table:style-name="ro1">
          <table:table-cell office:value-type="float" office:value="19.53221" calcext:value-type="float">
            <text:p>19.532210</text:p>
          </table:table-cell>
          <table:table-cell office:value-type="float" office:value="0.1003866" calcext:value-type="float">
            <text:p>0.100387</text:p>
          </table:table-cell>
          <table:table-cell office:value-type="float" office:value="-0.1411084" calcext:value-type="float">
            <text:p>-0.141108</text:p>
          </table:table-cell>
        </table:table-row>
        <table:table-row table:style-name="ro1">
          <table:table-cell office:value-type="float" office:value="19.56566" calcext:value-type="float">
            <text:p>19.565660</text:p>
          </table:table-cell>
          <table:table-cell office:value-type="float" office:value="0.1005042" calcext:value-type="float">
            <text:p>0.100504</text:p>
          </table:table-cell>
          <table:table-cell office:value-type="float" office:value="-0.141104" calcext:value-type="float">
            <text:p>-0.141104</text:p>
          </table:table-cell>
        </table:table-row>
        <table:table-row table:style-name="ro1">
          <table:table-cell office:value-type="float" office:value="19.5991" calcext:value-type="float">
            <text:p>19.599100</text:p>
          </table:table-cell>
          <table:table-cell office:value-type="float" office:value="0.1005191" calcext:value-type="float">
            <text:p>0.100519</text:p>
          </table:table-cell>
          <table:table-cell office:value-type="float" office:value="-0.1410457" calcext:value-type="float">
            <text:p>-0.141046</text:p>
          </table:table-cell>
        </table:table-row>
        <table:table-row table:style-name="ro1">
          <table:table-cell office:value-type="float" office:value="19.63255" calcext:value-type="float">
            <text:p>19.632550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-0.1410613" calcext:value-type="float">
            <text:p>-0.141061</text:p>
          </table:table-cell>
        </table:table-row>
        <table:table-row table:style-name="ro1">
          <table:table-cell office:value-type="float" office:value="19.66599" calcext:value-type="float">
            <text:p>19.665990</text:p>
          </table:table-cell>
          <table:table-cell office:value-type="float" office:value="0.1006703" calcext:value-type="float">
            <text:p>0.100670</text:p>
          </table:table-cell>
          <table:table-cell office:value-type="float" office:value="-0.1411268" calcext:value-type="float">
            <text:p>-0.141127</text:p>
          </table:table-cell>
        </table:table-row>
        <table:table-row table:style-name="ro1">
          <table:table-cell office:value-type="float" office:value="19.69944" calcext:value-type="float">
            <text:p>19.699440</text:p>
          </table:table-cell>
          <table:table-cell office:value-type="float" office:value="0.1007777" calcext:value-type="float">
            <text:p>0.100778</text:p>
          </table:table-cell>
          <table:table-cell office:value-type="float" office:value="-0.1411014" calcext:value-type="float">
            <text:p>-0.141101</text:p>
          </table:table-cell>
        </table:table-row>
        <table:table-row table:style-name="ro1">
          <table:table-cell office:value-type="float" office:value="19.73288" calcext:value-type="float">
            <text:p>19.732880</text:p>
          </table:table-cell>
          <table:table-cell office:value-type="float" office:value="0.100742" calcext:value-type="float">
            <text:p>0.100742</text:p>
          </table:table-cell>
          <table:table-cell office:value-type="float" office:value="-0.1410909" calcext:value-type="float">
            <text:p>-0.141091</text:p>
          </table:table-cell>
        </table:table-row>
        <table:table-row table:style-name="ro1">
          <table:table-cell office:value-type="float" office:value="19.76633" calcext:value-type="float">
            <text:p>19.766330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-0.1410911" calcext:value-type="float">
            <text:p>-0.141091</text:p>
          </table:table-cell>
        </table:table-row>
        <table:table-row table:style-name="ro1">
          <table:table-cell office:value-type="float" office:value="19.79978" calcext:value-type="float">
            <text:p>19.799780</text:p>
          </table:table-cell>
          <table:table-cell office:value-type="float" office:value="0.1008037" calcext:value-type="float">
            <text:p>0.100804</text:p>
          </table:table-cell>
          <table:table-cell office:value-type="float" office:value="-0.1410772" calcext:value-type="float">
            <text:p>-0.141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29:47.054857731</meta:creation-date>
    <dc:date>2024-11-08T15:54:56.667795355</dc:date>
    <meta:editing-duration>PT14M59S</meta:editing-duration>
    <meta:editing-cycles>1</meta:editing-cycles>
    <meta:document-statistic meta:table-count="1" meta:cell-count="1782" meta:object-count="0"/>
    <meta:generator>LibreOffice/7.3.7.2$Linux_X86_64 LibreOffice_project/30$Build-2</meta:generator>
  </office:meta>
</office:document-meta>
</file>